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0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number-columns-repeated="6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5.20408" calcext:value-type="float">
            <text:p>5,2040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1])" office:value-type="float" office:value="0.043684620928474" calcext:value-type="float">
            <text:p>0,0436846209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0.850416" calcext:value-type="float">
            <text:p>0,85041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219717000000" calcext:value-type="float">
            <text:p>21971700000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3.08152" calcext:value-type="float">
            <text:p>-3,0815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-3220330000000" calcext:value-type="float">
            <text:p>-32203300000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-3.56158" calcext:value-type="float">
            <text:p>-3,5615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457.157" calcext:value-type="float">
            <text:p>-457,157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17.906157617486" calcext:value-type="float">
            <text:p>318</text:p>
          </table:table-cell>
          <table:table-cell table:style-name="ce10" table:formula="of:=(([.E13]-[.C13])/[.C13])^2" office:value-type="float" office:value="0.000154753411219934" calcext:value-type="float">
            <text:p>0,0001547534</text:p>
          </table:table-cell>
          <table:table-cell table:style-name="ce11" table:formula="of:=ABS([.C13]-[.E13])/[.C13]" office:value-type="percentage" office:value="0.0124399924123744" calcext:value-type="percentage">
            <text:p>1,24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555.874088645706" calcext:value-type="float">
            <text:p>556</text:p>
          </table:table-cell>
          <table:table-cell table:style-name="ce10" table:formula="of:=(([.E14]-[.C14])/[.C14])^2" office:value-type="float" office:value="0.00159529346340896" calcext:value-type="float">
            <text:p>0,0015952935</text:p>
          </table:table-cell>
          <table:table-cell table:style-name="ce11" table:formula="of:=ABS([.C14]-[.E14])/[.C14]" office:value-type="percentage" office:value="0.0399411249642391" calcext:value-type="percentage">
            <text:p>3,99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14.267395002236" calcext:value-type="float">
            <text:p>914</text:p>
          </table:table-cell>
          <table:table-cell table:style-name="ce10" table:formula="of:=(([.E15]-[.C15])/[.C15])^2" office:value-type="float" office:value="0.00714704670013567" calcext:value-type="float">
            <text:p>0,0071470467</text:p>
          </table:table-cell>
          <table:table-cell table:style-name="ce11" table:formula="of:=ABS([.C15]-[.E15])/[.C15]" office:value-type="percentage" office:value="0.0845402075945858" calcext:value-type="percentage">
            <text:p>8,4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233.79553368789" calcext:value-type="float">
            <text:p>1 234</text:p>
          </table:table-cell>
          <table:table-cell table:style-name="ce10" table:formula="of:=(([.E16]-[.C16])/[.C16])^2" office:value-type="float" office:value="0.00595846194847115" calcext:value-type="float">
            <text:p>0,0059584619</text:p>
          </table:table-cell>
          <table:table-cell table:style-name="ce11" table:formula="of:=ABS([.C16]-[.E16])/[.C16]" office:value-type="percentage" office:value="0.07719107427981" calcext:value-type="percentage">
            <text:p>7,7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1940.89998696149" calcext:value-type="float">
            <text:p>1 941</text:p>
          </table:table-cell>
          <table:table-cell table:style-name="ce10" table:formula="of:=(([.E17]-[.C17])/[.C17])^2" office:value-type="float" office:value="0.00131739489566817" calcext:value-type="float">
            <text:p>0,0013173949</text:p>
          </table:table-cell>
          <table:table-cell table:style-name="ce11" table:formula="of:=ABS([.C17]-[.E17])/[.C17]" office:value-type="percentage" office:value="0.0362959349744316" calcext:value-type="percentage">
            <text:p>3,63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0.49323401821" calcext:value-type="float">
            <text:p>2 910</text:p>
          </table:table-cell>
          <table:table-cell table:style-name="ce10" table:formula="of:=(([.E18]-[.C18])/[.C18])^2" office:value-type="float" office:value="0.00161643179467474" calcext:value-type="float">
            <text:p>0,0016164318</text:p>
          </table:table-cell>
          <table:table-cell table:style-name="ce11" table:formula="of:=ABS([.C18]-[.E18])/[.C18]" office:value-type="percentage" office:value="0.0402048727727714" calcext:value-type="percentage">
            <text:p>4,0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88.59334903376" calcext:value-type="float">
            <text:p>3 989</text:p>
          </table:table-cell>
          <table:table-cell table:style-name="ce10" table:formula="of:=(([.E19]-[.C19])/[.C19])^2" office:value-type="float" office:value="0.0173167177616687" calcext:value-type="float">
            <text:p>0,0173167178</text:p>
          </table:table-cell>
          <table:table-cell table:style-name="ce11" table:formula="of:=ABS([.C19]-[.E19])/[.C19]" office:value-type="percentage" office:value="0.131593000428095" calcext:value-type="percentage">
            <text:p>13,1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314.63796325499" calcext:value-type="float">
            <text:p>6 315</text:p>
          </table:table-cell>
          <table:table-cell table:style-name="ce10" table:formula="of:=(([.E20]-[.C20])/[.C20])^2" office:value-type="float" office:value="0.00169418039113506" calcext:value-type="float">
            <text:p>0,0016941804</text:p>
          </table:table-cell>
          <table:table-cell table:style-name="ce11" table:formula="of:=ABS([.C20]-[.E20])/[.C20]" office:value-type="percentage" office:value="0.0411604226306662" calcext:value-type="percentage">
            <text:p>4,1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8119.98959731448" calcext:value-type="float">
            <text:p>8 120</text:p>
          </table:table-cell>
          <table:table-cell table:style-name="ce10" table:formula="of:=(([.E21]-[.C21])/[.C21])^2" office:value-type="float" office:value="0.00149208180278492" calcext:value-type="float">
            <text:p>0,0014920818</text:p>
          </table:table-cell>
          <table:table-cell table:style-name="ce11" table:formula="of:=ABS([.C21]-[.E21])/[.C21]" office:value-type="percentage" office:value="0.0386274747140546" calcext:value-type="percentage">
            <text:p>3,86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186.7740314601" calcext:value-type="float">
            <text:p>10 187</text:p>
          </table:table-cell>
          <table:table-cell table:style-name="ce10" table:formula="of:=(([.E22]-[.C22])/[.C22])^2" office:value-type="float" office:value="0.0013480842020172" calcext:value-type="float">
            <text:p>0,0013480842</text:p>
          </table:table-cell>
          <table:table-cell table:style-name="ce11" table:formula="of:=ABS([.C22]-[.E22])/[.C22]" office:value-type="percentage" office:value="0.0367162661775023" calcext:value-type="percentage">
            <text:p>3,67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470.7453471151" calcext:value-type="float">
            <text:p>12 471</text:p>
          </table:table-cell>
          <table:table-cell table:style-name="ce10" table:formula="of:=(([.E23]-[.C23])/[.C23])^2" office:value-type="float" office:value="0.00187619757502477" calcext:value-type="float">
            <text:p>0,0018761976</text:p>
          </table:table-cell>
          <table:table-cell table:style-name="ce11" table:formula="of:=ABS([.C23]-[.E23])/[.C23]" office:value-type="percentage" office:value="0.0433150963871117" calcext:value-type="percentage">
            <text:p>4,33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814.8812416701" calcext:value-type="float">
            <text:p>14 815</text:p>
          </table:table-cell>
          <table:table-cell table:style-name="ce10" table:formula="of:=(([.E24]-[.C24])/[.C24])^2" office:value-type="float" office:value="0.000313830928153923" calcext:value-type="float">
            <text:p>0,0003138309</text:p>
          </table:table-cell>
          <table:table-cell table:style-name="ce11" table:formula="of:=ABS([.C24]-[.E24])/[.C24]" office:value-type="percentage" office:value="0.0177152738661846" calcext:value-type="percentage">
            <text:p>1,77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601.5882078037" calcext:value-type="float">
            <text:p>17 602</text:p>
          </table:table-cell>
          <table:table-cell table:style-name="ce10" table:formula="of:=(([.E25]-[.C25])/[.C25])^2" office:value-type="float" office:value="0.000146628700945199" calcext:value-type="float">
            <text:p>0,0001466287</text:p>
          </table:table-cell>
          <table:table-cell table:style-name="ce11" table:formula="of:=ABS([.C25]-[.E25])/[.C25]" office:value-type="percentage" office:value="0.0121090338568029" calcext:value-type="percentage">
            <text:p>1,21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550.8158747999" calcext:value-type="float">
            <text:p>20 551</text:p>
          </table:table-cell>
          <table:table-cell table:style-name="ce10" table:formula="of:=(([.E26]-[.C26])/[.C26])^2" office:value-type="float" office:value="0.0000147325454760312" calcext:value-type="float">
            <text:p>1,47325454760312E-05</text:p>
          </table:table-cell>
          <table:table-cell table:style-name="ce11" table:formula="of:=ABS([.C26]-[.E26])/[.C26]" office:value-type="percentage" office:value="0.00383829981580793" calcext:value-type="percentage">
            <text:p>0,38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834.8453186338" calcext:value-type="float">
            <text:p>23 835</text:p>
          </table:table-cell>
          <table:table-cell table:style-name="ce10" table:formula="of:=(([.E27]-[.C27])/[.C27])^2" office:value-type="float" office:value="0.000857827808287086" calcext:value-type="float">
            <text:p>0,0008578278</text:p>
          </table:table-cell>
          <table:table-cell table:style-name="ce11" table:formula="of:=ABS([.C27]-[.E27])/[.C27]" office:value-type="percentage" office:value="0.0292886976201928" calcext:value-type="percentage">
            <text:p>2,93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712.0264215391" calcext:value-type="float">
            <text:p>27 712</text:p>
          </table:table-cell>
          <table:table-cell table:style-name="ce10" table:formula="of:=(([.E28]-[.C28])/[.C28])^2" office:value-type="float" office:value="0.000397815380980925" calcext:value-type="float">
            <text:p>0,0003978154</text:p>
          </table:table-cell>
          <table:table-cell table:style-name="ce11" table:formula="of:=ABS([.C28]-[.E28])/[.C28]" office:value-type="percentage" office:value="0.0199453097489341" calcext:value-type="percentage">
            <text:p>1,99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304.3486954549" calcext:value-type="float">
            <text:p>31 304</text:p>
          </table:table-cell>
          <table:table-cell table:style-name="ce10" table:formula="of:=(([.E29]-[.C29])/[.C29])^2" office:value-type="float" office:value="0.0000314873897062472" calcext:value-type="float">
            <text:p>3,14873897062472E-05</text:p>
          </table:table-cell>
          <table:table-cell table:style-name="ce11" table:formula="of:=ABS([.C29]-[.E29])/[.C29]" office:value-type="percentage" office:value="0.00561136255344878" calcext:value-type="percentage">
            <text:p>0,56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341.0147858161" calcext:value-type="float">
            <text:p>34 341</text:p>
          </table:table-cell>
          <table:table-cell table:style-name="ce10" table:formula="of:=(([.E30]-[.C30])/[.C30])^2" office:value-type="float" office:value="0.000244043411029286" calcext:value-type="float">
            <text:p>0,0002440434</text:p>
          </table:table-cell>
          <table:table-cell table:style-name="ce11" table:formula="of:=ABS([.C30]-[.E30])/[.C30]" office:value-type="percentage" office:value="0.0156218888431997" calcext:value-type="percentage">
            <text:p>1,56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8000" calcext:value-type="float">
            <text:p>38 000</text:p>
          </table:table-cell>
          <table:table-cell/>
          <table:table-cell table:formula="of:=[.F$2]*[.C30]^[.F$3]+[.F$4]*[.C30]^[.F$5]+[.F$6]*[.C30]^[.F$7]+[.F$8]" office:value-type="float" office:value="37516.9202749662" calcext:value-type="float">
            <text:p>37 517</text:p>
          </table:table-cell>
          <table:table-cell table:style-name="ce10" table:formula="of:=(([.E31]-[.C31])/[.C31])^2" office:value-type="float" office:value="0.000161610817686083" calcext:value-type="float">
            <text:p>0,0001616108</text:p>
          </table:table-cell>
          <table:table-cell table:style-name="ce11" table:formula="of:=ABS([.C31]-[.E31])/[.C31]" office:value-type="percentage" office:value="0.012712624342994" calcext:value-type="percentage">
            <text:p>1,27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table:formula="of:=IF([.E32]&lt;10000000000;[.E32];10000000000)" office:value-type="float" office:value="40380.91472933" calcext:value-type="float">
            <text:p>40 381</text:p>
          </table:table-cell>
          <table:table-cell/>
          <table:table-cell table:formula="of:=[.F$2]*[.C31]^[.F$3]+[.F$4]*[.C31]^[.F$5]+[.F$6]*[.C31]^[.F$7]+[.F$8]" office:value-type="float" office:value="40380.91472933" calcext:value-type="float">
            <text:p>40 381</text:p>
          </table:table-cell>
          <table:table-cell table:number-columns-repeated="6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table:formula="of:=IF([.E33]&lt;10000000000;[.E33];10000000000)" office:value-type="float" office:value="42546.9442839055" calcext:value-type="float">
            <text:p>42 547</text:p>
          </table:table-cell>
          <table:table-cell/>
          <table:table-cell table:formula="of:=[.F$2]*[.C32]^[.F$3]+[.F$4]*[.C32]^[.F$5]+[.F$6]*[.C32]^[.F$7]+[.F$8]" office:value-type="float" office:value="42546.9442839055" calcext:value-type="float">
            <text:p>42 547</text:p>
          </table:table-cell>
          <table:table-cell table:number-columns-repeated="6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table:formula="of:=IF([.E34]&lt;10000000000;[.E34];10000000000)" office:value-type="float" office:value="44500.9174660929" calcext:value-type="float">
            <text:p>44 501</text:p>
          </table:table-cell>
          <table:table-cell/>
          <table:table-cell table:formula="of:=[.F$2]*[.C33]^[.F$3]+[.F$4]*[.C33]^[.F$5]+[.F$6]*[.C33]^[.F$7]+[.F$8]" office:value-type="float" office:value="44500.9174660929" calcext:value-type="float">
            <text:p>44 501</text:p>
          </table:table-cell>
          <table:table-cell table:number-columns-repeated="6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table:formula="of:=IF([.E35]&lt;10000000000;[.E35];10000000000)" office:value-type="float" office:value="46250.8476322078" calcext:value-type="float">
            <text:p>46 251</text:p>
          </table:table-cell>
          <table:table-cell/>
          <table:table-cell table:formula="of:=[.F$2]*[.C34]^[.F$3]+[.F$4]*[.C34]^[.F$5]+[.F$6]*[.C34]^[.F$7]+[.F$8]" office:value-type="float" office:value="46250.8476322078" calcext:value-type="float">
            <text:p>46 251</text:p>
          </table:table-cell>
          <table:table-cell table:number-columns-repeated="6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47808.2978727443" calcext:value-type="float">
            <text:p>47 808</text:p>
          </table:table-cell>
          <table:table-cell/>
          <table:table-cell table:formula="of:=[.F$2]*[.C35]^[.F$3]+[.F$4]*[.C35]^[.F$5]+[.F$6]*[.C35]^[.F$7]+[.F$8]" office:value-type="float" office:value="47808.2978727443" calcext:value-type="float">
            <text:p>47 808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49187.0335235815" calcext:value-type="float">
            <text:p>49 187</text:p>
          </table:table-cell>
          <table:table-cell/>
          <table:table-cell table:formula="of:=[.F$2]*[.C36]^[.F$3]+[.F$4]*[.C36]^[.F$5]+[.F$6]*[.C36]^[.F$7]+[.F$8]" office:value-type="float" office:value="49187.0335235815" calcext:value-type="float">
            <text:p>49 187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0401.9600632936" calcext:value-type="float">
            <text:p>50 402</text:p>
          </table:table-cell>
          <table:table-cell/>
          <table:table-cell table:formula="of:=[.F$2]*[.C37]^[.F$3]+[.F$4]*[.C37]^[.F$5]+[.F$6]*[.C37]^[.F$7]+[.F$8]" office:value-type="float" office:value="50401.9600632936" calcext:value-type="float">
            <text:p>50 402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1468.3205966592" calcext:value-type="float">
            <text:p>51 468</text:p>
          </table:table-cell>
          <table:table-cell/>
          <table:table-cell table:formula="of:=[.F$2]*[.C38]^[.F$3]+[.F$4]*[.C38]^[.F$5]+[.F$6]*[.C38]^[.F$7]+[.F$8]" office:value-type="float" office:value="51468.3205966592" calcext:value-type="float">
            <text:p>51 468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2401.1157659787" calcext:value-type="float">
            <text:p>52 401</text:p>
          </table:table-cell>
          <table:table-cell/>
          <table:table-cell table:formula="of:=[.F$2]*[.C39]^[.F$3]+[.F$4]*[.C39]^[.F$5]+[.F$6]*[.C39]^[.F$7]+[.F$8]" office:value-type="float" office:value="52401.1157659787" calcext:value-type="float">
            <text:p>52 401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3214.7058092829" calcext:value-type="float">
            <text:p>53 215</text:p>
          </table:table-cell>
          <table:table-cell/>
          <table:table-cell table:formula="of:=[.F$2]*[.C40]^[.F$3]+[.F$4]*[.C40]^[.F$5]+[.F$6]*[.C40]^[.F$7]+[.F$8]" office:value-type="float" office:value="53214.7058092829" calcext:value-type="float">
            <text:p>53 215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3922.5562861595" calcext:value-type="float">
            <text:p>53 923</text:p>
          </table:table-cell>
          <table:table-cell/>
          <table:table-cell table:formula="of:=[.F$2]*[.C41]^[.F$3]+[.F$4]*[.C41]^[.F$5]+[.F$6]*[.C41]^[.F$7]+[.F$8]" office:value-type="float" office:value="53922.5562861595" calcext:value-type="float">
            <text:p>53 923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4537.093360057" calcext:value-type="float">
            <text:p>54 537</text:p>
          </table:table-cell>
          <table:table-cell/>
          <table:table-cell table:formula="of:=[.F$2]*[.C42]^[.F$3]+[.F$4]*[.C42]^[.F$5]+[.F$6]*[.C42]^[.F$7]+[.F$8]" office:value-type="float" office:value="54537.093360057" calcext:value-type="float">
            <text:p>54 537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55069.6399065655" calcext:value-type="float">
            <text:p>55 070</text:p>
          </table:table-cell>
          <table:table-cell/>
          <table:table-cell table:formula="of:=[.F$2]*[.C43]^[.F$3]+[.F$4]*[.C43]^[.F$5]+[.F$6]*[.C43]^[.F$7]+[.F$8]" office:value-type="float" office:value="55069.6399065655" calcext:value-type="float">
            <text:p>55 070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55530.4091660794" calcext:value-type="float">
            <text:p>55 530</text:p>
          </table:table-cell>
          <table:table-cell/>
          <table:table-cell table:formula="of:=[.F$2]*[.C44]^[.F$3]+[.F$4]*[.C44]^[.F$5]+[.F$6]*[.C44]^[.F$7]+[.F$8]" office:value-type="float" office:value="55530.4091660794" calcext:value-type="float">
            <text:p>55 530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55928.5376604029" calcext:value-type="float">
            <text:p>55 929</text:p>
          </table:table-cell>
          <table:table-cell/>
          <table:table-cell table:formula="of:=[.F$2]*[.C45]^[.F$3]+[.F$4]*[.C45]^[.F$5]+[.F$6]*[.C45]^[.F$7]+[.F$8]" office:value-type="float" office:value="55928.5376604029" calcext:value-type="float">
            <text:p>55 929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56272.1434114678" calcext:value-type="float">
            <text:p>56 272</text:p>
          </table:table-cell>
          <table:table-cell/>
          <table:table-cell table:formula="of:=[.F$2]*[.C46]^[.F$3]+[.F$4]*[.C46]^[.F$5]+[.F$6]*[.C46]^[.F$7]+[.F$8]" office:value-type="float" office:value="56272.1434114678" calcext:value-type="float">
            <text:p>56 272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56568.3990738069" calcext:value-type="float">
            <text:p>56 568</text:p>
          </table:table-cell>
          <table:table-cell/>
          <table:table-cell table:formula="of:=[.F$2]*[.C47]^[.F$3]+[.F$4]*[.C47]^[.F$5]+[.F$6]*[.C47]^[.F$7]+[.F$8]" office:value-type="float" office:value="56568.3990738069" calcext:value-type="float">
            <text:p>56 568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56823.6124549734" calcext:value-type="float">
            <text:p>56 824</text:p>
          </table:table-cell>
          <table:table-cell/>
          <table:table-cell table:formula="of:=[.F$2]*[.C48]^[.F$3]+[.F$4]*[.C48]^[.F$5]+[.F$6]*[.C48]^[.F$7]+[.F$8]" office:value-type="float" office:value="56823.6124549734" calcext:value-type="float">
            <text:p>56 824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57043.3091313773" calcext:value-type="float">
            <text:p>57 043</text:p>
          </table:table-cell>
          <table:table-cell/>
          <table:table-cell table:formula="of:=[.F$2]*[.C49]^[.F$3]+[.F$4]*[.C49]^[.F$5]+[.F$6]*[.C49]^[.F$7]+[.F$8]" office:value-type="float" office:value="57043.3091313773" calcext:value-type="float">
            <text:p>57 043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57232.313569901" calcext:value-type="float">
            <text:p>57 232</text:p>
          </table:table-cell>
          <table:table-cell/>
          <table:table-cell table:formula="of:=[.F$2]*[.C50]^[.F$3]+[.F$4]*[.C50]^[.F$5]+[.F$6]*[.C50]^[.F$7]+[.F$8]" office:value-type="float" office:value="57232.313569901" calcext:value-type="float">
            <text:p>57 232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57394.8264368797" calcext:value-type="float">
            <text:p>57 395</text:p>
          </table:table-cell>
          <table:table-cell/>
          <table:table-cell table:formula="of:=[.F$2]*[.C51]^[.F$3]+[.F$4]*[.C51]^[.F$5]+[.F$6]*[.C51]^[.F$7]+[.F$8]" office:value-type="float" office:value="57394.8264368797" calcext:value-type="float">
            <text:p>57 395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57534.4967053167" calcext:value-type="float">
            <text:p>57 534</text:p>
          </table:table-cell>
          <table:table-cell/>
          <table:table-cell table:formula="of:=[.F$2]*[.C52]^[.F$3]+[.F$4]*[.C52]^[.F$5]+[.F$6]*[.C52]^[.F$7]+[.F$8]" office:value-type="float" office:value="57534.4967053167" calcext:value-type="float">
            <text:p>57 534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57654.487835509" calcext:value-type="float">
            <text:p>57 654</text:p>
          </table:table-cell>
          <table:table-cell/>
          <table:table-cell table:formula="of:=[.F$2]*[.C53]^[.F$3]+[.F$4]*[.C53]^[.F$5]+[.F$6]*[.C53]^[.F$7]+[.F$8]" office:value-type="float" office:value="57654.487835509" calcext:value-type="float">
            <text:p>57 654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57757.5377671255" calcext:value-type="float">
            <text:p>57 758</text:p>
          </table:table-cell>
          <table:table-cell/>
          <table:table-cell table:formula="of:=[.F$2]*[.C54]^[.F$3]+[.F$4]*[.C54]^[.F$5]+[.F$6]*[.C54]^[.F$7]+[.F$8]" office:value-type="float" office:value="57757.5377671255" calcext:value-type="float">
            <text:p>57 758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57846.0127731375" calcext:value-type="float">
            <text:p>57 846</text:p>
          </table:table-cell>
          <table:table-cell/>
          <table:table-cell table:formula="of:=[.F$2]*[.C55]^[.F$3]+[.F$4]*[.C55]^[.F$5]+[.F$6]*[.C55]^[.F$7]+[.F$8]" office:value-type="float" office:value="57846.0127731375" calcext:value-type="float">
            <text:p>57 846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57921.9554277982" calcext:value-type="float">
            <text:p>57 922</text:p>
          </table:table-cell>
          <table:table-cell/>
          <table:table-cell table:formula="of:=[.F$2]*[.C56]^[.F$3]+[.F$4]*[.C56]^[.F$5]+[.F$6]*[.C56]^[.F$7]+[.F$8]" office:value-type="float" office:value="57921.9554277982" calcext:value-type="float">
            <text:p>57 922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57987.1270628609" calcext:value-type="float">
            <text:p>57 987</text:p>
          </table:table-cell>
          <table:table-cell/>
          <table:table-cell table:formula="of:=[.F$2]*[.C57]^[.F$3]+[.F$4]*[.C57]^[.F$5]+[.F$6]*[.C57]^[.F$7]+[.F$8]" office:value-type="float" office:value="57987.1270628609" calcext:value-type="float">
            <text:p>57 987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58043.045151707" calcext:value-type="float">
            <text:p>58 043</text:p>
          </table:table-cell>
          <table:table-cell/>
          <table:table-cell table:formula="of:=[.F$2]*[.C58]^[.F$3]+[.F$4]*[.C58]^[.F$5]+[.F$6]*[.C58]^[.F$7]+[.F$8]" office:value-type="float" office:value="58043.045151707" calcext:value-type="float">
            <text:p>58 043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58091.0160874337" calcext:value-type="float">
            <text:p>58 091</text:p>
          </table:table-cell>
          <table:table-cell/>
          <table:table-cell table:formula="of:=[.F$2]*[.C59]^[.F$3]+[.F$4]*[.C59]^[.F$5]+[.F$6]*[.C59]^[.F$7]+[.F$8]" office:value-type="float" office:value="58091.0160874337" calcext:value-type="float">
            <text:p>58 091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58132.1638210424" calcext:value-type="float">
            <text:p>58 132</text:p>
          </table:table-cell>
          <table:table-cell/>
          <table:table-cell table:formula="of:=[.F$2]*[.C60]^[.F$3]+[.F$4]*[.C60]^[.F$5]+[.F$6]*[.C60]^[.F$7]+[.F$8]" office:value-type="float" office:value="58132.1638210424" calcext:value-type="float">
            <text:p>58 132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58167.4548089796" calcext:value-type="float">
            <text:p>58 167</text:p>
          </table:table-cell>
          <table:table-cell/>
          <table:table-cell table:formula="of:=[.F$2]*[.C61]^[.F$3]+[.F$4]*[.C61]^[.F$5]+[.F$6]*[.C61]^[.F$7]+[.F$8]" office:value-type="float" office:value="58167.4548089796" calcext:value-type="float">
            <text:p>58 167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58197.7196920751" calcext:value-type="float">
            <text:p>58 198</text:p>
          </table:table-cell>
          <table:table-cell/>
          <table:table-cell table:formula="of:=[.F$2]*[.C62]^[.F$3]+[.F$4]*[.C62]^[.F$5]+[.F$6]*[.C62]^[.F$7]+[.F$8]" office:value-type="float" office:value="58197.7196920751" calcext:value-type="float">
            <text:p>58 198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58223.6720950792" calcext:value-type="float">
            <text:p>58 224</text:p>
          </table:table-cell>
          <table:table-cell/>
          <table:table-cell table:formula="of:=[.F$2]*[.C63]^[.F$3]+[.F$4]*[.C63]^[.F$5]+[.F$6]*[.C63]^[.F$7]+[.F$8]" office:value-type="float" office:value="58223.6720950792" calcext:value-type="float">
            <text:p>58 224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58245.9249007439" calcext:value-type="float">
            <text:p>58 246</text:p>
          </table:table-cell>
          <table:table-cell/>
          <table:table-cell table:formula="of:=[.F$2]*[.C64]^[.F$3]+[.F$4]*[.C64]^[.F$5]+[.F$6]*[.C64]^[.F$7]+[.F$8]" office:value-type="float" office:value="58245.9249007439" calcext:value-type="float">
            <text:p>58 246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58265.0043168912" calcext:value-type="float">
            <text:p>58 265</text:p>
          </table:table-cell>
          <table:table-cell/>
          <table:table-cell table:formula="of:=[.F$2]*[.C65]^[.F$3]+[.F$4]*[.C65]^[.F$5]+[.F$6]*[.C65]^[.F$7]+[.F$8]" office:value-type="float" office:value="58265.0043168912" calcext:value-type="float">
            <text:p>58 265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58281.362020549" calcext:value-type="float">
            <text:p>58 281</text:p>
          </table:table-cell>
          <table:table-cell/>
          <table:table-cell table:formula="of:=[.F$2]*[.C66]^[.F$3]+[.F$4]*[.C66]^[.F$5]+[.F$6]*[.C66]^[.F$7]+[.F$8]" office:value-type="float" office:value="58281.362020549" calcext:value-type="float">
            <text:p>58 281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58295.3856308788" calcext:value-type="float">
            <text:p>58 295</text:p>
          </table:table-cell>
          <table:table-cell/>
          <table:table-cell table:formula="of:=[.F$2]*[.C67]^[.F$3]+[.F$4]*[.C67]^[.F$5]+[.F$6]*[.C67]^[.F$7]+[.F$8]" office:value-type="float" office:value="58295.3856308788" calcext:value-type="float">
            <text:p>58 295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58307.4077327201" calcext:value-type="float">
            <text:p>58 307</text:p>
          </table:table-cell>
          <table:table-cell/>
          <table:table-cell table:formula="of:=[.F$2]*[.C68]^[.F$3]+[.F$4]*[.C68]^[.F$5]+[.F$6]*[.C68]^[.F$7]+[.F$8]" office:value-type="float" office:value="58307.4077327201" calcext:value-type="float">
            <text:p>58 307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58317.7136453657" calcext:value-type="float">
            <text:p>58 318</text:p>
          </table:table-cell>
          <table:table-cell/>
          <table:table-cell table:formula="of:=[.F$2]*[.C69]^[.F$3]+[.F$4]*[.C69]^[.F$5]+[.F$6]*[.C69]^[.F$7]+[.F$8]" office:value-type="float" office:value="58317.7136453657" calcext:value-type="float">
            <text:p>58 318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58326.5481066695" calcext:value-type="float">
            <text:p>58 327</text:p>
          </table:table-cell>
          <table:table-cell/>
          <table:table-cell table:formula="of:=[.F$2]*[.C70]^[.F$3]+[.F$4]*[.C70]^[.F$5]+[.F$6]*[.C70]^[.F$7]+[.F$8]" office:value-type="float" office:value="58326.5481066695" calcext:value-type="float">
            <text:p>58 327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58334.1210207192" calcext:value-type="float">
            <text:p>58 334</text:p>
          </table:table-cell>
          <table:table-cell/>
          <table:table-cell table:formula="of:=[.F$2]*[.C71]^[.F$3]+[.F$4]*[.C71]^[.F$5]+[.F$6]*[.C71]^[.F$7]+[.F$8]" office:value-type="float" office:value="58334.1210207192" calcext:value-type="float">
            <text:p>58 334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58340.6123979139" calcext:value-type="float">
            <text:p>58 341</text:p>
          </table:table-cell>
          <table:table-cell/>
          <table:table-cell table:formula="of:=[.F$2]*[.C72]^[.F$3]+[.F$4]*[.C72]^[.F$5]+[.F$6]*[.C72]^[.F$7]+[.F$8]" office:value-type="float" office:value="58340.6123979139" calcext:value-type="float">
            <text:p>58 341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58346.1765991931" calcext:value-type="float">
            <text:p>58 346</text:p>
          </table:table-cell>
          <table:table-cell/>
          <table:table-cell table:formula="of:=[.F$2]*[.C73]^[.F$3]+[.F$4]*[.C73]^[.F$5]+[.F$6]*[.C73]^[.F$7]+[.F$8]" office:value-type="float" office:value="58346.1765991931" calcext:value-type="float">
            <text:p>58 346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58350.9459811676" calcext:value-type="float">
            <text:p>58 351</text:p>
          </table:table-cell>
          <table:table-cell/>
          <table:table-cell table:formula="of:=[.F$2]*[.C74]^[.F$3]+[.F$4]*[.C74]^[.F$5]+[.F$6]*[.C74]^[.F$7]+[.F$8]" office:value-type="float" office:value="58350.9459811676" calcext:value-type="float">
            <text:p>58 351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58355.0340257879" calcext:value-type="float">
            <text:p>58 355</text:p>
          </table:table-cell>
          <table:table-cell/>
          <table:table-cell table:formula="of:=[.F$2]*[.C75]^[.F$3]+[.F$4]*[.C75]^[.F$5]+[.F$6]*[.C75]^[.F$7]+[.F$8]" office:value-type="float" office:value="58355.0340257879" calcext:value-type="float">
            <text:p>58 355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58358.5380267619" calcext:value-type="float">
            <text:p>58 359</text:p>
          </table:table-cell>
          <table:table-cell/>
          <table:table-cell table:formula="of:=[.F$2]*[.C76]^[.F$3]+[.F$4]*[.C76]^[.F$5]+[.F$6]*[.C76]^[.F$7]+[.F$8]" office:value-type="float" office:value="58358.5380267619" calcext:value-type="float">
            <text:p>58 359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58361.5413949966" calcext:value-type="float">
            <text:p>58 362</text:p>
          </table:table-cell>
          <table:table-cell/>
          <table:table-cell table:formula="of:=[.F$2]*[.C77]^[.F$3]+[.F$4]*[.C77]^[.F$5]+[.F$6]*[.C77]^[.F$7]+[.F$8]" office:value-type="float" office:value="58361.5413949966" calcext:value-type="float">
            <text:p>58 362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58364.1156367257" calcext:value-type="float">
            <text:p>58 364</text:p>
          </table:table-cell>
          <table:table-cell/>
          <table:table-cell table:formula="of:=[.F$2]*[.C78]^[.F$3]+[.F$4]*[.C78]^[.F$5]+[.F$6]*[.C78]^[.F$7]+[.F$8]" office:value-type="float" office:value="58364.1156367257" calcext:value-type="float">
            <text:p>58 364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58366.3220505236" calcext:value-type="float">
            <text:p>58 366</text:p>
          </table:table-cell>
          <table:table-cell/>
          <table:table-cell table:formula="of:=[.F$2]*[.C79]^[.F$3]+[.F$4]*[.C79]^[.F$5]+[.F$6]*[.C79]^[.F$7]+[.F$8]" office:value-type="float" office:value="58366.3220505236" calcext:value-type="float">
            <text:p>58 366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58368.2131829562" calcext:value-type="float">
            <text:p>58 368</text:p>
          </table:table-cell>
          <table:table-cell/>
          <table:table-cell table:formula="of:=[.F$2]*[.C80]^[.F$3]+[.F$4]*[.C80]^[.F$5]+[.F$6]*[.C80]^[.F$7]+[.F$8]" office:value-type="float" office:value="58368.2131829562" calcext:value-type="float">
            <text:p>58 368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58369.8340770526" calcext:value-type="float">
            <text:p>58 370</text:p>
          </table:table-cell>
          <table:table-cell/>
          <table:table-cell table:formula="of:=[.F$2]*[.C81]^[.F$3]+[.F$4]*[.C81]^[.F$5]+[.F$6]*[.C81]^[.F$7]+[.F$8]" office:value-type="float" office:value="58369.8340770526" calcext:value-type="float">
            <text:p>58 370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58371.2233429775" calcext:value-type="float">
            <text:p>58 371</text:p>
          </table:table-cell>
          <table:table-cell/>
          <table:table-cell table:formula="of:=[.F$2]*[.C82]^[.F$3]+[.F$4]*[.C82]^[.F$5]+[.F$6]*[.C82]^[.F$7]+[.F$8]" office:value-type="float" office:value="58371.2233429775" calcext:value-type="float">
            <text:p>58 371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58372.4140761477" calcext:value-type="float">
            <text:p>58 372</text:p>
          </table:table-cell>
          <table:table-cell/>
          <table:table-cell table:formula="of:=[.F$2]*[.C83]^[.F$3]+[.F$4]*[.C83]^[.F$5]+[.F$6]*[.C83]^[.F$7]+[.F$8]" office:value-type="float" office:value="58372.4140761477" calcext:value-type="float">
            <text:p>58 372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58373.4346444708" calcext:value-type="float">
            <text:p>58 373</text:p>
          </table:table-cell>
          <table:table-cell/>
          <table:table-cell table:formula="of:=[.F$2]*[.C84]^[.F$3]+[.F$4]*[.C84]^[.F$5]+[.F$6]*[.C84]^[.F$7]+[.F$8]" office:value-type="float" office:value="58373.4346444708" calcext:value-type="float">
            <text:p>58 373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58374.3093633224" calcext:value-type="float">
            <text:p>58 374</text:p>
          </table:table-cell>
          <table:table-cell/>
          <table:table-cell table:formula="of:=[.F$2]*[.C85]^[.F$3]+[.F$4]*[.C85]^[.F$5]+[.F$6]*[.C85]^[.F$7]+[.F$8]" office:value-type="float" office:value="58374.3093633224" calcext:value-type="float">
            <text:p>58 374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58375.0590742373" calcext:value-type="float">
            <text:p>58 375</text:p>
          </table:table-cell>
          <table:table-cell/>
          <table:table-cell table:formula="of:=[.F$2]*[.C86]^[.F$3]+[.F$4]*[.C86]^[.F$5]+[.F$6]*[.C86]^[.F$7]+[.F$8]" office:value-type="float" office:value="58375.0590742373" calcext:value-type="float">
            <text:p>58 375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58375.7016410291" calcext:value-type="float">
            <text:p>58 376</text:p>
          </table:table-cell>
          <table:table-cell/>
          <table:table-cell table:formula="of:=[.F$2]*[.C87]^[.F$3]+[.F$4]*[.C87]^[.F$5]+[.F$6]*[.C87]^[.F$7]+[.F$8]" office:value-type="float" office:value="58375.7016410291" calcext:value-type="float">
            <text:p>58 37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58376.2523751015" calcext:value-type="float">
            <text:p>58 376</text:p>
          </table:table-cell>
          <table:table-cell/>
          <table:table-cell table:formula="of:=[.F$2]*[.C88]^[.F$3]+[.F$4]*[.C88]^[.F$5]+[.F$6]*[.C88]^[.F$7]+[.F$8]" office:value-type="float" office:value="58376.2523751015" calcext:value-type="float">
            <text:p>58 376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58376.7244000469" calcext:value-type="float">
            <text:p>58 377</text:p>
          </table:table-cell>
          <table:table-cell/>
          <table:table-cell table:formula="of:=[.F$2]*[.C89]^[.F$3]+[.F$4]*[.C89]^[.F$5]+[.F$6]*[.C89]^[.F$7]+[.F$8]" office:value-type="float" office:value="58376.7244000469" calcext:value-type="float">
            <text:p>58 377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58377.1289641882" calcext:value-type="float">
            <text:p>58 377</text:p>
          </table:table-cell>
          <table:table-cell/>
          <table:table-cell table:formula="of:=[.F$2]*[.C90]^[.F$3]+[.F$4]*[.C90]^[.F$5]+[.F$6]*[.C90]^[.F$7]+[.F$8]" office:value-type="float" office:value="58377.1289641882" calcext:value-type="float">
            <text:p>58 37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58377.4757084912" calcext:value-type="float">
            <text:p>58 377</text:p>
          </table:table-cell>
          <table:table-cell/>
          <table:table-cell table:formula="of:=[.F$2]*[.C91]^[.F$3]+[.F$4]*[.C91]^[.F$5]+[.F$6]*[.C91]^[.F$7]+[.F$8]" office:value-type="float" office:value="58377.4757084912" calcext:value-type="float">
            <text:p>58 377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58377.772896214" calcext:value-type="float">
            <text:p>58 378</text:p>
          </table:table-cell>
          <table:table-cell/>
          <table:table-cell table:formula="of:=[.F$2]*[.C92]^[.F$3]+[.F$4]*[.C92]^[.F$5]+[.F$6]*[.C92]^[.F$7]+[.F$8]" office:value-type="float" office:value="58377.772896214" calcext:value-type="float">
            <text:p>58 378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58378.0276097564" calcext:value-type="float">
            <text:p>58 378</text:p>
          </table:table-cell>
          <table:table-cell/>
          <table:table-cell table:formula="of:=[.F$2]*[.C93]^[.F$3]+[.F$4]*[.C93]^[.F$5]+[.F$6]*[.C93]^[.F$7]+[.F$8]" office:value-type="float" office:value="58378.0276097564" calcext:value-type="float">
            <text:p>58 378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58378.2459193898" calcext:value-type="float">
            <text:p>58 378</text:p>
          </table:table-cell>
          <table:table-cell/>
          <table:table-cell table:formula="of:=[.F$2]*[.C94]^[.F$3]+[.F$4]*[.C94]^[.F$5]+[.F$6]*[.C94]^[.F$7]+[.F$8]" office:value-type="float" office:value="58378.2459193898" calcext:value-type="float">
            <text:p>58 378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58378.4330278831" calcext:value-type="float">
            <text:p>58 378</text:p>
          </table:table-cell>
          <table:table-cell/>
          <table:table-cell table:formula="of:=[.F$2]*[.C95]^[.F$3]+[.F$4]*[.C95]^[.F$5]+[.F$6]*[.C95]^[.F$7]+[.F$8]" office:value-type="float" office:value="58378.4330278831" calcext:value-type="float">
            <text:p>58 378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58378.5933944668" calcext:value-type="float">
            <text:p>58 379</text:p>
          </table:table-cell>
          <table:table-cell/>
          <table:table-cell table:formula="of:=[.F$2]*[.C96]^[.F$3]+[.F$4]*[.C96]^[.F$5]+[.F$6]*[.C96]^[.F$7]+[.F$8]" office:value-type="float" office:value="58378.5933944668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58378.7308410853" calcext:value-type="float">
            <text:p>58 379</text:p>
          </table:table-cell>
          <table:table-cell/>
          <table:table-cell table:formula="of:=[.F$2]*[.C97]^[.F$3]+[.F$4]*[.C97]^[.F$5]+[.F$6]*[.C97]^[.F$7]+[.F$8]" office:value-type="float" office:value="58378.7308410853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58378.8486434685" calcext:value-type="float">
            <text:p>58 379</text:p>
          </table:table-cell>
          <table:table-cell/>
          <table:table-cell table:formula="of:=[.F$2]*[.C98]^[.F$3]+[.F$4]*[.C98]^[.F$5]+[.F$6]*[.C98]^[.F$7]+[.F$8]" office:value-type="float" office:value="58378.8486434685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58378.9496091896" calcext:value-type="float">
            <text:p>58 379</text:p>
          </table:table-cell>
          <table:table-cell/>
          <table:table-cell table:formula="of:=[.F$2]*[.C99]^[.F$3]+[.F$4]*[.C99]^[.F$5]+[.F$6]*[.C99]^[.F$7]+[.F$8]" office:value-type="float" office:value="58378.9496091896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58379.0361445695" calcext:value-type="float">
            <text:p>58 379</text:p>
          </table:table-cell>
          <table:table-cell/>
          <table:table-cell table:formula="of:=[.F$2]*[.C100]^[.F$3]+[.F$4]*[.C100]^[.F$5]+[.F$6]*[.C100]^[.F$7]+[.F$8]" office:value-type="float" office:value="58379.0361445695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58379.1103120204" calcext:value-type="float">
            <text:p>58 379</text:p>
          </table:table-cell>
          <table:table-cell/>
          <table:table-cell table:formula="of:=[.F$2]*[.C101]^[.F$3]+[.F$4]*[.C101]^[.F$5]+[.F$6]*[.C101]^[.F$7]+[.F$8]" office:value-type="float" office:value="58379.1103120204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58379.1738791955" calcext:value-type="float">
            <text:p>58 379</text:p>
          </table:table-cell>
          <table:table-cell/>
          <table:table-cell table:formula="of:=[.F$2]*[.C102]^[.F$3]+[.F$4]*[.C102]^[.F$5]+[.F$6]*[.C102]^[.F$7]+[.F$8]" office:value-type="float" office:value="58379.1738791955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58379.2283611143" calcext:value-type="float">
            <text:p>58 379</text:p>
          </table:table-cell>
          <table:table-cell/>
          <table:table-cell table:formula="of:=[.F$2]*[.C103]^[.F$3]+[.F$4]*[.C103]^[.F$5]+[.F$6]*[.C103]^[.F$7]+[.F$8]" office:value-type="float" office:value="58379.2283611143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58379.2750562683" calcext:value-type="float">
            <text:p>58 379</text:p>
          </table:table-cell>
          <table:table-cell/>
          <table:table-cell table:formula="of:=[.F$2]*[.C104]^[.F$3]+[.F$4]*[.C104]^[.F$5]+[.F$6]*[.C104]^[.F$7]+[.F$8]" office:value-type="float" office:value="58379.2750562683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58379.3150775665" calcext:value-type="float">
            <text:p>58 379</text:p>
          </table:table-cell>
          <table:table-cell/>
          <table:table-cell table:formula="of:=[.F$2]*[.C105]^[.F$3]+[.F$4]*[.C105]^[.F$5]+[.F$6]*[.C105]^[.F$7]+[.F$8]" office:value-type="float" office:value="58379.3150775665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58379.349378859" calcext:value-type="float">
            <text:p>58 379</text:p>
          </table:table-cell>
          <table:table-cell/>
          <table:table-cell table:formula="of:=[.F$2]*[.C106]^[.F$3]+[.F$4]*[.C106]^[.F$5]+[.F$6]*[.C106]^[.F$7]+[.F$8]" office:value-type="float" office:value="58379.349378859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58379.3787776693" calcext:value-type="float">
            <text:p>58 379</text:p>
          </table:table-cell>
          <table:table-cell/>
          <table:table-cell table:formula="of:=[.F$2]*[.C107]^[.F$3]+[.F$4]*[.C107]^[.F$5]+[.F$6]*[.C107]^[.F$7]+[.F$8]" office:value-type="float" office:value="58379.3787776693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58379.4039746783" calcext:value-type="float">
            <text:p>58 379</text:p>
          </table:table-cell>
          <table:table-cell/>
          <table:table-cell table:formula="of:=[.F$2]*[.C108]^[.F$3]+[.F$4]*[.C108]^[.F$5]+[.F$6]*[.C108]^[.F$7]+[.F$8]" office:value-type="float" office:value="58379.4039746783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58379.4255704235" calcext:value-type="float">
            <text:p>58 379</text:p>
          </table:table-cell>
          <table:table-cell/>
          <table:table-cell table:formula="of:=[.F$2]*[.C109]^[.F$3]+[.F$4]*[.C109]^[.F$5]+[.F$6]*[.C109]^[.F$7]+[.F$8]" office:value-type="float" office:value="58379.4255704235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58379.4440796119" calcext:value-type="float">
            <text:p>58 379</text:p>
          </table:table-cell>
          <table:table-cell/>
          <table:table-cell table:formula="of:=[.F$2]*[.C110]^[.F$3]+[.F$4]*[.C110]^[.F$5]+[.F$6]*[.C110]^[.F$7]+[.F$8]" office:value-type="float" office:value="58379.4440796119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58379.4599433866" calcext:value-type="float">
            <text:p>58 379</text:p>
          </table:table-cell>
          <table:table-cell/>
          <table:table-cell table:formula="of:=[.F$2]*[.C111]^[.F$3]+[.F$4]*[.C111]^[.F$5]+[.F$6]*[.C111]^[.F$7]+[.F$8]" office:value-type="float" office:value="58379.4599433866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58379.473539841" calcext:value-type="float">
            <text:p>58 379</text:p>
          </table:table-cell>
          <table:table-cell/>
          <table:table-cell table:formula="of:=[.F$2]*[.C112]^[.F$3]+[.F$4]*[.C112]^[.F$5]+[.F$6]*[.C112]^[.F$7]+[.F$8]" office:value-type="float" office:value="58379.473539841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58379.48519303" calcext:value-type="float">
            <text:p>58 379</text:p>
          </table:table-cell>
          <table:table-cell/>
          <table:table-cell table:formula="of:=[.F$2]*[.C113]^[.F$3]+[.F$4]*[.C113]^[.F$5]+[.F$6]*[.C113]^[.F$7]+[.F$8]" office:value-type="float" office:value="58379.48519303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58379.4951806935" calcext:value-type="float">
            <text:p>58 379</text:p>
          </table:table-cell>
          <table:table-cell/>
          <table:table-cell table:formula="of:=[.F$2]*[.C114]^[.F$3]+[.F$4]*[.C114]^[.F$5]+[.F$6]*[.C114]^[.F$7]+[.F$8]" office:value-type="float" office:value="58379.4951806935" calcext:value-type="float">
            <text:p>58 379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58379.5037408754" calcext:value-type="float">
            <text:p>58 380</text:p>
          </table:table-cell>
          <table:table-cell/>
          <table:table-cell table:formula="of:=[.F$2]*[.C115]^[.F$3]+[.F$4]*[.C115]^[.F$5]+[.F$6]*[.C115]^[.F$7]+[.F$8]" office:value-type="float" office:value="58379.503740875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58379.5110775976" calcext:value-type="float">
            <text:p>58 380</text:p>
          </table:table-cell>
          <table:table-cell/>
          <table:table-cell table:formula="of:=[.F$2]*[.C116]^[.F$3]+[.F$4]*[.C116]^[.F$5]+[.F$6]*[.C116]^[.F$7]+[.F$8]" office:value-type="float" office:value="58379.511077597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58379.5173657225" calcext:value-type="float">
            <text:p>58 380</text:p>
          </table:table-cell>
          <table:table-cell/>
          <table:table-cell table:formula="of:=[.F$2]*[.C117]^[.F$3]+[.F$4]*[.C117]^[.F$5]+[.F$6]*[.C117]^[.F$7]+[.F$8]" office:value-type="float" office:value="58379.517365722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58379.5227551201" calcext:value-type="float">
            <text:p>58 380</text:p>
          </table:table-cell>
          <table:table-cell/>
          <table:table-cell table:formula="of:=[.F$2]*[.C118]^[.F$3]+[.F$4]*[.C118]^[.F$5]+[.F$6]*[.C118]^[.F$7]+[.F$8]" office:value-type="float" office:value="58379.522755120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58379.5273742405" calcext:value-type="float">
            <text:p>58 380</text:p>
          </table:table-cell>
          <table:table-cell/>
          <table:table-cell table:formula="of:=[.F$2]*[.C119]^[.F$3]+[.F$4]*[.C119]^[.F$5]+[.F$6]*[.C119]^[.F$7]+[.F$8]" office:value-type="float" office:value="58379.527374240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58379.5313331753" calcext:value-type="float">
            <text:p>58 380</text:p>
          </table:table-cell>
          <table:table-cell/>
          <table:table-cell table:formula="of:=[.F$2]*[.C120]^[.F$3]+[.F$4]*[.C120]^[.F$5]+[.F$6]*[.C120]^[.F$7]+[.F$8]" office:value-type="float" office:value="58379.531333175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58379.534726281" calcext:value-type="float">
            <text:p>58 380</text:p>
          </table:table-cell>
          <table:table-cell/>
          <table:table-cell table:formula="of:=[.F$2]*[.C121]^[.F$3]+[.F$4]*[.C121]^[.F$5]+[.F$6]*[.C121]^[.F$7]+[.F$8]" office:value-type="float" office:value="58379.53472628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58379.5376344286" calcext:value-type="float">
            <text:p>58 380</text:p>
          </table:table-cell>
          <table:table-cell/>
          <table:table-cell table:formula="of:=[.F$2]*[.C122]^[.F$3]+[.F$4]*[.C122]^[.F$5]+[.F$6]*[.C122]^[.F$7]+[.F$8]" office:value-type="float" office:value="58379.537634428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58379.5401269304" calcext:value-type="float">
            <text:p>58 380</text:p>
          </table:table-cell>
          <table:table-cell/>
          <table:table-cell table:formula="of:=[.F$2]*[.C123]^[.F$3]+[.F$4]*[.C123]^[.F$5]+[.F$6]*[.C123]^[.F$7]+[.F$8]" office:value-type="float" office:value="58379.540126930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58379.5422631925" calcext:value-type="float">
            <text:p>58 380</text:p>
          </table:table-cell>
          <table:table-cell/>
          <table:table-cell table:formula="of:=[.F$2]*[.C124]^[.F$3]+[.F$4]*[.C124]^[.F$5]+[.F$6]*[.C124]^[.F$7]+[.F$8]" office:value-type="float" office:value="58379.542263192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58379.5440941301" calcext:value-type="float">
            <text:p>58 380</text:p>
          </table:table-cell>
          <table:table-cell/>
          <table:table-cell table:formula="of:=[.F$2]*[.C125]^[.F$3]+[.F$4]*[.C125]^[.F$5]+[.F$6]*[.C125]^[.F$7]+[.F$8]" office:value-type="float" office:value="58379.544094130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58379.5456633818" calcext:value-type="float">
            <text:p>58 380</text:p>
          </table:table-cell>
          <table:table-cell/>
          <table:table-cell table:formula="of:=[.F$2]*[.C126]^[.F$3]+[.F$4]*[.C126]^[.F$5]+[.F$6]*[.C126]^[.F$7]+[.F$8]" office:value-type="float" office:value="58379.545663381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58379.5470083488" calcext:value-type="float">
            <text:p>58 380</text:p>
          </table:table-cell>
          <table:table-cell/>
          <table:table-cell table:formula="of:=[.F$2]*[.C127]^[.F$3]+[.F$4]*[.C127]^[.F$5]+[.F$6]*[.C127]^[.F$7]+[.F$8]" office:value-type="float" office:value="58379.547008348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58379.548161087" calcext:value-type="float">
            <text:p>58 380</text:p>
          </table:table-cell>
          <table:table-cell/>
          <table:table-cell table:formula="of:=[.F$2]*[.C128]^[.F$3]+[.F$4]*[.C128]^[.F$5]+[.F$6]*[.C128]^[.F$7]+[.F$8]" office:value-type="float" office:value="58379.54816108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58379.5491490705" calcext:value-type="float">
            <text:p>58 380</text:p>
          </table:table-cell>
          <table:table-cell/>
          <table:table-cell table:formula="of:=[.F$2]*[.C129]^[.F$3]+[.F$4]*[.C129]^[.F$5]+[.F$6]*[.C129]^[.F$7]+[.F$8]" office:value-type="float" office:value="58379.549149070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58379.5499958469" calcext:value-type="float">
            <text:p>58 380</text:p>
          </table:table-cell>
          <table:table-cell/>
          <table:table-cell table:formula="of:=[.F$2]*[.C130]^[.F$3]+[.F$4]*[.C130]^[.F$5]+[.F$6]*[.C130]^[.F$7]+[.F$8]" office:value-type="float" office:value="58379.549995846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58379.5507215981" calcext:value-type="float">
            <text:p>58 380</text:p>
          </table:table-cell>
          <table:table-cell/>
          <table:table-cell table:formula="of:=[.F$2]*[.C131]^[.F$3]+[.F$4]*[.C131]^[.F$5]+[.F$6]*[.C131]^[.F$7]+[.F$8]" office:value-type="float" office:value="58379.550721598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58379.5513436216" calcext:value-type="float">
            <text:p>58 380</text:p>
          </table:table-cell>
          <table:table-cell/>
          <table:table-cell table:formula="of:=[.F$2]*[.C132]^[.F$3]+[.F$4]*[.C132]^[.F$5]+[.F$6]*[.C132]^[.F$7]+[.F$8]" office:value-type="float" office:value="58379.551343621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58379.5518767426" calcext:value-type="float">
            <text:p>58 380</text:p>
          </table:table-cell>
          <table:table-cell/>
          <table:table-cell table:formula="of:=[.F$2]*[.C133]^[.F$3]+[.F$4]*[.C133]^[.F$5]+[.F$6]*[.C133]^[.F$7]+[.F$8]" office:value-type="float" office:value="58379.551876742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58379.5523336675" calcext:value-type="float">
            <text:p>58 380</text:p>
          </table:table-cell>
          <table:table-cell/>
          <table:table-cell table:formula="of:=[.F$2]*[.C134]^[.F$3]+[.F$4]*[.C134]^[.F$5]+[.F$6]*[.C134]^[.F$7]+[.F$8]" office:value-type="float" office:value="58379.552333667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58379.5527252866" calcext:value-type="float">
            <text:p>58 380</text:p>
          </table:table-cell>
          <table:table-cell/>
          <table:table-cell table:formula="of:=[.F$2]*[.C135]^[.F$3]+[.F$4]*[.C135]^[.F$5]+[.F$6]*[.C135]^[.F$7]+[.F$8]" office:value-type="float" office:value="58379.552725286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58379.5530609337" calcext:value-type="float">
            <text:p>58 380</text:p>
          </table:table-cell>
          <table:table-cell/>
          <table:table-cell table:formula="of:=[.F$2]*[.C136]^[.F$3]+[.F$4]*[.C136]^[.F$5]+[.F$6]*[.C136]^[.F$7]+[.F$8]" office:value-type="float" office:value="58379.553060933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58379.5533486086" calcext:value-type="float">
            <text:p>58 380</text:p>
          </table:table-cell>
          <table:table-cell/>
          <table:table-cell table:formula="of:=[.F$2]*[.C137]^[.F$3]+[.F$4]*[.C137]^[.F$5]+[.F$6]*[.C137]^[.F$7]+[.F$8]" office:value-type="float" office:value="58379.553348608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58379.5535951676" calcext:value-type="float">
            <text:p>58 380</text:p>
          </table:table-cell>
          <table:table-cell/>
          <table:table-cell table:formula="of:=[.F$2]*[.C138]^[.F$3]+[.F$4]*[.C138]^[.F$5]+[.F$6]*[.C138]^[.F$7]+[.F$8]" office:value-type="float" office:value="58379.553595167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58379.5538064873" calcext:value-type="float">
            <text:p>58 380</text:p>
          </table:table-cell>
          <table:table-cell/>
          <table:table-cell table:formula="of:=[.F$2]*[.C139]^[.F$3]+[.F$4]*[.C139]^[.F$5]+[.F$6]*[.C139]^[.F$7]+[.F$8]" office:value-type="float" office:value="58379.553806487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58379.5539876042" calcext:value-type="float">
            <text:p>58 380</text:p>
          </table:table-cell>
          <table:table-cell/>
          <table:table-cell table:formula="of:=[.F$2]*[.C140]^[.F$3]+[.F$4]*[.C140]^[.F$5]+[.F$6]*[.C140]^[.F$7]+[.F$8]" office:value-type="float" office:value="58379.553987604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58379.5541428351" calcext:value-type="float">
            <text:p>58 380</text:p>
          </table:table-cell>
          <table:table-cell/>
          <table:table-cell table:formula="of:=[.F$2]*[.C141]^[.F$3]+[.F$4]*[.C141]^[.F$5]+[.F$6]*[.C141]^[.F$7]+[.F$8]" office:value-type="float" office:value="58379.554142835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58379.5542758796" calcext:value-type="float">
            <text:p>58 380</text:p>
          </table:table-cell>
          <table:table-cell/>
          <table:table-cell table:formula="of:=[.F$2]*[.C142]^[.F$3]+[.F$4]*[.C142]^[.F$5]+[.F$6]*[.C142]^[.F$7]+[.F$8]" office:value-type="float" office:value="58379.554275879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58379.5543899088" calcext:value-type="float">
            <text:p>58 380</text:p>
          </table:table-cell>
          <table:table-cell/>
          <table:table-cell table:formula="of:=[.F$2]*[.C143]^[.F$3]+[.F$4]*[.C143]^[.F$5]+[.F$6]*[.C143]^[.F$7]+[.F$8]" office:value-type="float" office:value="58379.554389908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58379.5544876404" calcext:value-type="float">
            <text:p>58 380</text:p>
          </table:table-cell>
          <table:table-cell/>
          <table:table-cell table:formula="of:=[.F$2]*[.C144]^[.F$3]+[.F$4]*[.C144]^[.F$5]+[.F$6]*[.C144]^[.F$7]+[.F$8]" office:value-type="float" office:value="58379.554487640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58379.5545714038" calcext:value-type="float">
            <text:p>58 380</text:p>
          </table:table-cell>
          <table:table-cell/>
          <table:table-cell table:formula="of:=[.F$2]*[.C145]^[.F$3]+[.F$4]*[.C145]^[.F$5]+[.F$6]*[.C145]^[.F$7]+[.F$8]" office:value-type="float" office:value="58379.554571403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58379.5546431953" calcext:value-type="float">
            <text:p>58 380</text:p>
          </table:table-cell>
          <table:table-cell/>
          <table:table-cell table:formula="of:=[.F$2]*[.C146]^[.F$3]+[.F$4]*[.C146]^[.F$5]+[.F$6]*[.C146]^[.F$7]+[.F$8]" office:value-type="float" office:value="58379.554643195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58379.554704726" calcext:value-type="float">
            <text:p>58 380</text:p>
          </table:table-cell>
          <table:table-cell/>
          <table:table-cell table:formula="of:=[.F$2]*[.C147]^[.F$3]+[.F$4]*[.C147]^[.F$5]+[.F$6]*[.C147]^[.F$7]+[.F$8]" office:value-type="float" office:value="58379.55470472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58379.5547574625" calcext:value-type="float">
            <text:p>58 380</text:p>
          </table:table-cell>
          <table:table-cell/>
          <table:table-cell table:formula="of:=[.F$2]*[.C148]^[.F$3]+[.F$4]*[.C148]^[.F$5]+[.F$6]*[.C148]^[.F$7]+[.F$8]" office:value-type="float" office:value="58379.554757462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58379.5548026617" calcext:value-type="float">
            <text:p>58 380</text:p>
          </table:table-cell>
          <table:table-cell/>
          <table:table-cell table:formula="of:=[.F$2]*[.C149]^[.F$3]+[.F$4]*[.C149]^[.F$5]+[.F$6]*[.C149]^[.F$7]+[.F$8]" office:value-type="float" office:value="58379.554802661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58379.5548414008" calcext:value-type="float">
            <text:p>58 380</text:p>
          </table:table-cell>
          <table:table-cell/>
          <table:table-cell table:formula="of:=[.F$2]*[.C150]^[.F$3]+[.F$4]*[.C150]^[.F$5]+[.F$6]*[.C150]^[.F$7]+[.F$8]" office:value-type="float" office:value="58379.554841400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58379.5548746031" calcext:value-type="float">
            <text:p>58 380</text:p>
          </table:table-cell>
          <table:table-cell/>
          <table:table-cell table:formula="of:=[.F$2]*[.C151]^[.F$3]+[.F$4]*[.C151]^[.F$5]+[.F$6]*[.C151]^[.F$7]+[.F$8]" office:value-type="float" office:value="58379.554874603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58379.55490306" calcext:value-type="float">
            <text:p>58 380</text:p>
          </table:table-cell>
          <table:table-cell/>
          <table:table-cell table:formula="of:=[.F$2]*[.C152]^[.F$3]+[.F$4]*[.C152]^[.F$5]+[.F$6]*[.C152]^[.F$7]+[.F$8]" office:value-type="float" office:value="58379.5549030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58379.5549274497" calcext:value-type="float">
            <text:p>58 380</text:p>
          </table:table-cell>
          <table:table-cell/>
          <table:table-cell table:formula="of:=[.F$2]*[.C153]^[.F$3]+[.F$4]*[.C153]^[.F$5]+[.F$6]*[.C153]^[.F$7]+[.F$8]" office:value-type="float" office:value="58379.554927449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58379.5549483535" calcext:value-type="float">
            <text:p>58 380</text:p>
          </table:table-cell>
          <table:table-cell/>
          <table:table-cell table:formula="of:=[.F$2]*[.C154]^[.F$3]+[.F$4]*[.C154]^[.F$5]+[.F$6]*[.C154]^[.F$7]+[.F$8]" office:value-type="float" office:value="58379.554948353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58379.5549662696" calcext:value-type="float">
            <text:p>58 380</text:p>
          </table:table-cell>
          <table:table-cell/>
          <table:table-cell table:formula="of:=[.F$2]*[.C155]^[.F$3]+[.F$4]*[.C155]^[.F$5]+[.F$6]*[.C155]^[.F$7]+[.F$8]" office:value-type="float" office:value="58379.554966269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58379.5549816251" calcext:value-type="float">
            <text:p>58 380</text:p>
          </table:table-cell>
          <table:table-cell/>
          <table:table-cell table:formula="of:=[.F$2]*[.C156]^[.F$3]+[.F$4]*[.C156]^[.F$5]+[.F$6]*[.C156]^[.F$7]+[.F$8]" office:value-type="float" office:value="58379.554981625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58379.5549947859" calcext:value-type="float">
            <text:p>58 380</text:p>
          </table:table-cell>
          <table:table-cell/>
          <table:table-cell table:formula="of:=[.F$2]*[.C157]^[.F$3]+[.F$4]*[.C157]^[.F$5]+[.F$6]*[.C157]^[.F$7]+[.F$8]" office:value-type="float" office:value="58379.554994785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58379.5550060657" calcext:value-type="float">
            <text:p>58 380</text:p>
          </table:table-cell>
          <table:table-cell/>
          <table:table-cell table:formula="of:=[.F$2]*[.C158]^[.F$3]+[.F$4]*[.C158]^[.F$5]+[.F$6]*[.C158]^[.F$7]+[.F$8]" office:value-type="float" office:value="58379.555006065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58379.5550157333" calcext:value-type="float">
            <text:p>58 380</text:p>
          </table:table-cell>
          <table:table-cell/>
          <table:table-cell table:formula="of:=[.F$2]*[.C159]^[.F$3]+[.F$4]*[.C159]^[.F$5]+[.F$6]*[.C159]^[.F$7]+[.F$8]" office:value-type="float" office:value="58379.555015733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58379.5550240192" calcext:value-type="float">
            <text:p>58 380</text:p>
          </table:table-cell>
          <table:table-cell/>
          <table:table-cell table:formula="of:=[.F$2]*[.C160]^[.F$3]+[.F$4]*[.C160]^[.F$5]+[.F$6]*[.C160]^[.F$7]+[.F$8]" office:value-type="float" office:value="58379.555024019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58379.5550311208" calcext:value-type="float">
            <text:p>58 380</text:p>
          </table:table-cell>
          <table:table-cell/>
          <table:table-cell table:formula="of:=[.F$2]*[.C161]^[.F$3]+[.F$4]*[.C161]^[.F$5]+[.F$6]*[.C161]^[.F$7]+[.F$8]" office:value-type="float" office:value="58379.555031120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58379.5550372075" calcext:value-type="float">
            <text:p>58 380</text:p>
          </table:table-cell>
          <table:table-cell/>
          <table:table-cell table:formula="of:=[.F$2]*[.C162]^[.F$3]+[.F$4]*[.C162]^[.F$5]+[.F$6]*[.C162]^[.F$7]+[.F$8]" office:value-type="float" office:value="58379.555037207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58379.5550424242" calcext:value-type="float">
            <text:p>58 380</text:p>
          </table:table-cell>
          <table:table-cell/>
          <table:table-cell table:formula="of:=[.F$2]*[.C163]^[.F$3]+[.F$4]*[.C163]^[.F$5]+[.F$6]*[.C163]^[.F$7]+[.F$8]" office:value-type="float" office:value="58379.555042424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58379.5550468953" calcext:value-type="float">
            <text:p>58 380</text:p>
          </table:table-cell>
          <table:table-cell/>
          <table:table-cell table:formula="of:=[.F$2]*[.C164]^[.F$3]+[.F$4]*[.C164]^[.F$5]+[.F$6]*[.C164]^[.F$7]+[.F$8]" office:value-type="float" office:value="58379.555046895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58379.5550507274" calcext:value-type="float">
            <text:p>58 380</text:p>
          </table:table-cell>
          <table:table-cell/>
          <table:table-cell table:formula="of:=[.F$2]*[.C165]^[.F$3]+[.F$4]*[.C165]^[.F$5]+[.F$6]*[.C165]^[.F$7]+[.F$8]" office:value-type="float" office:value="58379.555050727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58379.5550540118" calcext:value-type="float">
            <text:p>58 380</text:p>
          </table:table-cell>
          <table:table-cell/>
          <table:table-cell table:formula="of:=[.F$2]*[.C166]^[.F$3]+[.F$4]*[.C166]^[.F$5]+[.F$6]*[.C166]^[.F$7]+[.F$8]" office:value-type="float" office:value="58379.555054011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58379.5550568267" calcext:value-type="float">
            <text:p>58 380</text:p>
          </table:table-cell>
          <table:table-cell/>
          <table:table-cell table:formula="of:=[.F$2]*[.C167]^[.F$3]+[.F$4]*[.C167]^[.F$5]+[.F$6]*[.C167]^[.F$7]+[.F$8]" office:value-type="float" office:value="58379.555056826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58379.5550592394" calcext:value-type="float">
            <text:p>58 380</text:p>
          </table:table-cell>
          <table:table-cell/>
          <table:table-cell table:formula="of:=[.F$2]*[.C168]^[.F$3]+[.F$4]*[.C168]^[.F$5]+[.F$6]*[.C168]^[.F$7]+[.F$8]" office:value-type="float" office:value="58379.555059239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58379.5550613072" calcext:value-type="float">
            <text:p>58 380</text:p>
          </table:table-cell>
          <table:table-cell/>
          <table:table-cell table:formula="of:=[.F$2]*[.C169]^[.F$3]+[.F$4]*[.C169]^[.F$5]+[.F$6]*[.C169]^[.F$7]+[.F$8]" office:value-type="float" office:value="58379.5550613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58379.5550630794" calcext:value-type="float">
            <text:p>58 380</text:p>
          </table:table-cell>
          <table:table-cell/>
          <table:table-cell table:formula="of:=[.F$2]*[.C170]^[.F$3]+[.F$4]*[.C170]^[.F$5]+[.F$6]*[.C170]^[.F$7]+[.F$8]" office:value-type="float" office:value="58379.555063079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58379.5550645984" calcext:value-type="float">
            <text:p>58 380</text:p>
          </table:table-cell>
          <table:table-cell/>
          <table:table-cell table:formula="of:=[.F$2]*[.C171]^[.F$3]+[.F$4]*[.C171]^[.F$5]+[.F$6]*[.C171]^[.F$7]+[.F$8]" office:value-type="float" office:value="58379.555064598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58379.5550659003" calcext:value-type="float">
            <text:p>58 380</text:p>
          </table:table-cell>
          <table:table-cell/>
          <table:table-cell table:formula="of:=[.F$2]*[.C172]^[.F$3]+[.F$4]*[.C172]^[.F$5]+[.F$6]*[.C172]^[.F$7]+[.F$8]" office:value-type="float" office:value="58379.555065900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58379.5550670161" calcext:value-type="float">
            <text:p>58 380</text:p>
          </table:table-cell>
          <table:table-cell/>
          <table:table-cell table:formula="of:=[.F$2]*[.C173]^[.F$3]+[.F$4]*[.C173]^[.F$5]+[.F$6]*[.C173]^[.F$7]+[.F$8]" office:value-type="float" office:value="58379.555067016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58379.5550679724" calcext:value-type="float">
            <text:p>58 380</text:p>
          </table:table-cell>
          <table:table-cell/>
          <table:table-cell table:formula="of:=[.F$2]*[.C174]^[.F$3]+[.F$4]*[.C174]^[.F$5]+[.F$6]*[.C174]^[.F$7]+[.F$8]" office:value-type="float" office:value="58379.555067972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58379.5550687921" calcext:value-type="float">
            <text:p>58 380</text:p>
          </table:table-cell>
          <table:table-cell/>
          <table:table-cell table:formula="of:=[.F$2]*[.C175]^[.F$3]+[.F$4]*[.C175]^[.F$5]+[.F$6]*[.C175]^[.F$7]+[.F$8]" office:value-type="float" office:value="58379.555068792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58379.5550694946" calcext:value-type="float">
            <text:p>58 380</text:p>
          </table:table-cell>
          <table:table-cell/>
          <table:table-cell table:formula="of:=[.F$2]*[.C176]^[.F$3]+[.F$4]*[.C176]^[.F$5]+[.F$6]*[.C176]^[.F$7]+[.F$8]" office:value-type="float" office:value="58379.555069494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58379.5550700966" calcext:value-type="float">
            <text:p>58 380</text:p>
          </table:table-cell>
          <table:table-cell/>
          <table:table-cell table:formula="of:=[.F$2]*[.C177]^[.F$3]+[.F$4]*[.C177]^[.F$5]+[.F$6]*[.C177]^[.F$7]+[.F$8]" office:value-type="float" office:value="58379.555070096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58379.5550706127" calcext:value-type="float">
            <text:p>58 380</text:p>
          </table:table-cell>
          <table:table-cell/>
          <table:table-cell table:formula="of:=[.F$2]*[.C178]^[.F$3]+[.F$4]*[.C178]^[.F$5]+[.F$6]*[.C178]^[.F$7]+[.F$8]" office:value-type="float" office:value="58379.555070612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58379.555071055" calcext:value-type="float">
            <text:p>58 380</text:p>
          </table:table-cell>
          <table:table-cell/>
          <table:table-cell table:formula="of:=[.F$2]*[.C179]^[.F$3]+[.F$4]*[.C179]^[.F$5]+[.F$6]*[.C179]^[.F$7]+[.F$8]" office:value-type="float" office:value="58379.55507105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58379.555071434" calcext:value-type="float">
            <text:p>58 380</text:p>
          </table:table-cell>
          <table:table-cell/>
          <table:table-cell table:formula="of:=[.F$2]*[.C180]^[.F$3]+[.F$4]*[.C180]^[.F$5]+[.F$6]*[.C180]^[.F$7]+[.F$8]" office:value-type="float" office:value="58379.55507143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58379.5550717589" calcext:value-type="float">
            <text:p>58 380</text:p>
          </table:table-cell>
          <table:table-cell/>
          <table:table-cell table:formula="of:=[.F$2]*[.C181]^[.F$3]+[.F$4]*[.C181]^[.F$5]+[.F$6]*[.C181]^[.F$7]+[.F$8]" office:value-type="float" office:value="58379.555071758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58379.5550720374" calcext:value-type="float">
            <text:p>58 380</text:p>
          </table:table-cell>
          <table:table-cell/>
          <table:table-cell table:formula="of:=[.F$2]*[.C182]^[.F$3]+[.F$4]*[.C182]^[.F$5]+[.F$6]*[.C182]^[.F$7]+[.F$8]" office:value-type="float" office:value="58379.555072037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58379.5550722761" calcext:value-type="float">
            <text:p>58 380</text:p>
          </table:table-cell>
          <table:table-cell/>
          <table:table-cell table:formula="of:=[.F$2]*[.C183]^[.F$3]+[.F$4]*[.C183]^[.F$5]+[.F$6]*[.C183]^[.F$7]+[.F$8]" office:value-type="float" office:value="58379.555072276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58379.5550724806" calcext:value-type="float">
            <text:p>58 380</text:p>
          </table:table-cell>
          <table:table-cell/>
          <table:table-cell table:formula="of:=[.F$2]*[.C184]^[.F$3]+[.F$4]*[.C184]^[.F$5]+[.F$6]*[.C184]^[.F$7]+[.F$8]" office:value-type="float" office:value="58379.555072480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58379.5550726559" calcext:value-type="float">
            <text:p>58 380</text:p>
          </table:table-cell>
          <table:table-cell/>
          <table:table-cell table:formula="of:=[.F$2]*[.C185]^[.F$3]+[.F$4]*[.C185]^[.F$5]+[.F$6]*[.C185]^[.F$7]+[.F$8]" office:value-type="float" office:value="58379.555072655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58379.5550728062" calcext:value-type="float">
            <text:p>58 380</text:p>
          </table:table-cell>
          <table:table-cell/>
          <table:table-cell table:formula="of:=[.F$2]*[.C186]^[.F$3]+[.F$4]*[.C186]^[.F$5]+[.F$6]*[.C186]^[.F$7]+[.F$8]" office:value-type="float" office:value="58379.555072806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58379.5550729349" calcext:value-type="float">
            <text:p>58 380</text:p>
          </table:table-cell>
          <table:table-cell/>
          <table:table-cell table:formula="of:=[.F$2]*[.C187]^[.F$3]+[.F$4]*[.C187]^[.F$5]+[.F$6]*[.C187]^[.F$7]+[.F$8]" office:value-type="float" office:value="58379.555072934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58379.5550730453" calcext:value-type="float">
            <text:p>58 380</text:p>
          </table:table-cell>
          <table:table-cell/>
          <table:table-cell table:formula="of:=[.F$2]*[.C188]^[.F$3]+[.F$4]*[.C188]^[.F$5]+[.F$6]*[.C188]^[.F$7]+[.F$8]" office:value-type="float" office:value="58379.555073045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58379.5550731399" calcext:value-type="float">
            <text:p>58 380</text:p>
          </table:table-cell>
          <table:table-cell/>
          <table:table-cell table:formula="of:=[.F$2]*[.C189]^[.F$3]+[.F$4]*[.C189]^[.F$5]+[.F$6]*[.C189]^[.F$7]+[.F$8]" office:value-type="float" office:value="58379.555073139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58379.555073221" calcext:value-type="float">
            <text:p>58 380</text:p>
          </table:table-cell>
          <table:table-cell/>
          <table:table-cell table:formula="of:=[.F$2]*[.C190]^[.F$3]+[.F$4]*[.C190]^[.F$5]+[.F$6]*[.C190]^[.F$7]+[.F$8]" office:value-type="float" office:value="58379.55507322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58379.5550732905" calcext:value-type="float">
            <text:p>58 380</text:p>
          </table:table-cell>
          <table:table-cell/>
          <table:table-cell table:formula="of:=[.F$2]*[.C191]^[.F$3]+[.F$4]*[.C191]^[.F$5]+[.F$6]*[.C191]^[.F$7]+[.F$8]" office:value-type="float" office:value="58379.555073290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58379.5550733501" calcext:value-type="float">
            <text:p>58 380</text:p>
          </table:table-cell>
          <table:table-cell/>
          <table:table-cell table:formula="of:=[.F$2]*[.C192]^[.F$3]+[.F$4]*[.C192]^[.F$5]+[.F$6]*[.C192]^[.F$7]+[.F$8]" office:value-type="float" office:value="58379.555073350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58379.5550734011" calcext:value-type="float">
            <text:p>58 380</text:p>
          </table:table-cell>
          <table:table-cell/>
          <table:table-cell table:formula="of:=[.F$2]*[.C193]^[.F$3]+[.F$4]*[.C193]^[.F$5]+[.F$6]*[.C193]^[.F$7]+[.F$8]" office:value-type="float" office:value="58379.555073401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58379.5550734448" calcext:value-type="float">
            <text:p>58 380</text:p>
          </table:table-cell>
          <table:table-cell/>
          <table:table-cell table:formula="of:=[.F$2]*[.C194]^[.F$3]+[.F$4]*[.C194]^[.F$5]+[.F$6]*[.C194]^[.F$7]+[.F$8]" office:value-type="float" office:value="58379.555073444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58379.5550734823" calcext:value-type="float">
            <text:p>58 380</text:p>
          </table:table-cell>
          <table:table-cell/>
          <table:table-cell table:formula="of:=[.F$2]*[.C195]^[.F$3]+[.F$4]*[.C195]^[.F$5]+[.F$6]*[.C195]^[.F$7]+[.F$8]" office:value-type="float" office:value="58379.555073482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58379.5550735145" calcext:value-type="float">
            <text:p>58 380</text:p>
          </table:table-cell>
          <table:table-cell/>
          <table:table-cell table:formula="of:=[.F$2]*[.C196]^[.F$3]+[.F$4]*[.C196]^[.F$5]+[.F$6]*[.C196]^[.F$7]+[.F$8]" office:value-type="float" office:value="58379.555073514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58379.555073542" calcext:value-type="float">
            <text:p>58 380</text:p>
          </table:table-cell>
          <table:table-cell/>
          <table:table-cell table:formula="of:=[.F$2]*[.C197]^[.F$3]+[.F$4]*[.C197]^[.F$5]+[.F$6]*[.C197]^[.F$7]+[.F$8]" office:value-type="float" office:value="58379.55507354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58379.5550735656" calcext:value-type="float">
            <text:p>58 380</text:p>
          </table:table-cell>
          <table:table-cell/>
          <table:table-cell table:formula="of:=[.F$2]*[.C198]^[.F$3]+[.F$4]*[.C198]^[.F$5]+[.F$6]*[.C198]^[.F$7]+[.F$8]" office:value-type="float" office:value="58379.555073565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58379.5550735859" calcext:value-type="float">
            <text:p>58 380</text:p>
          </table:table-cell>
          <table:table-cell/>
          <table:table-cell table:formula="of:=[.F$2]*[.C199]^[.F$3]+[.F$4]*[.C199]^[.F$5]+[.F$6]*[.C199]^[.F$7]+[.F$8]" office:value-type="float" office:value="58379.555073585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58379.5550736032" calcext:value-type="float">
            <text:p>58 380</text:p>
          </table:table-cell>
          <table:table-cell/>
          <table:table-cell table:formula="of:=[.F$2]*[.C200]^[.F$3]+[.F$4]*[.C200]^[.F$5]+[.F$6]*[.C200]^[.F$7]+[.F$8]" office:value-type="float" office:value="58379.555073603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58379.5550736181" calcext:value-type="float">
            <text:p>58 380</text:p>
          </table:table-cell>
          <table:table-cell/>
          <table:table-cell table:formula="of:=[.F$2]*[.C201]^[.F$3]+[.F$4]*[.C201]^[.F$5]+[.F$6]*[.C201]^[.F$7]+[.F$8]" office:value-type="float" office:value="58379.555073618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58379.5550736308" calcext:value-type="float">
            <text:p>58 380</text:p>
          </table:table-cell>
          <table:table-cell/>
          <table:table-cell table:formula="of:=[.F$2]*[.C202]^[.F$3]+[.F$4]*[.C202]^[.F$5]+[.F$6]*[.C202]^[.F$7]+[.F$8]" office:value-type="float" office:value="58379.555073630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58379.5550736417" calcext:value-type="float">
            <text:p>58 380</text:p>
          </table:table-cell>
          <table:table-cell/>
          <table:table-cell table:formula="of:=[.F$2]*[.C203]^[.F$3]+[.F$4]*[.C203]^[.F$5]+[.F$6]*[.C203]^[.F$7]+[.F$8]" office:value-type="float" office:value="58379.555073641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58379.5550736511" calcext:value-type="float">
            <text:p>58 380</text:p>
          </table:table-cell>
          <table:table-cell/>
          <table:table-cell table:formula="of:=[.F$2]*[.C204]^[.F$3]+[.F$4]*[.C204]^[.F$5]+[.F$6]*[.C204]^[.F$7]+[.F$8]" office:value-type="float" office:value="58379.555073651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58379.5550736591" calcext:value-type="float">
            <text:p>58 380</text:p>
          </table:table-cell>
          <table:table-cell/>
          <table:table-cell table:formula="of:=[.F$2]*[.C205]^[.F$3]+[.F$4]*[.C205]^[.F$5]+[.F$6]*[.C205]^[.F$7]+[.F$8]" office:value-type="float" office:value="58379.555073659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58379.555073666" calcext:value-type="float">
            <text:p>58 380</text:p>
          </table:table-cell>
          <table:table-cell/>
          <table:table-cell table:formula="of:=[.F$2]*[.C206]^[.F$3]+[.F$4]*[.C206]^[.F$5]+[.F$6]*[.C206]^[.F$7]+[.F$8]" office:value-type="float" office:value="58379.55507366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58379.5550736719" calcext:value-type="float">
            <text:p>58 380</text:p>
          </table:table-cell>
          <table:table-cell/>
          <table:table-cell table:formula="of:=[.F$2]*[.C207]^[.F$3]+[.F$4]*[.C207]^[.F$5]+[.F$6]*[.C207]^[.F$7]+[.F$8]" office:value-type="float" office:value="58379.555073671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58379.5550736769" calcext:value-type="float">
            <text:p>58 380</text:p>
          </table:table-cell>
          <table:table-cell/>
          <table:table-cell table:formula="of:=[.F$2]*[.C208]^[.F$3]+[.F$4]*[.C208]^[.F$5]+[.F$6]*[.C208]^[.F$7]+[.F$8]" office:value-type="float" office:value="58379.555073676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58379.5550736813" calcext:value-type="float">
            <text:p>58 380</text:p>
          </table:table-cell>
          <table:table-cell/>
          <table:table-cell table:formula="of:=[.F$2]*[.C209]^[.F$3]+[.F$4]*[.C209]^[.F$5]+[.F$6]*[.C209]^[.F$7]+[.F$8]" office:value-type="float" office:value="58379.555073681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58379.555073685" calcext:value-type="float">
            <text:p>58 380</text:p>
          </table:table-cell>
          <table:table-cell/>
          <table:table-cell table:formula="of:=[.F$2]*[.C210]^[.F$3]+[.F$4]*[.C210]^[.F$5]+[.F$6]*[.C210]^[.F$7]+[.F$8]" office:value-type="float" office:value="58379.55507368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58379.5550736881" calcext:value-type="float">
            <text:p>58 380</text:p>
          </table:table-cell>
          <table:table-cell/>
          <table:table-cell table:formula="of:=[.F$2]*[.C211]^[.F$3]+[.F$4]*[.C211]^[.F$5]+[.F$6]*[.C211]^[.F$7]+[.F$8]" office:value-type="float" office:value="58379.555073688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58379.5550736909" calcext:value-type="float">
            <text:p>58 380</text:p>
          </table:table-cell>
          <table:table-cell/>
          <table:table-cell table:formula="of:=[.F$2]*[.C212]^[.F$3]+[.F$4]*[.C212]^[.F$5]+[.F$6]*[.C212]^[.F$7]+[.F$8]" office:value-type="float" office:value="58379.555073690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58379.5550736932" calcext:value-type="float">
            <text:p>58 380</text:p>
          </table:table-cell>
          <table:table-cell/>
          <table:table-cell table:formula="of:=[.F$2]*[.C213]^[.F$3]+[.F$4]*[.C213]^[.F$5]+[.F$6]*[.C213]^[.F$7]+[.F$8]" office:value-type="float" office:value="58379.555073693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58379.5550736952" calcext:value-type="float">
            <text:p>58 380</text:p>
          </table:table-cell>
          <table:table-cell/>
          <table:table-cell table:formula="of:=[.F$2]*[.C214]^[.F$3]+[.F$4]*[.C214]^[.F$5]+[.F$6]*[.C214]^[.F$7]+[.F$8]" office:value-type="float" office:value="58379.555073695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58379.5550736969" calcext:value-type="float">
            <text:p>58 380</text:p>
          </table:table-cell>
          <table:table-cell/>
          <table:table-cell table:formula="of:=[.F$2]*[.C215]^[.F$3]+[.F$4]*[.C215]^[.F$5]+[.F$6]*[.C215]^[.F$7]+[.F$8]" office:value-type="float" office:value="58379.555073696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58379.5550736984" calcext:value-type="float">
            <text:p>58 380</text:p>
          </table:table-cell>
          <table:table-cell/>
          <table:table-cell table:formula="of:=[.F$2]*[.C216]^[.F$3]+[.F$4]*[.C216]^[.F$5]+[.F$6]*[.C216]^[.F$7]+[.F$8]" office:value-type="float" office:value="58379.5550736984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58379.5550736997" calcext:value-type="float">
            <text:p>58 380</text:p>
          </table:table-cell>
          <table:table-cell/>
          <table:table-cell table:formula="of:=[.F$2]*[.C217]^[.F$3]+[.F$4]*[.C217]^[.F$5]+[.F$6]*[.C217]^[.F$7]+[.F$8]" office:value-type="float" office:value="58379.555073699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58379.5550737007" calcext:value-type="float">
            <text:p>58 380</text:p>
          </table:table-cell>
          <table:table-cell/>
          <table:table-cell table:formula="of:=[.F$2]*[.C218]^[.F$3]+[.F$4]*[.C218]^[.F$5]+[.F$6]*[.C218]^[.F$7]+[.F$8]" office:value-type="float" office:value="58379.555073700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58379.5550737017" calcext:value-type="float">
            <text:p>58 380</text:p>
          </table:table-cell>
          <table:table-cell/>
          <table:table-cell table:formula="of:=[.F$2]*[.C219]^[.F$3]+[.F$4]*[.C219]^[.F$5]+[.F$6]*[.C219]^[.F$7]+[.F$8]" office:value-type="float" office:value="58379.555073701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58379.5550737025" calcext:value-type="float">
            <text:p>58 380</text:p>
          </table:table-cell>
          <table:table-cell/>
          <table:table-cell table:formula="of:=[.F$2]*[.C220]^[.F$3]+[.F$4]*[.C220]^[.F$5]+[.F$6]*[.C220]^[.F$7]+[.F$8]" office:value-type="float" office:value="58379.555073702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58379.5550737031" calcext:value-type="float">
            <text:p>58 380</text:p>
          </table:table-cell>
          <table:table-cell/>
          <table:table-cell table:formula="of:=[.F$2]*[.C221]^[.F$3]+[.F$4]*[.C221]^[.F$5]+[.F$6]*[.C221]^[.F$7]+[.F$8]" office:value-type="float" office:value="58379.555073703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58379.5550737037" calcext:value-type="float">
            <text:p>58 380</text:p>
          </table:table-cell>
          <table:table-cell/>
          <table:table-cell table:formula="of:=[.F$2]*[.C222]^[.F$3]+[.F$4]*[.C222]^[.F$5]+[.F$6]*[.C222]^[.F$7]+[.F$8]" office:value-type="float" office:value="58379.555073703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58379.5550737042" calcext:value-type="float">
            <text:p>58 380</text:p>
          </table:table-cell>
          <table:table-cell/>
          <table:table-cell table:formula="of:=[.F$2]*[.C223]^[.F$3]+[.F$4]*[.C223]^[.F$5]+[.F$6]*[.C223]^[.F$7]+[.F$8]" office:value-type="float" office:value="58379.555073704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58379.5550737047" calcext:value-type="float">
            <text:p>58 380</text:p>
          </table:table-cell>
          <table:table-cell/>
          <table:table-cell table:formula="of:=[.F$2]*[.C224]^[.F$3]+[.F$4]*[.C224]^[.F$5]+[.F$6]*[.C224]^[.F$7]+[.F$8]" office:value-type="float" office:value="58379.555073704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58379.555073705" calcext:value-type="float">
            <text:p>58 380</text:p>
          </table:table-cell>
          <table:table-cell/>
          <table:table-cell table:formula="of:=[.F$2]*[.C225]^[.F$3]+[.F$4]*[.C225]^[.F$5]+[.F$6]*[.C225]^[.F$7]+[.F$8]" office:value-type="float" office:value="58379.55507370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58379.5550737053" calcext:value-type="float">
            <text:p>58 380</text:p>
          </table:table-cell>
          <table:table-cell/>
          <table:table-cell table:formula="of:=[.F$2]*[.C226]^[.F$3]+[.F$4]*[.C226]^[.F$5]+[.F$6]*[.C226]^[.F$7]+[.F$8]" office:value-type="float" office:value="58379.555073705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58379.5550737056" calcext:value-type="float">
            <text:p>58 380</text:p>
          </table:table-cell>
          <table:table-cell/>
          <table:table-cell table:formula="of:=[.F$2]*[.C227]^[.F$3]+[.F$4]*[.C227]^[.F$5]+[.F$6]*[.C227]^[.F$7]+[.F$8]" office:value-type="float" office:value="58379.555073705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58379.5550737058" calcext:value-type="float">
            <text:p>58 380</text:p>
          </table:table-cell>
          <table:table-cell/>
          <table:table-cell table:formula="of:=[.F$2]*[.C228]^[.F$3]+[.F$4]*[.C228]^[.F$5]+[.F$6]*[.C228]^[.F$7]+[.F$8]" office:value-type="float" office:value="58379.555073705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58379.555073706" calcext:value-type="float">
            <text:p>58 380</text:p>
          </table:table-cell>
          <table:table-cell/>
          <table:table-cell table:formula="of:=[.F$2]*[.C229]^[.F$3]+[.F$4]*[.C229]^[.F$5]+[.F$6]*[.C229]^[.F$7]+[.F$8]" office:value-type="float" office:value="58379.55507370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58379.5550737062" calcext:value-type="float">
            <text:p>58 380</text:p>
          </table:table-cell>
          <table:table-cell/>
          <table:table-cell table:formula="of:=[.F$2]*[.C230]^[.F$3]+[.F$4]*[.C230]^[.F$5]+[.F$6]*[.C230]^[.F$7]+[.F$8]" office:value-type="float" office:value="58379.555073706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58379.5550737063" calcext:value-type="float">
            <text:p>58 380</text:p>
          </table:table-cell>
          <table:table-cell/>
          <table:table-cell table:formula="of:=[.F$2]*[.C231]^[.F$3]+[.F$4]*[.C231]^[.F$5]+[.F$6]*[.C231]^[.F$7]+[.F$8]" office:value-type="float" office:value="58379.5550737063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58379.5550737065" calcext:value-type="float">
            <text:p>58 380</text:p>
          </table:table-cell>
          <table:table-cell/>
          <table:table-cell table:formula="of:=[.F$2]*[.C232]^[.F$3]+[.F$4]*[.C232]^[.F$5]+[.F$6]*[.C232]^[.F$7]+[.F$8]" office:value-type="float" office:value="58379.5550737065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58379.5550737066" calcext:value-type="float">
            <text:p>58 380</text:p>
          </table:table-cell>
          <table:table-cell/>
          <table:table-cell table:formula="of:=[.F$2]*[.C233]^[.F$3]+[.F$4]*[.C233]^[.F$5]+[.F$6]*[.C233]^[.F$7]+[.F$8]" office:value-type="float" office:value="58379.5550737066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58379.5550737067" calcext:value-type="float">
            <text:p>58 380</text:p>
          </table:table-cell>
          <table:table-cell/>
          <table:table-cell table:formula="of:=[.F$2]*[.C234]^[.F$3]+[.F$4]*[.C234]^[.F$5]+[.F$6]*[.C234]^[.F$7]+[.F$8]" office:value-type="float" office:value="58379.555073706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58379.5550737067" calcext:value-type="float">
            <text:p>58 380</text:p>
          </table:table-cell>
          <table:table-cell/>
          <table:table-cell table:formula="of:=[.F$2]*[.C235]^[.F$3]+[.F$4]*[.C235]^[.F$5]+[.F$6]*[.C235]^[.F$7]+[.F$8]" office:value-type="float" office:value="58379.555073706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58379.5550737068" calcext:value-type="float">
            <text:p>58 380</text:p>
          </table:table-cell>
          <table:table-cell/>
          <table:table-cell table:formula="of:=[.F$2]*[.C236]^[.F$3]+[.F$4]*[.C236]^[.F$5]+[.F$6]*[.C236]^[.F$7]+[.F$8]" office:value-type="float" office:value="58379.5550737068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58379.5550737069" calcext:value-type="float">
            <text:p>58 380</text:p>
          </table:table-cell>
          <table:table-cell/>
          <table:table-cell table:formula="of:=[.F$2]*[.C237]^[.F$3]+[.F$4]*[.C237]^[.F$5]+[.F$6]*[.C237]^[.F$7]+[.F$8]" office:value-type="float" office:value="58379.555073706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58379.5550737069" calcext:value-type="float">
            <text:p>58 380</text:p>
          </table:table-cell>
          <table:table-cell/>
          <table:table-cell table:formula="of:=[.F$2]*[.C238]^[.F$3]+[.F$4]*[.C238]^[.F$5]+[.F$6]*[.C238]^[.F$7]+[.F$8]" office:value-type="float" office:value="58379.5550737069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58379.555073707" calcext:value-type="float">
            <text:p>58 380</text:p>
          </table:table-cell>
          <table:table-cell/>
          <table:table-cell table:formula="of:=[.F$2]*[.C239]^[.F$3]+[.F$4]*[.C239]^[.F$5]+[.F$6]*[.C239]^[.F$7]+[.F$8]" office:value-type="float" office:value="58379.55507370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58379.555073707" calcext:value-type="float">
            <text:p>58 380</text:p>
          </table:table-cell>
          <table:table-cell/>
          <table:table-cell table:formula="of:=[.F$2]*[.C240]^[.F$3]+[.F$4]*[.C240]^[.F$5]+[.F$6]*[.C240]^[.F$7]+[.F$8]" office:value-type="float" office:value="58379.55507370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58379.555073707" calcext:value-type="float">
            <text:p>58 380</text:p>
          </table:table-cell>
          <table:table-cell/>
          <table:table-cell table:formula="of:=[.F$2]*[.C241]^[.F$3]+[.F$4]*[.C241]^[.F$5]+[.F$6]*[.C241]^[.F$7]+[.F$8]" office:value-type="float" office:value="58379.555073707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58379.5550737071" calcext:value-type="float">
            <text:p>58 380</text:p>
          </table:table-cell>
          <table:table-cell/>
          <table:table-cell table:formula="of:=[.F$2]*[.C242]^[.F$3]+[.F$4]*[.C242]^[.F$5]+[.F$6]*[.C242]^[.F$7]+[.F$8]" office:value-type="float" office:value="58379.555073707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58379.5550737071" calcext:value-type="float">
            <text:p>58 380</text:p>
          </table:table-cell>
          <table:table-cell/>
          <table:table-cell table:formula="of:=[.F$2]*[.C243]^[.F$3]+[.F$4]*[.C243]^[.F$5]+[.F$6]*[.C243]^[.F$7]+[.F$8]" office:value-type="float" office:value="58379.555073707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58379.5550737071" calcext:value-type="float">
            <text:p>58 380</text:p>
          </table:table-cell>
          <table:table-cell/>
          <table:table-cell table:formula="of:=[.F$2]*[.C244]^[.F$3]+[.F$4]*[.C244]^[.F$5]+[.F$6]*[.C244]^[.F$7]+[.F$8]" office:value-type="float" office:value="58379.555073707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58379.5550737071" calcext:value-type="float">
            <text:p>58 380</text:p>
          </table:table-cell>
          <table:table-cell/>
          <table:table-cell table:formula="of:=[.F$2]*[.C245]^[.F$3]+[.F$4]*[.C245]^[.F$5]+[.F$6]*[.C245]^[.F$7]+[.F$8]" office:value-type="float" office:value="58379.555073707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58379.5550737071" calcext:value-type="float">
            <text:p>58 380</text:p>
          </table:table-cell>
          <table:table-cell/>
          <table:table-cell table:formula="of:=[.F$2]*[.C246]^[.F$3]+[.F$4]*[.C246]^[.F$5]+[.F$6]*[.C246]^[.F$7]+[.F$8]" office:value-type="float" office:value="58379.555073707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58379.5550737071" calcext:value-type="float">
            <text:p>58 380</text:p>
          </table:table-cell>
          <table:table-cell/>
          <table:table-cell table:formula="of:=[.F$2]*[.C247]^[.F$3]+[.F$4]*[.C247]^[.F$5]+[.F$6]*[.C247]^[.F$7]+[.F$8]" office:value-type="float" office:value="58379.555073707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58379.5550737071" calcext:value-type="float">
            <text:p>58 380</text:p>
          </table:table-cell>
          <table:table-cell/>
          <table:table-cell table:formula="of:=[.F$2]*[.C248]^[.F$3]+[.F$4]*[.C248]^[.F$5]+[.F$6]*[.C248]^[.F$7]+[.F$8]" office:value-type="float" office:value="58379.5550737071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58379.5550737072" calcext:value-type="float">
            <text:p>58 380</text:p>
          </table:table-cell>
          <table:table-cell/>
          <table:table-cell table:formula="of:=[.F$2]*[.C249]^[.F$3]+[.F$4]*[.C249]^[.F$5]+[.F$6]*[.C24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58379.5550737072" calcext:value-type="float">
            <text:p>58 380</text:p>
          </table:table-cell>
          <table:table-cell/>
          <table:table-cell table:formula="of:=[.F$2]*[.C250]^[.F$3]+[.F$4]*[.C250]^[.F$5]+[.F$6]*[.C25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58379.5550737072" calcext:value-type="float">
            <text:p>58 380</text:p>
          </table:table-cell>
          <table:table-cell/>
          <table:table-cell table:formula="of:=[.F$2]*[.C251]^[.F$3]+[.F$4]*[.C251]^[.F$5]+[.F$6]*[.C25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58379.5550737072" calcext:value-type="float">
            <text:p>58 380</text:p>
          </table:table-cell>
          <table:table-cell/>
          <table:table-cell table:formula="of:=[.F$2]*[.C252]^[.F$3]+[.F$4]*[.C252]^[.F$5]+[.F$6]*[.C25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58379.5550737072" calcext:value-type="float">
            <text:p>58 380</text:p>
          </table:table-cell>
          <table:table-cell/>
          <table:table-cell table:formula="of:=[.F$2]*[.C253]^[.F$3]+[.F$4]*[.C253]^[.F$5]+[.F$6]*[.C25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58379.5550737072" calcext:value-type="float">
            <text:p>58 380</text:p>
          </table:table-cell>
          <table:table-cell/>
          <table:table-cell table:formula="of:=[.F$2]*[.C254]^[.F$3]+[.F$4]*[.C254]^[.F$5]+[.F$6]*[.C25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58379.5550737072" calcext:value-type="float">
            <text:p>58 380</text:p>
          </table:table-cell>
          <table:table-cell/>
          <table:table-cell table:formula="of:=[.F$2]*[.C255]^[.F$3]+[.F$4]*[.C255]^[.F$5]+[.F$6]*[.C25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58379.5550737072" calcext:value-type="float">
            <text:p>58 380</text:p>
          </table:table-cell>
          <table:table-cell/>
          <table:table-cell table:formula="of:=[.F$2]*[.C256]^[.F$3]+[.F$4]*[.C256]^[.F$5]+[.F$6]*[.C25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58379.5550737072" calcext:value-type="float">
            <text:p>58 380</text:p>
          </table:table-cell>
          <table:table-cell/>
          <table:table-cell table:formula="of:=[.F$2]*[.C257]^[.F$3]+[.F$4]*[.C257]^[.F$5]+[.F$6]*[.C25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58379.5550737072" calcext:value-type="float">
            <text:p>58 380</text:p>
          </table:table-cell>
          <table:table-cell/>
          <table:table-cell table:formula="of:=[.F$2]*[.C258]^[.F$3]+[.F$4]*[.C258]^[.F$5]+[.F$6]*[.C25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58379.5550737072" calcext:value-type="float">
            <text:p>58 380</text:p>
          </table:table-cell>
          <table:table-cell/>
          <table:table-cell table:formula="of:=[.F$2]*[.C259]^[.F$3]+[.F$4]*[.C259]^[.F$5]+[.F$6]*[.C25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58379.5550737072" calcext:value-type="float">
            <text:p>58 380</text:p>
          </table:table-cell>
          <table:table-cell/>
          <table:table-cell table:formula="of:=[.F$2]*[.C260]^[.F$3]+[.F$4]*[.C260]^[.F$5]+[.F$6]*[.C26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58379.5550737072" calcext:value-type="float">
            <text:p>58 380</text:p>
          </table:table-cell>
          <table:table-cell/>
          <table:table-cell table:formula="of:=[.F$2]*[.C261]^[.F$3]+[.F$4]*[.C261]^[.F$5]+[.F$6]*[.C26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58379.5550737072" calcext:value-type="float">
            <text:p>58 380</text:p>
          </table:table-cell>
          <table:table-cell/>
          <table:table-cell table:formula="of:=[.F$2]*[.C262]^[.F$3]+[.F$4]*[.C262]^[.F$5]+[.F$6]*[.C26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58379.5550737072" calcext:value-type="float">
            <text:p>58 380</text:p>
          </table:table-cell>
          <table:table-cell/>
          <table:table-cell table:formula="of:=[.F$2]*[.C263]^[.F$3]+[.F$4]*[.C263]^[.F$5]+[.F$6]*[.C26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58379.5550737072" calcext:value-type="float">
            <text:p>58 380</text:p>
          </table:table-cell>
          <table:table-cell/>
          <table:table-cell table:formula="of:=[.F$2]*[.C264]^[.F$3]+[.F$4]*[.C264]^[.F$5]+[.F$6]*[.C26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58379.5550737072" calcext:value-type="float">
            <text:p>58 380</text:p>
          </table:table-cell>
          <table:table-cell/>
          <table:table-cell table:formula="of:=[.F$2]*[.C265]^[.F$3]+[.F$4]*[.C265]^[.F$5]+[.F$6]*[.C26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58379.5550737072" calcext:value-type="float">
            <text:p>58 380</text:p>
          </table:table-cell>
          <table:table-cell/>
          <table:table-cell table:formula="of:=[.F$2]*[.C266]^[.F$3]+[.F$4]*[.C266]^[.F$5]+[.F$6]*[.C26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58379.5550737072" calcext:value-type="float">
            <text:p>58 380</text:p>
          </table:table-cell>
          <table:table-cell/>
          <table:table-cell table:formula="of:=[.F$2]*[.C267]^[.F$3]+[.F$4]*[.C267]^[.F$5]+[.F$6]*[.C26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58379.5550737072" calcext:value-type="float">
            <text:p>58 380</text:p>
          </table:table-cell>
          <table:table-cell/>
          <table:table-cell table:formula="of:=[.F$2]*[.C268]^[.F$3]+[.F$4]*[.C268]^[.F$5]+[.F$6]*[.C26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58379.5550737072" calcext:value-type="float">
            <text:p>58 380</text:p>
          </table:table-cell>
          <table:table-cell/>
          <table:table-cell table:formula="of:=[.F$2]*[.C269]^[.F$3]+[.F$4]*[.C269]^[.F$5]+[.F$6]*[.C26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58379.5550737072" calcext:value-type="float">
            <text:p>58 380</text:p>
          </table:table-cell>
          <table:table-cell/>
          <table:table-cell table:formula="of:=[.F$2]*[.C270]^[.F$3]+[.F$4]*[.C270]^[.F$5]+[.F$6]*[.C27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58379.5550737072" calcext:value-type="float">
            <text:p>58 380</text:p>
          </table:table-cell>
          <table:table-cell/>
          <table:table-cell table:formula="of:=[.F$2]*[.C271]^[.F$3]+[.F$4]*[.C271]^[.F$5]+[.F$6]*[.C27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58379.5550737072" calcext:value-type="float">
            <text:p>58 380</text:p>
          </table:table-cell>
          <table:table-cell/>
          <table:table-cell table:formula="of:=[.F$2]*[.C272]^[.F$3]+[.F$4]*[.C272]^[.F$5]+[.F$6]*[.C27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58379.5550737072" calcext:value-type="float">
            <text:p>58 380</text:p>
          </table:table-cell>
          <table:table-cell/>
          <table:table-cell table:formula="of:=[.F$2]*[.C273]^[.F$3]+[.F$4]*[.C273]^[.F$5]+[.F$6]*[.C27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58379.5550737072" calcext:value-type="float">
            <text:p>58 380</text:p>
          </table:table-cell>
          <table:table-cell/>
          <table:table-cell table:formula="of:=[.F$2]*[.C274]^[.F$3]+[.F$4]*[.C274]^[.F$5]+[.F$6]*[.C27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58379.5550737072" calcext:value-type="float">
            <text:p>58 380</text:p>
          </table:table-cell>
          <table:table-cell/>
          <table:table-cell table:formula="of:=[.F$2]*[.C275]^[.F$3]+[.F$4]*[.C275]^[.F$5]+[.F$6]*[.C27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58379.5550737072" calcext:value-type="float">
            <text:p>58 380</text:p>
          </table:table-cell>
          <table:table-cell/>
          <table:table-cell table:formula="of:=[.F$2]*[.C276]^[.F$3]+[.F$4]*[.C276]^[.F$5]+[.F$6]*[.C27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58379.5550737072" calcext:value-type="float">
            <text:p>58 380</text:p>
          </table:table-cell>
          <table:table-cell/>
          <table:table-cell table:formula="of:=[.F$2]*[.C277]^[.F$3]+[.F$4]*[.C277]^[.F$5]+[.F$6]*[.C27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58379.5550737072" calcext:value-type="float">
            <text:p>58 380</text:p>
          </table:table-cell>
          <table:table-cell/>
          <table:table-cell table:formula="of:=[.F$2]*[.C278]^[.F$3]+[.F$4]*[.C278]^[.F$5]+[.F$6]*[.C27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58379.5550737072" calcext:value-type="float">
            <text:p>58 380</text:p>
          </table:table-cell>
          <table:table-cell/>
          <table:table-cell table:formula="of:=[.F$2]*[.C279]^[.F$3]+[.F$4]*[.C279]^[.F$5]+[.F$6]*[.C27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58379.5550737072" calcext:value-type="float">
            <text:p>58 380</text:p>
          </table:table-cell>
          <table:table-cell/>
          <table:table-cell table:formula="of:=[.F$2]*[.C280]^[.F$3]+[.F$4]*[.C280]^[.F$5]+[.F$6]*[.C28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58379.5550737072" calcext:value-type="float">
            <text:p>58 380</text:p>
          </table:table-cell>
          <table:table-cell/>
          <table:table-cell table:formula="of:=[.F$2]*[.C281]^[.F$3]+[.F$4]*[.C281]^[.F$5]+[.F$6]*[.C28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58379.5550737072" calcext:value-type="float">
            <text:p>58 380</text:p>
          </table:table-cell>
          <table:table-cell/>
          <table:table-cell table:formula="of:=[.F$2]*[.C282]^[.F$3]+[.F$4]*[.C282]^[.F$5]+[.F$6]*[.C28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58379.5550737072" calcext:value-type="float">
            <text:p>58 380</text:p>
          </table:table-cell>
          <table:table-cell/>
          <table:table-cell table:formula="of:=[.F$2]*[.C283]^[.F$3]+[.F$4]*[.C283]^[.F$5]+[.F$6]*[.C28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58379.5550737072" calcext:value-type="float">
            <text:p>58 380</text:p>
          </table:table-cell>
          <table:table-cell/>
          <table:table-cell table:formula="of:=[.F$2]*[.C284]^[.F$3]+[.F$4]*[.C284]^[.F$5]+[.F$6]*[.C28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58379.5550737072" calcext:value-type="float">
            <text:p>58 380</text:p>
          </table:table-cell>
          <table:table-cell/>
          <table:table-cell table:formula="of:=[.F$2]*[.C285]^[.F$3]+[.F$4]*[.C285]^[.F$5]+[.F$6]*[.C28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58379.5550737072" calcext:value-type="float">
            <text:p>58 380</text:p>
          </table:table-cell>
          <table:table-cell/>
          <table:table-cell table:formula="of:=[.F$2]*[.C286]^[.F$3]+[.F$4]*[.C286]^[.F$5]+[.F$6]*[.C28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58379.5550737072" calcext:value-type="float">
            <text:p>58 380</text:p>
          </table:table-cell>
          <table:table-cell/>
          <table:table-cell table:formula="of:=[.F$2]*[.C287]^[.F$3]+[.F$4]*[.C287]^[.F$5]+[.F$6]*[.C28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58379.5550737072" calcext:value-type="float">
            <text:p>58 380</text:p>
          </table:table-cell>
          <table:table-cell/>
          <table:table-cell table:formula="of:=[.F$2]*[.C288]^[.F$3]+[.F$4]*[.C288]^[.F$5]+[.F$6]*[.C28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58379.5550737072" calcext:value-type="float">
            <text:p>58 380</text:p>
          </table:table-cell>
          <table:table-cell/>
          <table:table-cell table:formula="of:=[.F$2]*[.C289]^[.F$3]+[.F$4]*[.C289]^[.F$5]+[.F$6]*[.C28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58379.5550737072" calcext:value-type="float">
            <text:p>58 380</text:p>
          </table:table-cell>
          <table:table-cell/>
          <table:table-cell table:formula="of:=[.F$2]*[.C290]^[.F$3]+[.F$4]*[.C290]^[.F$5]+[.F$6]*[.C29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58379.5550737072" calcext:value-type="float">
            <text:p>58 380</text:p>
          </table:table-cell>
          <table:table-cell/>
          <table:table-cell table:formula="of:=[.F$2]*[.C291]^[.F$3]+[.F$4]*[.C291]^[.F$5]+[.F$6]*[.C29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58379.5550737072" calcext:value-type="float">
            <text:p>58 380</text:p>
          </table:table-cell>
          <table:table-cell/>
          <table:table-cell table:formula="of:=[.F$2]*[.C292]^[.F$3]+[.F$4]*[.C292]^[.F$5]+[.F$6]*[.C29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58379.5550737072" calcext:value-type="float">
            <text:p>58 380</text:p>
          </table:table-cell>
          <table:table-cell/>
          <table:table-cell table:formula="of:=[.F$2]*[.C293]^[.F$3]+[.F$4]*[.C293]^[.F$5]+[.F$6]*[.C29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58379.5550737072" calcext:value-type="float">
            <text:p>58 380</text:p>
          </table:table-cell>
          <table:table-cell/>
          <table:table-cell table:formula="of:=[.F$2]*[.C294]^[.F$3]+[.F$4]*[.C294]^[.F$5]+[.F$6]*[.C29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58379.5550737072" calcext:value-type="float">
            <text:p>58 380</text:p>
          </table:table-cell>
          <table:table-cell/>
          <table:table-cell table:formula="of:=[.F$2]*[.C295]^[.F$3]+[.F$4]*[.C295]^[.F$5]+[.F$6]*[.C29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58379.5550737072" calcext:value-type="float">
            <text:p>58 380</text:p>
          </table:table-cell>
          <table:table-cell/>
          <table:table-cell table:formula="of:=[.F$2]*[.C296]^[.F$3]+[.F$4]*[.C296]^[.F$5]+[.F$6]*[.C29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58379.5550737072" calcext:value-type="float">
            <text:p>58 380</text:p>
          </table:table-cell>
          <table:table-cell/>
          <table:table-cell table:formula="of:=[.F$2]*[.C297]^[.F$3]+[.F$4]*[.C297]^[.F$5]+[.F$6]*[.C29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58379.5550737072" calcext:value-type="float">
            <text:p>58 380</text:p>
          </table:table-cell>
          <table:table-cell/>
          <table:table-cell table:formula="of:=[.F$2]*[.C298]^[.F$3]+[.F$4]*[.C298]^[.F$5]+[.F$6]*[.C29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58379.5550737072" calcext:value-type="float">
            <text:p>58 380</text:p>
          </table:table-cell>
          <table:table-cell/>
          <table:table-cell table:formula="of:=[.F$2]*[.C299]^[.F$3]+[.F$4]*[.C299]^[.F$5]+[.F$6]*[.C29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58379.5550737072" calcext:value-type="float">
            <text:p>58 380</text:p>
          </table:table-cell>
          <table:table-cell/>
          <table:table-cell table:formula="of:=[.F$2]*[.C300]^[.F$3]+[.F$4]*[.C300]^[.F$5]+[.F$6]*[.C30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58379.5550737072" calcext:value-type="float">
            <text:p>58 380</text:p>
          </table:table-cell>
          <table:table-cell/>
          <table:table-cell table:formula="of:=[.F$2]*[.C301]^[.F$3]+[.F$4]*[.C301]^[.F$5]+[.F$6]*[.C30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58379.5550737072" calcext:value-type="float">
            <text:p>58 380</text:p>
          </table:table-cell>
          <table:table-cell/>
          <table:table-cell table:formula="of:=[.F$2]*[.C302]^[.F$3]+[.F$4]*[.C302]^[.F$5]+[.F$6]*[.C30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58379.5550737072" calcext:value-type="float">
            <text:p>58 380</text:p>
          </table:table-cell>
          <table:table-cell/>
          <table:table-cell table:formula="of:=[.F$2]*[.C303]^[.F$3]+[.F$4]*[.C303]^[.F$5]+[.F$6]*[.C30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58379.5550737072" calcext:value-type="float">
            <text:p>58 380</text:p>
          </table:table-cell>
          <table:table-cell/>
          <table:table-cell table:formula="of:=[.F$2]*[.C304]^[.F$3]+[.F$4]*[.C304]^[.F$5]+[.F$6]*[.C30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58379.5550737072" calcext:value-type="float">
            <text:p>58 380</text:p>
          </table:table-cell>
          <table:table-cell/>
          <table:table-cell table:formula="of:=[.F$2]*[.C305]^[.F$3]+[.F$4]*[.C305]^[.F$5]+[.F$6]*[.C30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58379.5550737072" calcext:value-type="float">
            <text:p>58 380</text:p>
          </table:table-cell>
          <table:table-cell/>
          <table:table-cell table:formula="of:=[.F$2]*[.C306]^[.F$3]+[.F$4]*[.C306]^[.F$5]+[.F$6]*[.C30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58379.5550737072" calcext:value-type="float">
            <text:p>58 380</text:p>
          </table:table-cell>
          <table:table-cell/>
          <table:table-cell table:formula="of:=[.F$2]*[.C307]^[.F$3]+[.F$4]*[.C307]^[.F$5]+[.F$6]*[.C30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58379.5550737072" calcext:value-type="float">
            <text:p>58 380</text:p>
          </table:table-cell>
          <table:table-cell/>
          <table:table-cell table:formula="of:=[.F$2]*[.C308]^[.F$3]+[.F$4]*[.C308]^[.F$5]+[.F$6]*[.C30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58379.5550737072" calcext:value-type="float">
            <text:p>58 380</text:p>
          </table:table-cell>
          <table:table-cell/>
          <table:table-cell table:formula="of:=[.F$2]*[.C309]^[.F$3]+[.F$4]*[.C309]^[.F$5]+[.F$6]*[.C30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58379.5550737072" calcext:value-type="float">
            <text:p>58 380</text:p>
          </table:table-cell>
          <table:table-cell/>
          <table:table-cell table:formula="of:=[.F$2]*[.C310]^[.F$3]+[.F$4]*[.C310]^[.F$5]+[.F$6]*[.C31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58379.5550737072" calcext:value-type="float">
            <text:p>58 380</text:p>
          </table:table-cell>
          <table:table-cell/>
          <table:table-cell table:formula="of:=[.F$2]*[.C311]^[.F$3]+[.F$4]*[.C311]^[.F$5]+[.F$6]*[.C31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58379.5550737072" calcext:value-type="float">
            <text:p>58 380</text:p>
          </table:table-cell>
          <table:table-cell/>
          <table:table-cell table:formula="of:=[.F$2]*[.C312]^[.F$3]+[.F$4]*[.C312]^[.F$5]+[.F$6]*[.C31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58379.5550737072" calcext:value-type="float">
            <text:p>58 380</text:p>
          </table:table-cell>
          <table:table-cell/>
          <table:table-cell table:formula="of:=[.F$2]*[.C313]^[.F$3]+[.F$4]*[.C313]^[.F$5]+[.F$6]*[.C31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58379.5550737072" calcext:value-type="float">
            <text:p>58 380</text:p>
          </table:table-cell>
          <table:table-cell/>
          <table:table-cell table:formula="of:=[.F$2]*[.C314]^[.F$3]+[.F$4]*[.C314]^[.F$5]+[.F$6]*[.C31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58379.5550737072" calcext:value-type="float">
            <text:p>58 380</text:p>
          </table:table-cell>
          <table:table-cell/>
          <table:table-cell table:formula="of:=[.F$2]*[.C315]^[.F$3]+[.F$4]*[.C315]^[.F$5]+[.F$6]*[.C31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58379.5550737072" calcext:value-type="float">
            <text:p>58 380</text:p>
          </table:table-cell>
          <table:table-cell/>
          <table:table-cell table:formula="of:=[.F$2]*[.C316]^[.F$3]+[.F$4]*[.C316]^[.F$5]+[.F$6]*[.C31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58379.5550737072" calcext:value-type="float">
            <text:p>58 380</text:p>
          </table:table-cell>
          <table:table-cell/>
          <table:table-cell table:formula="of:=[.F$2]*[.C317]^[.F$3]+[.F$4]*[.C317]^[.F$5]+[.F$6]*[.C31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58379.5550737072" calcext:value-type="float">
            <text:p>58 380</text:p>
          </table:table-cell>
          <table:table-cell/>
          <table:table-cell table:formula="of:=[.F$2]*[.C318]^[.F$3]+[.F$4]*[.C318]^[.F$5]+[.F$6]*[.C31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58379.5550737072" calcext:value-type="float">
            <text:p>58 380</text:p>
          </table:table-cell>
          <table:table-cell/>
          <table:table-cell table:formula="of:=[.F$2]*[.C319]^[.F$3]+[.F$4]*[.C319]^[.F$5]+[.F$6]*[.C31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58379.5550737072" calcext:value-type="float">
            <text:p>58 380</text:p>
          </table:table-cell>
          <table:table-cell/>
          <table:table-cell table:formula="of:=[.F$2]*[.C320]^[.F$3]+[.F$4]*[.C320]^[.F$5]+[.F$6]*[.C32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58379.5550737072" calcext:value-type="float">
            <text:p>58 380</text:p>
          </table:table-cell>
          <table:table-cell/>
          <table:table-cell table:formula="of:=[.F$2]*[.C321]^[.F$3]+[.F$4]*[.C321]^[.F$5]+[.F$6]*[.C32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58379.5550737072" calcext:value-type="float">
            <text:p>58 380</text:p>
          </table:table-cell>
          <table:table-cell/>
          <table:table-cell table:formula="of:=[.F$2]*[.C322]^[.F$3]+[.F$4]*[.C322]^[.F$5]+[.F$6]*[.C32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58379.5550737072" calcext:value-type="float">
            <text:p>58 380</text:p>
          </table:table-cell>
          <table:table-cell/>
          <table:table-cell table:formula="of:=[.F$2]*[.C323]^[.F$3]+[.F$4]*[.C323]^[.F$5]+[.F$6]*[.C32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58379.5550737072" calcext:value-type="float">
            <text:p>58 380</text:p>
          </table:table-cell>
          <table:table-cell/>
          <table:table-cell table:formula="of:=[.F$2]*[.C324]^[.F$3]+[.F$4]*[.C324]^[.F$5]+[.F$6]*[.C32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58379.5550737072" calcext:value-type="float">
            <text:p>58 380</text:p>
          </table:table-cell>
          <table:table-cell/>
          <table:table-cell table:formula="of:=[.F$2]*[.C325]^[.F$3]+[.F$4]*[.C325]^[.F$5]+[.F$6]*[.C32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58379.5550737072" calcext:value-type="float">
            <text:p>58 380</text:p>
          </table:table-cell>
          <table:table-cell/>
          <table:table-cell table:formula="of:=[.F$2]*[.C326]^[.F$3]+[.F$4]*[.C326]^[.F$5]+[.F$6]*[.C32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58379.5550737072" calcext:value-type="float">
            <text:p>58 380</text:p>
          </table:table-cell>
          <table:table-cell/>
          <table:table-cell table:formula="of:=[.F$2]*[.C327]^[.F$3]+[.F$4]*[.C327]^[.F$5]+[.F$6]*[.C32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58379.5550737072" calcext:value-type="float">
            <text:p>58 380</text:p>
          </table:table-cell>
          <table:table-cell/>
          <table:table-cell table:formula="of:=[.F$2]*[.C328]^[.F$3]+[.F$4]*[.C328]^[.F$5]+[.F$6]*[.C32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58379.5550737072" calcext:value-type="float">
            <text:p>58 380</text:p>
          </table:table-cell>
          <table:table-cell/>
          <table:table-cell table:formula="of:=[.F$2]*[.C329]^[.F$3]+[.F$4]*[.C329]^[.F$5]+[.F$6]*[.C32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58379.5550737072" calcext:value-type="float">
            <text:p>58 380</text:p>
          </table:table-cell>
          <table:table-cell/>
          <table:table-cell table:formula="of:=[.F$2]*[.C330]^[.F$3]+[.F$4]*[.C330]^[.F$5]+[.F$6]*[.C33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58379.5550737072" calcext:value-type="float">
            <text:p>58 380</text:p>
          </table:table-cell>
          <table:table-cell/>
          <table:table-cell table:formula="of:=[.F$2]*[.C331]^[.F$3]+[.F$4]*[.C331]^[.F$5]+[.F$6]*[.C33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58379.5550737072" calcext:value-type="float">
            <text:p>58 380</text:p>
          </table:table-cell>
          <table:table-cell/>
          <table:table-cell table:formula="of:=[.F$2]*[.C332]^[.F$3]+[.F$4]*[.C332]^[.F$5]+[.F$6]*[.C33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58379.5550737072" calcext:value-type="float">
            <text:p>58 380</text:p>
          </table:table-cell>
          <table:table-cell/>
          <table:table-cell table:formula="of:=[.F$2]*[.C333]^[.F$3]+[.F$4]*[.C333]^[.F$5]+[.F$6]*[.C33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58379.5550737072" calcext:value-type="float">
            <text:p>58 380</text:p>
          </table:table-cell>
          <table:table-cell/>
          <table:table-cell table:formula="of:=[.F$2]*[.C334]^[.F$3]+[.F$4]*[.C334]^[.F$5]+[.F$6]*[.C33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58379.5550737072" calcext:value-type="float">
            <text:p>58 380</text:p>
          </table:table-cell>
          <table:table-cell/>
          <table:table-cell table:formula="of:=[.F$2]*[.C335]^[.F$3]+[.F$4]*[.C335]^[.F$5]+[.F$6]*[.C33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58379.5550737072" calcext:value-type="float">
            <text:p>58 380</text:p>
          </table:table-cell>
          <table:table-cell/>
          <table:table-cell table:formula="of:=[.F$2]*[.C336]^[.F$3]+[.F$4]*[.C336]^[.F$5]+[.F$6]*[.C33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58379.5550737072" calcext:value-type="float">
            <text:p>58 380</text:p>
          </table:table-cell>
          <table:table-cell/>
          <table:table-cell table:formula="of:=[.F$2]*[.C337]^[.F$3]+[.F$4]*[.C337]^[.F$5]+[.F$6]*[.C33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58379.5550737072" calcext:value-type="float">
            <text:p>58 380</text:p>
          </table:table-cell>
          <table:table-cell/>
          <table:table-cell table:formula="of:=[.F$2]*[.C338]^[.F$3]+[.F$4]*[.C338]^[.F$5]+[.F$6]*[.C33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58379.5550737072" calcext:value-type="float">
            <text:p>58 380</text:p>
          </table:table-cell>
          <table:table-cell/>
          <table:table-cell table:formula="of:=[.F$2]*[.C339]^[.F$3]+[.F$4]*[.C339]^[.F$5]+[.F$6]*[.C33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58379.5550737072" calcext:value-type="float">
            <text:p>58 380</text:p>
          </table:table-cell>
          <table:table-cell/>
          <table:table-cell table:formula="of:=[.F$2]*[.C340]^[.F$3]+[.F$4]*[.C340]^[.F$5]+[.F$6]*[.C34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58379.5550737072" calcext:value-type="float">
            <text:p>58 380</text:p>
          </table:table-cell>
          <table:table-cell/>
          <table:table-cell table:formula="of:=[.F$2]*[.C341]^[.F$3]+[.F$4]*[.C341]^[.F$5]+[.F$6]*[.C34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58379.5550737072" calcext:value-type="float">
            <text:p>58 380</text:p>
          </table:table-cell>
          <table:table-cell/>
          <table:table-cell table:formula="of:=[.F$2]*[.C342]^[.F$3]+[.F$4]*[.C342]^[.F$5]+[.F$6]*[.C34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58379.5550737072" calcext:value-type="float">
            <text:p>58 380</text:p>
          </table:table-cell>
          <table:table-cell/>
          <table:table-cell table:formula="of:=[.F$2]*[.C343]^[.F$3]+[.F$4]*[.C343]^[.F$5]+[.F$6]*[.C34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58379.5550737072" calcext:value-type="float">
            <text:p>58 380</text:p>
          </table:table-cell>
          <table:table-cell/>
          <table:table-cell table:formula="of:=[.F$2]*[.C344]^[.F$3]+[.F$4]*[.C344]^[.F$5]+[.F$6]*[.C34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58379.5550737072" calcext:value-type="float">
            <text:p>58 380</text:p>
          </table:table-cell>
          <table:table-cell/>
          <table:table-cell table:formula="of:=[.F$2]*[.C345]^[.F$3]+[.F$4]*[.C345]^[.F$5]+[.F$6]*[.C34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58379.5550737072" calcext:value-type="float">
            <text:p>58 380</text:p>
          </table:table-cell>
          <table:table-cell/>
          <table:table-cell table:formula="of:=[.F$2]*[.C346]^[.F$3]+[.F$4]*[.C346]^[.F$5]+[.F$6]*[.C34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58379.5550737072" calcext:value-type="float">
            <text:p>58 380</text:p>
          </table:table-cell>
          <table:table-cell/>
          <table:table-cell table:formula="of:=[.F$2]*[.C347]^[.F$3]+[.F$4]*[.C347]^[.F$5]+[.F$6]*[.C34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58379.5550737072" calcext:value-type="float">
            <text:p>58 380</text:p>
          </table:table-cell>
          <table:table-cell/>
          <table:table-cell table:formula="of:=[.F$2]*[.C348]^[.F$3]+[.F$4]*[.C348]^[.F$5]+[.F$6]*[.C34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58379.5550737072" calcext:value-type="float">
            <text:p>58 380</text:p>
          </table:table-cell>
          <table:table-cell/>
          <table:table-cell table:formula="of:=[.F$2]*[.C349]^[.F$3]+[.F$4]*[.C349]^[.F$5]+[.F$6]*[.C34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58379.5550737072" calcext:value-type="float">
            <text:p>58 380</text:p>
          </table:table-cell>
          <table:table-cell/>
          <table:table-cell table:formula="of:=[.F$2]*[.C350]^[.F$3]+[.F$4]*[.C350]^[.F$5]+[.F$6]*[.C35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58379.5550737072" calcext:value-type="float">
            <text:p>58 380</text:p>
          </table:table-cell>
          <table:table-cell/>
          <table:table-cell table:formula="of:=[.F$2]*[.C351]^[.F$3]+[.F$4]*[.C351]^[.F$5]+[.F$6]*[.C35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58379.5550737072" calcext:value-type="float">
            <text:p>58 380</text:p>
          </table:table-cell>
          <table:table-cell/>
          <table:table-cell table:formula="of:=[.F$2]*[.C352]^[.F$3]+[.F$4]*[.C352]^[.F$5]+[.F$6]*[.C35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58379.5550737072" calcext:value-type="float">
            <text:p>58 380</text:p>
          </table:table-cell>
          <table:table-cell/>
          <table:table-cell table:formula="of:=[.F$2]*[.C353]^[.F$3]+[.F$4]*[.C353]^[.F$5]+[.F$6]*[.C35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58379.5550737072" calcext:value-type="float">
            <text:p>58 380</text:p>
          </table:table-cell>
          <table:table-cell/>
          <table:table-cell table:formula="of:=[.F$2]*[.C354]^[.F$3]+[.F$4]*[.C354]^[.F$5]+[.F$6]*[.C35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58379.5550737072" calcext:value-type="float">
            <text:p>58 380</text:p>
          </table:table-cell>
          <table:table-cell/>
          <table:table-cell table:formula="of:=[.F$2]*[.C355]^[.F$3]+[.F$4]*[.C355]^[.F$5]+[.F$6]*[.C35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58379.5550737072" calcext:value-type="float">
            <text:p>58 380</text:p>
          </table:table-cell>
          <table:table-cell/>
          <table:table-cell table:formula="of:=[.F$2]*[.C356]^[.F$3]+[.F$4]*[.C356]^[.F$5]+[.F$6]*[.C35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58379.5550737072" calcext:value-type="float">
            <text:p>58 380</text:p>
          </table:table-cell>
          <table:table-cell/>
          <table:table-cell table:formula="of:=[.F$2]*[.C357]^[.F$3]+[.F$4]*[.C357]^[.F$5]+[.F$6]*[.C35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58379.5550737072" calcext:value-type="float">
            <text:p>58 380</text:p>
          </table:table-cell>
          <table:table-cell/>
          <table:table-cell table:formula="of:=[.F$2]*[.C358]^[.F$3]+[.F$4]*[.C358]^[.F$5]+[.F$6]*[.C35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58379.5550737072" calcext:value-type="float">
            <text:p>58 380</text:p>
          </table:table-cell>
          <table:table-cell/>
          <table:table-cell table:formula="of:=[.F$2]*[.C359]^[.F$3]+[.F$4]*[.C359]^[.F$5]+[.F$6]*[.C35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58379.5550737072" calcext:value-type="float">
            <text:p>58 380</text:p>
          </table:table-cell>
          <table:table-cell/>
          <table:table-cell table:formula="of:=[.F$2]*[.C360]^[.F$3]+[.F$4]*[.C360]^[.F$5]+[.F$6]*[.C36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58379.5550737072" calcext:value-type="float">
            <text:p>58 380</text:p>
          </table:table-cell>
          <table:table-cell/>
          <table:table-cell table:formula="of:=[.F$2]*[.C361]^[.F$3]+[.F$4]*[.C361]^[.F$5]+[.F$6]*[.C36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58379.5550737072" calcext:value-type="float">
            <text:p>58 380</text:p>
          </table:table-cell>
          <table:table-cell/>
          <table:table-cell table:formula="of:=[.F$2]*[.C362]^[.F$3]+[.F$4]*[.C362]^[.F$5]+[.F$6]*[.C36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58379.5550737072" calcext:value-type="float">
            <text:p>58 380</text:p>
          </table:table-cell>
          <table:table-cell/>
          <table:table-cell table:formula="of:=[.F$2]*[.C363]^[.F$3]+[.F$4]*[.C363]^[.F$5]+[.F$6]*[.C36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58379.5550737072" calcext:value-type="float">
            <text:p>58 380</text:p>
          </table:table-cell>
          <table:table-cell/>
          <table:table-cell table:formula="of:=[.F$2]*[.C364]^[.F$3]+[.F$4]*[.C364]^[.F$5]+[.F$6]*[.C36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58379.5550737072" calcext:value-type="float">
            <text:p>58 380</text:p>
          </table:table-cell>
          <table:table-cell/>
          <table:table-cell table:formula="of:=[.F$2]*[.C365]^[.F$3]+[.F$4]*[.C365]^[.F$5]+[.F$6]*[.C36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58379.5550737072" calcext:value-type="float">
            <text:p>58 380</text:p>
          </table:table-cell>
          <table:table-cell/>
          <table:table-cell table:formula="of:=[.F$2]*[.C366]^[.F$3]+[.F$4]*[.C366]^[.F$5]+[.F$6]*[.C36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58379.5550737072" calcext:value-type="float">
            <text:p>58 380</text:p>
          </table:table-cell>
          <table:table-cell/>
          <table:table-cell table:formula="of:=[.F$2]*[.C367]^[.F$3]+[.F$4]*[.C367]^[.F$5]+[.F$6]*[.C36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58379.5550737072" calcext:value-type="float">
            <text:p>58 380</text:p>
          </table:table-cell>
          <table:table-cell/>
          <table:table-cell table:formula="of:=[.F$2]*[.C368]^[.F$3]+[.F$4]*[.C368]^[.F$5]+[.F$6]*[.C36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58379.5550737072" calcext:value-type="float">
            <text:p>58 380</text:p>
          </table:table-cell>
          <table:table-cell/>
          <table:table-cell table:formula="of:=[.F$2]*[.C369]^[.F$3]+[.F$4]*[.C369]^[.F$5]+[.F$6]*[.C36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58379.5550737072" calcext:value-type="float">
            <text:p>58 380</text:p>
          </table:table-cell>
          <table:table-cell/>
          <table:table-cell table:formula="of:=[.F$2]*[.C370]^[.F$3]+[.F$4]*[.C370]^[.F$5]+[.F$6]*[.C37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58379.5550737072" calcext:value-type="float">
            <text:p>58 380</text:p>
          </table:table-cell>
          <table:table-cell/>
          <table:table-cell table:formula="of:=[.F$2]*[.C371]^[.F$3]+[.F$4]*[.C371]^[.F$5]+[.F$6]*[.C37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58379.5550737072" calcext:value-type="float">
            <text:p>58 380</text:p>
          </table:table-cell>
          <table:table-cell/>
          <table:table-cell table:formula="of:=[.F$2]*[.C372]^[.F$3]+[.F$4]*[.C372]^[.F$5]+[.F$6]*[.C37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58379.5550737072" calcext:value-type="float">
            <text:p>58 380</text:p>
          </table:table-cell>
          <table:table-cell/>
          <table:table-cell table:formula="of:=[.F$2]*[.C373]^[.F$3]+[.F$4]*[.C373]^[.F$5]+[.F$6]*[.C37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58379.5550737072" calcext:value-type="float">
            <text:p>58 380</text:p>
          </table:table-cell>
          <table:table-cell/>
          <table:table-cell table:formula="of:=[.F$2]*[.C374]^[.F$3]+[.F$4]*[.C374]^[.F$5]+[.F$6]*[.C37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58379.5550737072" calcext:value-type="float">
            <text:p>58 380</text:p>
          </table:table-cell>
          <table:table-cell/>
          <table:table-cell table:formula="of:=[.F$2]*[.C375]^[.F$3]+[.F$4]*[.C375]^[.F$5]+[.F$6]*[.C37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58379.5550737072" calcext:value-type="float">
            <text:p>58 380</text:p>
          </table:table-cell>
          <table:table-cell/>
          <table:table-cell table:formula="of:=[.F$2]*[.C376]^[.F$3]+[.F$4]*[.C376]^[.F$5]+[.F$6]*[.C37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58379.5550737072" calcext:value-type="float">
            <text:p>58 380</text:p>
          </table:table-cell>
          <table:table-cell/>
          <table:table-cell table:formula="of:=[.F$2]*[.C377]^[.F$3]+[.F$4]*[.C377]^[.F$5]+[.F$6]*[.C37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58379.5550737072" calcext:value-type="float">
            <text:p>58 380</text:p>
          </table:table-cell>
          <table:table-cell/>
          <table:table-cell table:formula="of:=[.F$2]*[.C378]^[.F$3]+[.F$4]*[.C378]^[.F$5]+[.F$6]*[.C37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58379.5550737072" calcext:value-type="float">
            <text:p>58 380</text:p>
          </table:table-cell>
          <table:table-cell/>
          <table:table-cell table:formula="of:=[.F$2]*[.C379]^[.F$3]+[.F$4]*[.C379]^[.F$5]+[.F$6]*[.C37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58379.5550737072" calcext:value-type="float">
            <text:p>58 380</text:p>
          </table:table-cell>
          <table:table-cell/>
          <table:table-cell table:formula="of:=[.F$2]*[.C380]^[.F$3]+[.F$4]*[.C380]^[.F$5]+[.F$6]*[.C38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58379.5550737072" calcext:value-type="float">
            <text:p>58 380</text:p>
          </table:table-cell>
          <table:table-cell/>
          <table:table-cell table:formula="of:=[.F$2]*[.C381]^[.F$3]+[.F$4]*[.C381]^[.F$5]+[.F$6]*[.C38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58379.5550737072" calcext:value-type="float">
            <text:p>58 380</text:p>
          </table:table-cell>
          <table:table-cell/>
          <table:table-cell table:formula="of:=[.F$2]*[.C382]^[.F$3]+[.F$4]*[.C382]^[.F$5]+[.F$6]*[.C38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58379.5550737072" calcext:value-type="float">
            <text:p>58 380</text:p>
          </table:table-cell>
          <table:table-cell/>
          <table:table-cell table:formula="of:=[.F$2]*[.C383]^[.F$3]+[.F$4]*[.C383]^[.F$5]+[.F$6]*[.C38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58379.5550737072" calcext:value-type="float">
            <text:p>58 380</text:p>
          </table:table-cell>
          <table:table-cell/>
          <table:table-cell table:formula="of:=[.F$2]*[.C384]^[.F$3]+[.F$4]*[.C384]^[.F$5]+[.F$6]*[.C38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58379.5550737072" calcext:value-type="float">
            <text:p>58 380</text:p>
          </table:table-cell>
          <table:table-cell/>
          <table:table-cell table:formula="of:=[.F$2]*[.C385]^[.F$3]+[.F$4]*[.C385]^[.F$5]+[.F$6]*[.C38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58379.5550737072" calcext:value-type="float">
            <text:p>58 380</text:p>
          </table:table-cell>
          <table:table-cell/>
          <table:table-cell table:formula="of:=[.F$2]*[.C386]^[.F$3]+[.F$4]*[.C386]^[.F$5]+[.F$6]*[.C38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58379.5550737072" calcext:value-type="float">
            <text:p>58 380</text:p>
          </table:table-cell>
          <table:table-cell/>
          <table:table-cell table:formula="of:=[.F$2]*[.C387]^[.F$3]+[.F$4]*[.C387]^[.F$5]+[.F$6]*[.C38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58379.5550737072" calcext:value-type="float">
            <text:p>58 380</text:p>
          </table:table-cell>
          <table:table-cell/>
          <table:table-cell table:formula="of:=[.F$2]*[.C388]^[.F$3]+[.F$4]*[.C388]^[.F$5]+[.F$6]*[.C38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58379.5550737072" calcext:value-type="float">
            <text:p>58 380</text:p>
          </table:table-cell>
          <table:table-cell/>
          <table:table-cell table:formula="of:=[.F$2]*[.C389]^[.F$3]+[.F$4]*[.C389]^[.F$5]+[.F$6]*[.C38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58379.5550737072" calcext:value-type="float">
            <text:p>58 380</text:p>
          </table:table-cell>
          <table:table-cell/>
          <table:table-cell table:formula="of:=[.F$2]*[.C390]^[.F$3]+[.F$4]*[.C390]^[.F$5]+[.F$6]*[.C39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58379.5550737072" calcext:value-type="float">
            <text:p>58 380</text:p>
          </table:table-cell>
          <table:table-cell/>
          <table:table-cell table:formula="of:=[.F$2]*[.C391]^[.F$3]+[.F$4]*[.C391]^[.F$5]+[.F$6]*[.C39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58379.5550737072" calcext:value-type="float">
            <text:p>58 380</text:p>
          </table:table-cell>
          <table:table-cell/>
          <table:table-cell table:formula="of:=[.F$2]*[.C392]^[.F$3]+[.F$4]*[.C392]^[.F$5]+[.F$6]*[.C39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58379.5550737072" calcext:value-type="float">
            <text:p>58 380</text:p>
          </table:table-cell>
          <table:table-cell/>
          <table:table-cell table:formula="of:=[.F$2]*[.C393]^[.F$3]+[.F$4]*[.C393]^[.F$5]+[.F$6]*[.C39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58379.5550737072" calcext:value-type="float">
            <text:p>58 380</text:p>
          </table:table-cell>
          <table:table-cell/>
          <table:table-cell table:formula="of:=[.F$2]*[.C394]^[.F$3]+[.F$4]*[.C394]^[.F$5]+[.F$6]*[.C39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58379.5550737072" calcext:value-type="float">
            <text:p>58 380</text:p>
          </table:table-cell>
          <table:table-cell/>
          <table:table-cell table:formula="of:=[.F$2]*[.C395]^[.F$3]+[.F$4]*[.C395]^[.F$5]+[.F$6]*[.C39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58379.5550737072" calcext:value-type="float">
            <text:p>58 380</text:p>
          </table:table-cell>
          <table:table-cell/>
          <table:table-cell table:formula="of:=[.F$2]*[.C396]^[.F$3]+[.F$4]*[.C396]^[.F$5]+[.F$6]*[.C39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58379.5550737072" calcext:value-type="float">
            <text:p>58 380</text:p>
          </table:table-cell>
          <table:table-cell/>
          <table:table-cell table:formula="of:=[.F$2]*[.C397]^[.F$3]+[.F$4]*[.C397]^[.F$5]+[.F$6]*[.C39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58379.5550737072" calcext:value-type="float">
            <text:p>58 380</text:p>
          </table:table-cell>
          <table:table-cell/>
          <table:table-cell table:formula="of:=[.F$2]*[.C398]^[.F$3]+[.F$4]*[.C398]^[.F$5]+[.F$6]*[.C39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58379.5550737072" calcext:value-type="float">
            <text:p>58 380</text:p>
          </table:table-cell>
          <table:table-cell/>
          <table:table-cell table:formula="of:=[.F$2]*[.C399]^[.F$3]+[.F$4]*[.C399]^[.F$5]+[.F$6]*[.C39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58379.5550737072" calcext:value-type="float">
            <text:p>58 380</text:p>
          </table:table-cell>
          <table:table-cell/>
          <table:table-cell table:formula="of:=[.F$2]*[.C400]^[.F$3]+[.F$4]*[.C400]^[.F$5]+[.F$6]*[.C40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58379.5550737072" calcext:value-type="float">
            <text:p>58 380</text:p>
          </table:table-cell>
          <table:table-cell/>
          <table:table-cell table:formula="of:=[.F$2]*[.C401]^[.F$3]+[.F$4]*[.C401]^[.F$5]+[.F$6]*[.C40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58379.5550737072" calcext:value-type="float">
            <text:p>58 380</text:p>
          </table:table-cell>
          <table:table-cell/>
          <table:table-cell table:formula="of:=[.F$2]*[.C402]^[.F$3]+[.F$4]*[.C402]^[.F$5]+[.F$6]*[.C40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58379.5550737072" calcext:value-type="float">
            <text:p>58 380</text:p>
          </table:table-cell>
          <table:table-cell/>
          <table:table-cell table:formula="of:=[.F$2]*[.C403]^[.F$3]+[.F$4]*[.C403]^[.F$5]+[.F$6]*[.C40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58379.5550737072" calcext:value-type="float">
            <text:p>58 380</text:p>
          </table:table-cell>
          <table:table-cell/>
          <table:table-cell table:formula="of:=[.F$2]*[.C404]^[.F$3]+[.F$4]*[.C404]^[.F$5]+[.F$6]*[.C40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58379.5550737072" calcext:value-type="float">
            <text:p>58 380</text:p>
          </table:table-cell>
          <table:table-cell/>
          <table:table-cell table:formula="of:=[.F$2]*[.C405]^[.F$3]+[.F$4]*[.C405]^[.F$5]+[.F$6]*[.C40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58379.5550737072" calcext:value-type="float">
            <text:p>58 380</text:p>
          </table:table-cell>
          <table:table-cell/>
          <table:table-cell table:formula="of:=[.F$2]*[.C406]^[.F$3]+[.F$4]*[.C406]^[.F$5]+[.F$6]*[.C40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58379.5550737072" calcext:value-type="float">
            <text:p>58 380</text:p>
          </table:table-cell>
          <table:table-cell/>
          <table:table-cell table:formula="of:=[.F$2]*[.C407]^[.F$3]+[.F$4]*[.C407]^[.F$5]+[.F$6]*[.C40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58379.5550737072" calcext:value-type="float">
            <text:p>58 380</text:p>
          </table:table-cell>
          <table:table-cell/>
          <table:table-cell table:formula="of:=[.F$2]*[.C408]^[.F$3]+[.F$4]*[.C408]^[.F$5]+[.F$6]*[.C40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58379.5550737072" calcext:value-type="float">
            <text:p>58 380</text:p>
          </table:table-cell>
          <table:table-cell/>
          <table:table-cell table:formula="of:=[.F$2]*[.C409]^[.F$3]+[.F$4]*[.C409]^[.F$5]+[.F$6]*[.C40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58379.5550737072" calcext:value-type="float">
            <text:p>58 380</text:p>
          </table:table-cell>
          <table:table-cell/>
          <table:table-cell table:formula="of:=[.F$2]*[.C410]^[.F$3]+[.F$4]*[.C410]^[.F$5]+[.F$6]*[.C41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58379.5550737072" calcext:value-type="float">
            <text:p>58 380</text:p>
          </table:table-cell>
          <table:table-cell/>
          <table:table-cell table:formula="of:=[.F$2]*[.C411]^[.F$3]+[.F$4]*[.C411]^[.F$5]+[.F$6]*[.C41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58379.5550737072" calcext:value-type="float">
            <text:p>58 380</text:p>
          </table:table-cell>
          <table:table-cell/>
          <table:table-cell table:formula="of:=[.F$2]*[.C412]^[.F$3]+[.F$4]*[.C412]^[.F$5]+[.F$6]*[.C41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58379.5550737072" calcext:value-type="float">
            <text:p>58 380</text:p>
          </table:table-cell>
          <table:table-cell/>
          <table:table-cell table:formula="of:=[.F$2]*[.C413]^[.F$3]+[.F$4]*[.C413]^[.F$5]+[.F$6]*[.C41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58379.5550737072" calcext:value-type="float">
            <text:p>58 380</text:p>
          </table:table-cell>
          <table:table-cell/>
          <table:table-cell table:formula="of:=[.F$2]*[.C414]^[.F$3]+[.F$4]*[.C414]^[.F$5]+[.F$6]*[.C41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58379.5550737072" calcext:value-type="float">
            <text:p>58 380</text:p>
          </table:table-cell>
          <table:table-cell/>
          <table:table-cell table:formula="of:=[.F$2]*[.C415]^[.F$3]+[.F$4]*[.C415]^[.F$5]+[.F$6]*[.C41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58379.5550737072" calcext:value-type="float">
            <text:p>58 380</text:p>
          </table:table-cell>
          <table:table-cell/>
          <table:table-cell table:formula="of:=[.F$2]*[.C416]^[.F$3]+[.F$4]*[.C416]^[.F$5]+[.F$6]*[.C41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58379.5550737072" calcext:value-type="float">
            <text:p>58 380</text:p>
          </table:table-cell>
          <table:table-cell/>
          <table:table-cell table:formula="of:=[.F$2]*[.C417]^[.F$3]+[.F$4]*[.C417]^[.F$5]+[.F$6]*[.C41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58379.5550737072" calcext:value-type="float">
            <text:p>58 380</text:p>
          </table:table-cell>
          <table:table-cell/>
          <table:table-cell table:formula="of:=[.F$2]*[.C418]^[.F$3]+[.F$4]*[.C418]^[.F$5]+[.F$6]*[.C41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58379.5550737072" calcext:value-type="float">
            <text:p>58 380</text:p>
          </table:table-cell>
          <table:table-cell/>
          <table:table-cell table:formula="of:=[.F$2]*[.C419]^[.F$3]+[.F$4]*[.C419]^[.F$5]+[.F$6]*[.C41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58379.5550737072" calcext:value-type="float">
            <text:p>58 380</text:p>
          </table:table-cell>
          <table:table-cell/>
          <table:table-cell table:formula="of:=[.F$2]*[.C420]^[.F$3]+[.F$4]*[.C420]^[.F$5]+[.F$6]*[.C42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58379.5550737072" calcext:value-type="float">
            <text:p>58 380</text:p>
          </table:table-cell>
          <table:table-cell/>
          <table:table-cell table:formula="of:=[.F$2]*[.C421]^[.F$3]+[.F$4]*[.C421]^[.F$5]+[.F$6]*[.C42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58379.5550737072" calcext:value-type="float">
            <text:p>58 380</text:p>
          </table:table-cell>
          <table:table-cell/>
          <table:table-cell table:formula="of:=[.F$2]*[.C422]^[.F$3]+[.F$4]*[.C422]^[.F$5]+[.F$6]*[.C42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58379.5550737072" calcext:value-type="float">
            <text:p>58 380</text:p>
          </table:table-cell>
          <table:table-cell/>
          <table:table-cell table:formula="of:=[.F$2]*[.C423]^[.F$3]+[.F$4]*[.C423]^[.F$5]+[.F$6]*[.C42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58379.5550737072" calcext:value-type="float">
            <text:p>58 380</text:p>
          </table:table-cell>
          <table:table-cell/>
          <table:table-cell table:formula="of:=[.F$2]*[.C424]^[.F$3]+[.F$4]*[.C424]^[.F$5]+[.F$6]*[.C42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58379.5550737072" calcext:value-type="float">
            <text:p>58 380</text:p>
          </table:table-cell>
          <table:table-cell/>
          <table:table-cell table:formula="of:=[.F$2]*[.C425]^[.F$3]+[.F$4]*[.C425]^[.F$5]+[.F$6]*[.C42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58379.5550737072" calcext:value-type="float">
            <text:p>58 380</text:p>
          </table:table-cell>
          <table:table-cell/>
          <table:table-cell table:formula="of:=[.F$2]*[.C426]^[.F$3]+[.F$4]*[.C426]^[.F$5]+[.F$6]*[.C42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58379.5550737072" calcext:value-type="float">
            <text:p>58 380</text:p>
          </table:table-cell>
          <table:table-cell/>
          <table:table-cell table:formula="of:=[.F$2]*[.C427]^[.F$3]+[.F$4]*[.C427]^[.F$5]+[.F$6]*[.C42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58379.5550737072" calcext:value-type="float">
            <text:p>58 380</text:p>
          </table:table-cell>
          <table:table-cell/>
          <table:table-cell table:formula="of:=[.F$2]*[.C428]^[.F$3]+[.F$4]*[.C428]^[.F$5]+[.F$6]*[.C42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58379.5550737072" calcext:value-type="float">
            <text:p>58 380</text:p>
          </table:table-cell>
          <table:table-cell/>
          <table:table-cell table:formula="of:=[.F$2]*[.C429]^[.F$3]+[.F$4]*[.C429]^[.F$5]+[.F$6]*[.C42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58379.5550737072" calcext:value-type="float">
            <text:p>58 380</text:p>
          </table:table-cell>
          <table:table-cell/>
          <table:table-cell table:formula="of:=[.F$2]*[.C430]^[.F$3]+[.F$4]*[.C430]^[.F$5]+[.F$6]*[.C43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58379.5550737072" calcext:value-type="float">
            <text:p>58 380</text:p>
          </table:table-cell>
          <table:table-cell/>
          <table:table-cell table:formula="of:=[.F$2]*[.C431]^[.F$3]+[.F$4]*[.C431]^[.F$5]+[.F$6]*[.C43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58379.5550737072" calcext:value-type="float">
            <text:p>58 380</text:p>
          </table:table-cell>
          <table:table-cell/>
          <table:table-cell table:formula="of:=[.F$2]*[.C432]^[.F$3]+[.F$4]*[.C432]^[.F$5]+[.F$6]*[.C43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58379.5550737072" calcext:value-type="float">
            <text:p>58 380</text:p>
          </table:table-cell>
          <table:table-cell/>
          <table:table-cell table:formula="of:=[.F$2]*[.C433]^[.F$3]+[.F$4]*[.C433]^[.F$5]+[.F$6]*[.C43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58379.5550737072" calcext:value-type="float">
            <text:p>58 380</text:p>
          </table:table-cell>
          <table:table-cell/>
          <table:table-cell table:formula="of:=[.F$2]*[.C434]^[.F$3]+[.F$4]*[.C434]^[.F$5]+[.F$6]*[.C43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58379.5550737072" calcext:value-type="float">
            <text:p>58 380</text:p>
          </table:table-cell>
          <table:table-cell/>
          <table:table-cell table:formula="of:=[.F$2]*[.C435]^[.F$3]+[.F$4]*[.C435]^[.F$5]+[.F$6]*[.C43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58379.5550737072" calcext:value-type="float">
            <text:p>58 380</text:p>
          </table:table-cell>
          <table:table-cell/>
          <table:table-cell table:formula="of:=[.F$2]*[.C436]^[.F$3]+[.F$4]*[.C436]^[.F$5]+[.F$6]*[.C43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58379.5550737072" calcext:value-type="float">
            <text:p>58 380</text:p>
          </table:table-cell>
          <table:table-cell/>
          <table:table-cell table:formula="of:=[.F$2]*[.C437]^[.F$3]+[.F$4]*[.C437]^[.F$5]+[.F$6]*[.C43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58379.5550737072" calcext:value-type="float">
            <text:p>58 380</text:p>
          </table:table-cell>
          <table:table-cell/>
          <table:table-cell table:formula="of:=[.F$2]*[.C438]^[.F$3]+[.F$4]*[.C438]^[.F$5]+[.F$6]*[.C43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58379.5550737072" calcext:value-type="float">
            <text:p>58 380</text:p>
          </table:table-cell>
          <table:table-cell/>
          <table:table-cell table:formula="of:=[.F$2]*[.C439]^[.F$3]+[.F$4]*[.C439]^[.F$5]+[.F$6]*[.C43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58379.5550737072" calcext:value-type="float">
            <text:p>58 380</text:p>
          </table:table-cell>
          <table:table-cell/>
          <table:table-cell table:formula="of:=[.F$2]*[.C440]^[.F$3]+[.F$4]*[.C440]^[.F$5]+[.F$6]*[.C44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58379.5550737072" calcext:value-type="float">
            <text:p>58 380</text:p>
          </table:table-cell>
          <table:table-cell/>
          <table:table-cell table:formula="of:=[.F$2]*[.C441]^[.F$3]+[.F$4]*[.C441]^[.F$5]+[.F$6]*[.C44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58379.5550737072" calcext:value-type="float">
            <text:p>58 380</text:p>
          </table:table-cell>
          <table:table-cell/>
          <table:table-cell table:formula="of:=[.F$2]*[.C442]^[.F$3]+[.F$4]*[.C442]^[.F$5]+[.F$6]*[.C44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58379.5550737072" calcext:value-type="float">
            <text:p>58 380</text:p>
          </table:table-cell>
          <table:table-cell/>
          <table:table-cell table:formula="of:=[.F$2]*[.C443]^[.F$3]+[.F$4]*[.C443]^[.F$5]+[.F$6]*[.C44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58379.5550737072" calcext:value-type="float">
            <text:p>58 380</text:p>
          </table:table-cell>
          <table:table-cell/>
          <table:table-cell table:formula="of:=[.F$2]*[.C444]^[.F$3]+[.F$4]*[.C444]^[.F$5]+[.F$6]*[.C44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58379.5550737072" calcext:value-type="float">
            <text:p>58 380</text:p>
          </table:table-cell>
          <table:table-cell/>
          <table:table-cell table:formula="of:=[.F$2]*[.C445]^[.F$3]+[.F$4]*[.C445]^[.F$5]+[.F$6]*[.C44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58379.5550737072" calcext:value-type="float">
            <text:p>58 380</text:p>
          </table:table-cell>
          <table:table-cell/>
          <table:table-cell table:formula="of:=[.F$2]*[.C446]^[.F$3]+[.F$4]*[.C446]^[.F$5]+[.F$6]*[.C44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58379.5550737072" calcext:value-type="float">
            <text:p>58 380</text:p>
          </table:table-cell>
          <table:table-cell/>
          <table:table-cell table:formula="of:=[.F$2]*[.C447]^[.F$3]+[.F$4]*[.C447]^[.F$5]+[.F$6]*[.C44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58379.5550737072" calcext:value-type="float">
            <text:p>58 380</text:p>
          </table:table-cell>
          <table:table-cell/>
          <table:table-cell table:formula="of:=[.F$2]*[.C448]^[.F$3]+[.F$4]*[.C448]^[.F$5]+[.F$6]*[.C44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58379.5550737072" calcext:value-type="float">
            <text:p>58 380</text:p>
          </table:table-cell>
          <table:table-cell/>
          <table:table-cell table:formula="of:=[.F$2]*[.C449]^[.F$3]+[.F$4]*[.C449]^[.F$5]+[.F$6]*[.C44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58379.5550737072" calcext:value-type="float">
            <text:p>58 380</text:p>
          </table:table-cell>
          <table:table-cell/>
          <table:table-cell table:formula="of:=[.F$2]*[.C450]^[.F$3]+[.F$4]*[.C450]^[.F$5]+[.F$6]*[.C45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58379.5550737072" calcext:value-type="float">
            <text:p>58 380</text:p>
          </table:table-cell>
          <table:table-cell/>
          <table:table-cell table:formula="of:=[.F$2]*[.C451]^[.F$3]+[.F$4]*[.C451]^[.F$5]+[.F$6]*[.C45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58379.5550737072" calcext:value-type="float">
            <text:p>58 380</text:p>
          </table:table-cell>
          <table:table-cell/>
          <table:table-cell table:formula="of:=[.F$2]*[.C452]^[.F$3]+[.F$4]*[.C452]^[.F$5]+[.F$6]*[.C45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58379.5550737072" calcext:value-type="float">
            <text:p>58 380</text:p>
          </table:table-cell>
          <table:table-cell/>
          <table:table-cell table:formula="of:=[.F$2]*[.C453]^[.F$3]+[.F$4]*[.C453]^[.F$5]+[.F$6]*[.C45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58379.5550737072" calcext:value-type="float">
            <text:p>58 380</text:p>
          </table:table-cell>
          <table:table-cell/>
          <table:table-cell table:formula="of:=[.F$2]*[.C454]^[.F$3]+[.F$4]*[.C454]^[.F$5]+[.F$6]*[.C45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58379.5550737072" calcext:value-type="float">
            <text:p>58 380</text:p>
          </table:table-cell>
          <table:table-cell/>
          <table:table-cell table:formula="of:=[.F$2]*[.C455]^[.F$3]+[.F$4]*[.C455]^[.F$5]+[.F$6]*[.C45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58379.5550737072" calcext:value-type="float">
            <text:p>58 380</text:p>
          </table:table-cell>
          <table:table-cell/>
          <table:table-cell table:formula="of:=[.F$2]*[.C456]^[.F$3]+[.F$4]*[.C456]^[.F$5]+[.F$6]*[.C45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58379.5550737072" calcext:value-type="float">
            <text:p>58 380</text:p>
          </table:table-cell>
          <table:table-cell/>
          <table:table-cell table:formula="of:=[.F$2]*[.C457]^[.F$3]+[.F$4]*[.C457]^[.F$5]+[.F$6]*[.C45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58379.5550737072" calcext:value-type="float">
            <text:p>58 380</text:p>
          </table:table-cell>
          <table:table-cell/>
          <table:table-cell table:formula="of:=[.F$2]*[.C458]^[.F$3]+[.F$4]*[.C458]^[.F$5]+[.F$6]*[.C45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58379.5550737072" calcext:value-type="float">
            <text:p>58 380</text:p>
          </table:table-cell>
          <table:table-cell/>
          <table:table-cell table:formula="of:=[.F$2]*[.C459]^[.F$3]+[.F$4]*[.C459]^[.F$5]+[.F$6]*[.C45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58379.5550737072" calcext:value-type="float">
            <text:p>58 380</text:p>
          </table:table-cell>
          <table:table-cell/>
          <table:table-cell table:formula="of:=[.F$2]*[.C460]^[.F$3]+[.F$4]*[.C460]^[.F$5]+[.F$6]*[.C46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58379.5550737072" calcext:value-type="float">
            <text:p>58 380</text:p>
          </table:table-cell>
          <table:table-cell/>
          <table:table-cell table:formula="of:=[.F$2]*[.C461]^[.F$3]+[.F$4]*[.C461]^[.F$5]+[.F$6]*[.C46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58379.5550737072" calcext:value-type="float">
            <text:p>58 380</text:p>
          </table:table-cell>
          <table:table-cell/>
          <table:table-cell table:formula="of:=[.F$2]*[.C462]^[.F$3]+[.F$4]*[.C462]^[.F$5]+[.F$6]*[.C46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58379.5550737072" calcext:value-type="float">
            <text:p>58 380</text:p>
          </table:table-cell>
          <table:table-cell/>
          <table:table-cell table:formula="of:=[.F$2]*[.C463]^[.F$3]+[.F$4]*[.C463]^[.F$5]+[.F$6]*[.C46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58379.5550737072" calcext:value-type="float">
            <text:p>58 380</text:p>
          </table:table-cell>
          <table:table-cell/>
          <table:table-cell table:formula="of:=[.F$2]*[.C464]^[.F$3]+[.F$4]*[.C464]^[.F$5]+[.F$6]*[.C46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58379.5550737072" calcext:value-type="float">
            <text:p>58 380</text:p>
          </table:table-cell>
          <table:table-cell/>
          <table:table-cell table:formula="of:=[.F$2]*[.C465]^[.F$3]+[.F$4]*[.C465]^[.F$5]+[.F$6]*[.C46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58379.5550737072" calcext:value-type="float">
            <text:p>58 380</text:p>
          </table:table-cell>
          <table:table-cell/>
          <table:table-cell table:formula="of:=[.F$2]*[.C466]^[.F$3]+[.F$4]*[.C466]^[.F$5]+[.F$6]*[.C46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58379.5550737072" calcext:value-type="float">
            <text:p>58 380</text:p>
          </table:table-cell>
          <table:table-cell/>
          <table:table-cell table:formula="of:=[.F$2]*[.C467]^[.F$3]+[.F$4]*[.C467]^[.F$5]+[.F$6]*[.C46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58379.5550737072" calcext:value-type="float">
            <text:p>58 380</text:p>
          </table:table-cell>
          <table:table-cell/>
          <table:table-cell table:formula="of:=[.F$2]*[.C468]^[.F$3]+[.F$4]*[.C468]^[.F$5]+[.F$6]*[.C46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58379.5550737072" calcext:value-type="float">
            <text:p>58 380</text:p>
          </table:table-cell>
          <table:table-cell/>
          <table:table-cell table:formula="of:=[.F$2]*[.C469]^[.F$3]+[.F$4]*[.C469]^[.F$5]+[.F$6]*[.C46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58379.5550737072" calcext:value-type="float">
            <text:p>58 380</text:p>
          </table:table-cell>
          <table:table-cell/>
          <table:table-cell table:formula="of:=[.F$2]*[.C470]^[.F$3]+[.F$4]*[.C470]^[.F$5]+[.F$6]*[.C47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58379.5550737072" calcext:value-type="float">
            <text:p>58 380</text:p>
          </table:table-cell>
          <table:table-cell/>
          <table:table-cell table:formula="of:=[.F$2]*[.C471]^[.F$3]+[.F$4]*[.C471]^[.F$5]+[.F$6]*[.C47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58379.5550737072" calcext:value-type="float">
            <text:p>58 380</text:p>
          </table:table-cell>
          <table:table-cell/>
          <table:table-cell table:formula="of:=[.F$2]*[.C472]^[.F$3]+[.F$4]*[.C472]^[.F$5]+[.F$6]*[.C47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58379.5550737072" calcext:value-type="float">
            <text:p>58 380</text:p>
          </table:table-cell>
          <table:table-cell/>
          <table:table-cell table:formula="of:=[.F$2]*[.C473]^[.F$3]+[.F$4]*[.C473]^[.F$5]+[.F$6]*[.C47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58379.5550737072" calcext:value-type="float">
            <text:p>58 380</text:p>
          </table:table-cell>
          <table:table-cell/>
          <table:table-cell table:formula="of:=[.F$2]*[.C474]^[.F$3]+[.F$4]*[.C474]^[.F$5]+[.F$6]*[.C47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58379.5550737072" calcext:value-type="float">
            <text:p>58 380</text:p>
          </table:table-cell>
          <table:table-cell/>
          <table:table-cell table:formula="of:=[.F$2]*[.C475]^[.F$3]+[.F$4]*[.C475]^[.F$5]+[.F$6]*[.C47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58379.5550737072" calcext:value-type="float">
            <text:p>58 380</text:p>
          </table:table-cell>
          <table:table-cell/>
          <table:table-cell table:formula="of:=[.F$2]*[.C476]^[.F$3]+[.F$4]*[.C476]^[.F$5]+[.F$6]*[.C47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58379.5550737072" calcext:value-type="float">
            <text:p>58 380</text:p>
          </table:table-cell>
          <table:table-cell/>
          <table:table-cell table:formula="of:=[.F$2]*[.C477]^[.F$3]+[.F$4]*[.C477]^[.F$5]+[.F$6]*[.C47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58379.5550737072" calcext:value-type="float">
            <text:p>58 380</text:p>
          </table:table-cell>
          <table:table-cell/>
          <table:table-cell table:formula="of:=[.F$2]*[.C478]^[.F$3]+[.F$4]*[.C478]^[.F$5]+[.F$6]*[.C47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58379.5550737072" calcext:value-type="float">
            <text:p>58 380</text:p>
          </table:table-cell>
          <table:table-cell/>
          <table:table-cell table:formula="of:=[.F$2]*[.C479]^[.F$3]+[.F$4]*[.C479]^[.F$5]+[.F$6]*[.C47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58379.5550737072" calcext:value-type="float">
            <text:p>58 380</text:p>
          </table:table-cell>
          <table:table-cell/>
          <table:table-cell table:formula="of:=[.F$2]*[.C480]^[.F$3]+[.F$4]*[.C480]^[.F$5]+[.F$6]*[.C48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58379.5550737072" calcext:value-type="float">
            <text:p>58 380</text:p>
          </table:table-cell>
          <table:table-cell/>
          <table:table-cell table:formula="of:=[.F$2]*[.C481]^[.F$3]+[.F$4]*[.C481]^[.F$5]+[.F$6]*[.C48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58379.5550737072" calcext:value-type="float">
            <text:p>58 380</text:p>
          </table:table-cell>
          <table:table-cell/>
          <table:table-cell table:formula="of:=[.F$2]*[.C482]^[.F$3]+[.F$4]*[.C482]^[.F$5]+[.F$6]*[.C48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58379.5550737072" calcext:value-type="float">
            <text:p>58 380</text:p>
          </table:table-cell>
          <table:table-cell/>
          <table:table-cell table:formula="of:=[.F$2]*[.C483]^[.F$3]+[.F$4]*[.C483]^[.F$5]+[.F$6]*[.C48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58379.5550737072" calcext:value-type="float">
            <text:p>58 380</text:p>
          </table:table-cell>
          <table:table-cell/>
          <table:table-cell table:formula="of:=[.F$2]*[.C484]^[.F$3]+[.F$4]*[.C484]^[.F$5]+[.F$6]*[.C48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58379.5550737072" calcext:value-type="float">
            <text:p>58 380</text:p>
          </table:table-cell>
          <table:table-cell/>
          <table:table-cell table:formula="of:=[.F$2]*[.C485]^[.F$3]+[.F$4]*[.C485]^[.F$5]+[.F$6]*[.C48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58379.5550737072" calcext:value-type="float">
            <text:p>58 380</text:p>
          </table:table-cell>
          <table:table-cell/>
          <table:table-cell table:formula="of:=[.F$2]*[.C486]^[.F$3]+[.F$4]*[.C486]^[.F$5]+[.F$6]*[.C48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58379.5550737072" calcext:value-type="float">
            <text:p>58 380</text:p>
          </table:table-cell>
          <table:table-cell/>
          <table:table-cell table:formula="of:=[.F$2]*[.C487]^[.F$3]+[.F$4]*[.C487]^[.F$5]+[.F$6]*[.C48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58379.5550737072" calcext:value-type="float">
            <text:p>58 380</text:p>
          </table:table-cell>
          <table:table-cell/>
          <table:table-cell table:formula="of:=[.F$2]*[.C488]^[.F$3]+[.F$4]*[.C488]^[.F$5]+[.F$6]*[.C48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58379.5550737072" calcext:value-type="float">
            <text:p>58 380</text:p>
          </table:table-cell>
          <table:table-cell/>
          <table:table-cell table:formula="of:=[.F$2]*[.C489]^[.F$3]+[.F$4]*[.C489]^[.F$5]+[.F$6]*[.C48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58379.5550737072" calcext:value-type="float">
            <text:p>58 380</text:p>
          </table:table-cell>
          <table:table-cell/>
          <table:table-cell table:formula="of:=[.F$2]*[.C490]^[.F$3]+[.F$4]*[.C490]^[.F$5]+[.F$6]*[.C49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58379.5550737072" calcext:value-type="float">
            <text:p>58 380</text:p>
          </table:table-cell>
          <table:table-cell/>
          <table:table-cell table:formula="of:=[.F$2]*[.C491]^[.F$3]+[.F$4]*[.C491]^[.F$5]+[.F$6]*[.C49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58379.5550737072" calcext:value-type="float">
            <text:p>58 380</text:p>
          </table:table-cell>
          <table:table-cell/>
          <table:table-cell table:formula="of:=[.F$2]*[.C492]^[.F$3]+[.F$4]*[.C492]^[.F$5]+[.F$6]*[.C49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58379.5550737072" calcext:value-type="float">
            <text:p>58 380</text:p>
          </table:table-cell>
          <table:table-cell/>
          <table:table-cell table:formula="of:=[.F$2]*[.C493]^[.F$3]+[.F$4]*[.C493]^[.F$5]+[.F$6]*[.C49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58379.5550737072" calcext:value-type="float">
            <text:p>58 380</text:p>
          </table:table-cell>
          <table:table-cell/>
          <table:table-cell table:formula="of:=[.F$2]*[.C494]^[.F$3]+[.F$4]*[.C494]^[.F$5]+[.F$6]*[.C49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58379.5550737072" calcext:value-type="float">
            <text:p>58 380</text:p>
          </table:table-cell>
          <table:table-cell/>
          <table:table-cell table:formula="of:=[.F$2]*[.C495]^[.F$3]+[.F$4]*[.C495]^[.F$5]+[.F$6]*[.C49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58379.5550737072" calcext:value-type="float">
            <text:p>58 380</text:p>
          </table:table-cell>
          <table:table-cell/>
          <table:table-cell table:formula="of:=[.F$2]*[.C496]^[.F$3]+[.F$4]*[.C496]^[.F$5]+[.F$6]*[.C49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58379.5550737072" calcext:value-type="float">
            <text:p>58 380</text:p>
          </table:table-cell>
          <table:table-cell/>
          <table:table-cell table:formula="of:=[.F$2]*[.C497]^[.F$3]+[.F$4]*[.C497]^[.F$5]+[.F$6]*[.C49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58379.5550737072" calcext:value-type="float">
            <text:p>58 380</text:p>
          </table:table-cell>
          <table:table-cell/>
          <table:table-cell table:formula="of:=[.F$2]*[.C498]^[.F$3]+[.F$4]*[.C498]^[.F$5]+[.F$6]*[.C49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58379.5550737072" calcext:value-type="float">
            <text:p>58 380</text:p>
          </table:table-cell>
          <table:table-cell/>
          <table:table-cell table:formula="of:=[.F$2]*[.C499]^[.F$3]+[.F$4]*[.C499]^[.F$5]+[.F$6]*[.C49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58379.5550737072" calcext:value-type="float">
            <text:p>58 380</text:p>
          </table:table-cell>
          <table:table-cell/>
          <table:table-cell table:formula="of:=[.F$2]*[.C500]^[.F$3]+[.F$4]*[.C500]^[.F$5]+[.F$6]*[.C50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58379.5550737072" calcext:value-type="float">
            <text:p>58 380</text:p>
          </table:table-cell>
          <table:table-cell/>
          <table:table-cell table:formula="of:=[.F$2]*[.C501]^[.F$3]+[.F$4]*[.C501]^[.F$5]+[.F$6]*[.C50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58379.5550737072" calcext:value-type="float">
            <text:p>58 380</text:p>
          </table:table-cell>
          <table:table-cell/>
          <table:table-cell table:formula="of:=[.F$2]*[.C502]^[.F$3]+[.F$4]*[.C502]^[.F$5]+[.F$6]*[.C50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58379.5550737072" calcext:value-type="float">
            <text:p>58 380</text:p>
          </table:table-cell>
          <table:table-cell/>
          <table:table-cell table:formula="of:=[.F$2]*[.C503]^[.F$3]+[.F$4]*[.C503]^[.F$5]+[.F$6]*[.C50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58379.5550737072" calcext:value-type="float">
            <text:p>58 380</text:p>
          </table:table-cell>
          <table:table-cell/>
          <table:table-cell table:formula="of:=[.F$2]*[.C504]^[.F$3]+[.F$4]*[.C504]^[.F$5]+[.F$6]*[.C50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58379.5550737072" calcext:value-type="float">
            <text:p>58 380</text:p>
          </table:table-cell>
          <table:table-cell/>
          <table:table-cell table:formula="of:=[.F$2]*[.C505]^[.F$3]+[.F$4]*[.C505]^[.F$5]+[.F$6]*[.C50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58379.5550737072" calcext:value-type="float">
            <text:p>58 380</text:p>
          </table:table-cell>
          <table:table-cell/>
          <table:table-cell table:formula="of:=[.F$2]*[.C506]^[.F$3]+[.F$4]*[.C506]^[.F$5]+[.F$6]*[.C50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58379.5550737072" calcext:value-type="float">
            <text:p>58 380</text:p>
          </table:table-cell>
          <table:table-cell/>
          <table:table-cell table:formula="of:=[.F$2]*[.C507]^[.F$3]+[.F$4]*[.C507]^[.F$5]+[.F$6]*[.C50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58379.5550737072" calcext:value-type="float">
            <text:p>58 380</text:p>
          </table:table-cell>
          <table:table-cell/>
          <table:table-cell table:formula="of:=[.F$2]*[.C508]^[.F$3]+[.F$4]*[.C508]^[.F$5]+[.F$6]*[.C50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58379.5550737072" calcext:value-type="float">
            <text:p>58 380</text:p>
          </table:table-cell>
          <table:table-cell/>
          <table:table-cell table:formula="of:=[.F$2]*[.C509]^[.F$3]+[.F$4]*[.C509]^[.F$5]+[.F$6]*[.C50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58379.5550737072" calcext:value-type="float">
            <text:p>58 380</text:p>
          </table:table-cell>
          <table:table-cell/>
          <table:table-cell table:formula="of:=[.F$2]*[.C510]^[.F$3]+[.F$4]*[.C510]^[.F$5]+[.F$6]*[.C51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58379.5550737072" calcext:value-type="float">
            <text:p>58 380</text:p>
          </table:table-cell>
          <table:table-cell/>
          <table:table-cell table:formula="of:=[.F$2]*[.C511]^[.F$3]+[.F$4]*[.C511]^[.F$5]+[.F$6]*[.C51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58379.5550737072" calcext:value-type="float">
            <text:p>58 380</text:p>
          </table:table-cell>
          <table:table-cell/>
          <table:table-cell table:formula="of:=[.F$2]*[.C512]^[.F$3]+[.F$4]*[.C512]^[.F$5]+[.F$6]*[.C51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58379.5550737072" calcext:value-type="float">
            <text:p>58 380</text:p>
          </table:table-cell>
          <table:table-cell/>
          <table:table-cell table:formula="of:=[.F$2]*[.C513]^[.F$3]+[.F$4]*[.C513]^[.F$5]+[.F$6]*[.C51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58379.5550737072" calcext:value-type="float">
            <text:p>58 380</text:p>
          </table:table-cell>
          <table:table-cell/>
          <table:table-cell table:formula="of:=[.F$2]*[.C514]^[.F$3]+[.F$4]*[.C514]^[.F$5]+[.F$6]*[.C51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58379.5550737072" calcext:value-type="float">
            <text:p>58 380</text:p>
          </table:table-cell>
          <table:table-cell/>
          <table:table-cell table:formula="of:=[.F$2]*[.C515]^[.F$3]+[.F$4]*[.C515]^[.F$5]+[.F$6]*[.C51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58379.5550737072" calcext:value-type="float">
            <text:p>58 380</text:p>
          </table:table-cell>
          <table:table-cell/>
          <table:table-cell table:formula="of:=[.F$2]*[.C516]^[.F$3]+[.F$4]*[.C516]^[.F$5]+[.F$6]*[.C51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58379.5550737072" calcext:value-type="float">
            <text:p>58 380</text:p>
          </table:table-cell>
          <table:table-cell/>
          <table:table-cell table:formula="of:=[.F$2]*[.C517]^[.F$3]+[.F$4]*[.C517]^[.F$5]+[.F$6]*[.C51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58379.5550737072" calcext:value-type="float">
            <text:p>58 380</text:p>
          </table:table-cell>
          <table:table-cell/>
          <table:table-cell table:formula="of:=[.F$2]*[.C518]^[.F$3]+[.F$4]*[.C518]^[.F$5]+[.F$6]*[.C51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58379.5550737072" calcext:value-type="float">
            <text:p>58 380</text:p>
          </table:table-cell>
          <table:table-cell/>
          <table:table-cell table:formula="of:=[.F$2]*[.C519]^[.F$3]+[.F$4]*[.C519]^[.F$5]+[.F$6]*[.C51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58379.5550737072" calcext:value-type="float">
            <text:p>58 380</text:p>
          </table:table-cell>
          <table:table-cell/>
          <table:table-cell table:formula="of:=[.F$2]*[.C520]^[.F$3]+[.F$4]*[.C520]^[.F$5]+[.F$6]*[.C52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58379.5550737072" calcext:value-type="float">
            <text:p>58 380</text:p>
          </table:table-cell>
          <table:table-cell/>
          <table:table-cell table:formula="of:=[.F$2]*[.C521]^[.F$3]+[.F$4]*[.C521]^[.F$5]+[.F$6]*[.C52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58379.5550737072" calcext:value-type="float">
            <text:p>58 380</text:p>
          </table:table-cell>
          <table:table-cell/>
          <table:table-cell table:formula="of:=[.F$2]*[.C522]^[.F$3]+[.F$4]*[.C522]^[.F$5]+[.F$6]*[.C52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58379.5550737072" calcext:value-type="float">
            <text:p>58 380</text:p>
          </table:table-cell>
          <table:table-cell/>
          <table:table-cell table:formula="of:=[.F$2]*[.C523]^[.F$3]+[.F$4]*[.C523]^[.F$5]+[.F$6]*[.C52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58379.5550737072" calcext:value-type="float">
            <text:p>58 380</text:p>
          </table:table-cell>
          <table:table-cell/>
          <table:table-cell table:formula="of:=[.F$2]*[.C524]^[.F$3]+[.F$4]*[.C524]^[.F$5]+[.F$6]*[.C52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58379.5550737072" calcext:value-type="float">
            <text:p>58 380</text:p>
          </table:table-cell>
          <table:table-cell/>
          <table:table-cell table:formula="of:=[.F$2]*[.C525]^[.F$3]+[.F$4]*[.C525]^[.F$5]+[.F$6]*[.C52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58379.5550737072" calcext:value-type="float">
            <text:p>58 380</text:p>
          </table:table-cell>
          <table:table-cell/>
          <table:table-cell table:formula="of:=[.F$2]*[.C526]^[.F$3]+[.F$4]*[.C526]^[.F$5]+[.F$6]*[.C52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58379.5550737072" calcext:value-type="float">
            <text:p>58 380</text:p>
          </table:table-cell>
          <table:table-cell/>
          <table:table-cell table:formula="of:=[.F$2]*[.C527]^[.F$3]+[.F$4]*[.C527]^[.F$5]+[.F$6]*[.C52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58379.5550737072" calcext:value-type="float">
            <text:p>58 380</text:p>
          </table:table-cell>
          <table:table-cell/>
          <table:table-cell table:formula="of:=[.F$2]*[.C528]^[.F$3]+[.F$4]*[.C528]^[.F$5]+[.F$6]*[.C52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58379.5550737072" calcext:value-type="float">
            <text:p>58 380</text:p>
          </table:table-cell>
          <table:table-cell/>
          <table:table-cell table:formula="of:=[.F$2]*[.C529]^[.F$3]+[.F$4]*[.C529]^[.F$5]+[.F$6]*[.C52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58379.5550737072" calcext:value-type="float">
            <text:p>58 380</text:p>
          </table:table-cell>
          <table:table-cell/>
          <table:table-cell table:formula="of:=[.F$2]*[.C530]^[.F$3]+[.F$4]*[.C530]^[.F$5]+[.F$6]*[.C53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58379.5550737072" calcext:value-type="float">
            <text:p>58 380</text:p>
          </table:table-cell>
          <table:table-cell/>
          <table:table-cell table:formula="of:=[.F$2]*[.C531]^[.F$3]+[.F$4]*[.C531]^[.F$5]+[.F$6]*[.C53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58379.5550737072" calcext:value-type="float">
            <text:p>58 380</text:p>
          </table:table-cell>
          <table:table-cell/>
          <table:table-cell table:formula="of:=[.F$2]*[.C532]^[.F$3]+[.F$4]*[.C532]^[.F$5]+[.F$6]*[.C53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58379.5550737072" calcext:value-type="float">
            <text:p>58 380</text:p>
          </table:table-cell>
          <table:table-cell/>
          <table:table-cell table:formula="of:=[.F$2]*[.C533]^[.F$3]+[.F$4]*[.C533]^[.F$5]+[.F$6]*[.C53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58379.5550737072" calcext:value-type="float">
            <text:p>58 380</text:p>
          </table:table-cell>
          <table:table-cell/>
          <table:table-cell table:formula="of:=[.F$2]*[.C534]^[.F$3]+[.F$4]*[.C534]^[.F$5]+[.F$6]*[.C53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58379.5550737072" calcext:value-type="float">
            <text:p>58 380</text:p>
          </table:table-cell>
          <table:table-cell/>
          <table:table-cell table:formula="of:=[.F$2]*[.C535]^[.F$3]+[.F$4]*[.C535]^[.F$5]+[.F$6]*[.C53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58379.5550737072" calcext:value-type="float">
            <text:p>58 380</text:p>
          </table:table-cell>
          <table:table-cell/>
          <table:table-cell table:formula="of:=[.F$2]*[.C536]^[.F$3]+[.F$4]*[.C536]^[.F$5]+[.F$6]*[.C53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58379.5550737072" calcext:value-type="float">
            <text:p>58 380</text:p>
          </table:table-cell>
          <table:table-cell/>
          <table:table-cell table:formula="of:=[.F$2]*[.C537]^[.F$3]+[.F$4]*[.C537]^[.F$5]+[.F$6]*[.C53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58379.5550737072" calcext:value-type="float">
            <text:p>58 380</text:p>
          </table:table-cell>
          <table:table-cell/>
          <table:table-cell table:formula="of:=[.F$2]*[.C538]^[.F$3]+[.F$4]*[.C538]^[.F$5]+[.F$6]*[.C53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58379.5550737072" calcext:value-type="float">
            <text:p>58 380</text:p>
          </table:table-cell>
          <table:table-cell/>
          <table:table-cell table:formula="of:=[.F$2]*[.C539]^[.F$3]+[.F$4]*[.C539]^[.F$5]+[.F$6]*[.C53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58379.5550737072" calcext:value-type="float">
            <text:p>58 380</text:p>
          </table:table-cell>
          <table:table-cell/>
          <table:table-cell table:formula="of:=[.F$2]*[.C540]^[.F$3]+[.F$4]*[.C540]^[.F$5]+[.F$6]*[.C54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58379.5550737072" calcext:value-type="float">
            <text:p>58 380</text:p>
          </table:table-cell>
          <table:table-cell/>
          <table:table-cell table:formula="of:=[.F$2]*[.C541]^[.F$3]+[.F$4]*[.C541]^[.F$5]+[.F$6]*[.C54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58379.5550737072" calcext:value-type="float">
            <text:p>58 380</text:p>
          </table:table-cell>
          <table:table-cell/>
          <table:table-cell table:formula="of:=[.F$2]*[.C542]^[.F$3]+[.F$4]*[.C542]^[.F$5]+[.F$6]*[.C54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58379.5550737072" calcext:value-type="float">
            <text:p>58 380</text:p>
          </table:table-cell>
          <table:table-cell/>
          <table:table-cell table:formula="of:=[.F$2]*[.C543]^[.F$3]+[.F$4]*[.C543]^[.F$5]+[.F$6]*[.C54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58379.5550737072" calcext:value-type="float">
            <text:p>58 380</text:p>
          </table:table-cell>
          <table:table-cell/>
          <table:table-cell table:formula="of:=[.F$2]*[.C544]^[.F$3]+[.F$4]*[.C544]^[.F$5]+[.F$6]*[.C54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58379.5550737072" calcext:value-type="float">
            <text:p>58 380</text:p>
          </table:table-cell>
          <table:table-cell/>
          <table:table-cell table:formula="of:=[.F$2]*[.C545]^[.F$3]+[.F$4]*[.C545]^[.F$5]+[.F$6]*[.C54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58379.5550737072" calcext:value-type="float">
            <text:p>58 380</text:p>
          </table:table-cell>
          <table:table-cell/>
          <table:table-cell table:formula="of:=[.F$2]*[.C546]^[.F$3]+[.F$4]*[.C546]^[.F$5]+[.F$6]*[.C54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58379.5550737072" calcext:value-type="float">
            <text:p>58 380</text:p>
          </table:table-cell>
          <table:table-cell/>
          <table:table-cell table:formula="of:=[.F$2]*[.C547]^[.F$3]+[.F$4]*[.C547]^[.F$5]+[.F$6]*[.C54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58379.5550737072" calcext:value-type="float">
            <text:p>58 380</text:p>
          </table:table-cell>
          <table:table-cell/>
          <table:table-cell table:formula="of:=[.F$2]*[.C548]^[.F$3]+[.F$4]*[.C548]^[.F$5]+[.F$6]*[.C54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58379.5550737072" calcext:value-type="float">
            <text:p>58 380</text:p>
          </table:table-cell>
          <table:table-cell/>
          <table:table-cell table:formula="of:=[.F$2]*[.C549]^[.F$3]+[.F$4]*[.C549]^[.F$5]+[.F$6]*[.C54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58379.5550737072" calcext:value-type="float">
            <text:p>58 380</text:p>
          </table:table-cell>
          <table:table-cell/>
          <table:table-cell table:formula="of:=[.F$2]*[.C550]^[.F$3]+[.F$4]*[.C550]^[.F$5]+[.F$6]*[.C55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58379.5550737072" calcext:value-type="float">
            <text:p>58 380</text:p>
          </table:table-cell>
          <table:table-cell/>
          <table:table-cell table:formula="of:=[.F$2]*[.C551]^[.F$3]+[.F$4]*[.C551]^[.F$5]+[.F$6]*[.C55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58379.5550737072" calcext:value-type="float">
            <text:p>58 380</text:p>
          </table:table-cell>
          <table:table-cell/>
          <table:table-cell table:formula="of:=[.F$2]*[.C552]^[.F$3]+[.F$4]*[.C552]^[.F$5]+[.F$6]*[.C55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58379.5550737072" calcext:value-type="float">
            <text:p>58 380</text:p>
          </table:table-cell>
          <table:table-cell/>
          <table:table-cell table:formula="of:=[.F$2]*[.C553]^[.F$3]+[.F$4]*[.C553]^[.F$5]+[.F$6]*[.C55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58379.5550737072" calcext:value-type="float">
            <text:p>58 380</text:p>
          </table:table-cell>
          <table:table-cell/>
          <table:table-cell table:formula="of:=[.F$2]*[.C554]^[.F$3]+[.F$4]*[.C554]^[.F$5]+[.F$6]*[.C55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58379.5550737072" calcext:value-type="float">
            <text:p>58 380</text:p>
          </table:table-cell>
          <table:table-cell/>
          <table:table-cell table:formula="of:=[.F$2]*[.C555]^[.F$3]+[.F$4]*[.C555]^[.F$5]+[.F$6]*[.C55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58379.5550737072" calcext:value-type="float">
            <text:p>58 380</text:p>
          </table:table-cell>
          <table:table-cell/>
          <table:table-cell table:formula="of:=[.F$2]*[.C556]^[.F$3]+[.F$4]*[.C556]^[.F$5]+[.F$6]*[.C55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58379.5550737072" calcext:value-type="float">
            <text:p>58 380</text:p>
          </table:table-cell>
          <table:table-cell/>
          <table:table-cell table:formula="of:=[.F$2]*[.C557]^[.F$3]+[.F$4]*[.C557]^[.F$5]+[.F$6]*[.C55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58379.5550737072" calcext:value-type="float">
            <text:p>58 380</text:p>
          </table:table-cell>
          <table:table-cell/>
          <table:table-cell table:formula="of:=[.F$2]*[.C558]^[.F$3]+[.F$4]*[.C558]^[.F$5]+[.F$6]*[.C55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58379.5550737072" calcext:value-type="float">
            <text:p>58 380</text:p>
          </table:table-cell>
          <table:table-cell/>
          <table:table-cell table:formula="of:=[.F$2]*[.C559]^[.F$3]+[.F$4]*[.C559]^[.F$5]+[.F$6]*[.C55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58379.5550737072" calcext:value-type="float">
            <text:p>58 380</text:p>
          </table:table-cell>
          <table:table-cell/>
          <table:table-cell table:formula="of:=[.F$2]*[.C560]^[.F$3]+[.F$4]*[.C560]^[.F$5]+[.F$6]*[.C56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58379.5550737072" calcext:value-type="float">
            <text:p>58 380</text:p>
          </table:table-cell>
          <table:table-cell/>
          <table:table-cell table:formula="of:=[.F$2]*[.C561]^[.F$3]+[.F$4]*[.C561]^[.F$5]+[.F$6]*[.C56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58379.5550737072" calcext:value-type="float">
            <text:p>58 380</text:p>
          </table:table-cell>
          <table:table-cell/>
          <table:table-cell table:formula="of:=[.F$2]*[.C562]^[.F$3]+[.F$4]*[.C562]^[.F$5]+[.F$6]*[.C56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58379.5550737072" calcext:value-type="float">
            <text:p>58 380</text:p>
          </table:table-cell>
          <table:table-cell/>
          <table:table-cell table:formula="of:=[.F$2]*[.C563]^[.F$3]+[.F$4]*[.C563]^[.F$5]+[.F$6]*[.C56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58379.5550737072" calcext:value-type="float">
            <text:p>58 380</text:p>
          </table:table-cell>
          <table:table-cell/>
          <table:table-cell table:formula="of:=[.F$2]*[.C564]^[.F$3]+[.F$4]*[.C564]^[.F$5]+[.F$6]*[.C56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58379.5550737072" calcext:value-type="float">
            <text:p>58 380</text:p>
          </table:table-cell>
          <table:table-cell/>
          <table:table-cell table:formula="of:=[.F$2]*[.C565]^[.F$3]+[.F$4]*[.C565]^[.F$5]+[.F$6]*[.C56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58379.5550737072" calcext:value-type="float">
            <text:p>58 380</text:p>
          </table:table-cell>
          <table:table-cell/>
          <table:table-cell table:formula="of:=[.F$2]*[.C566]^[.F$3]+[.F$4]*[.C566]^[.F$5]+[.F$6]*[.C56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58379.5550737072" calcext:value-type="float">
            <text:p>58 380</text:p>
          </table:table-cell>
          <table:table-cell/>
          <table:table-cell table:formula="of:=[.F$2]*[.C567]^[.F$3]+[.F$4]*[.C567]^[.F$5]+[.F$6]*[.C56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58379.5550737072" calcext:value-type="float">
            <text:p>58 380</text:p>
          </table:table-cell>
          <table:table-cell/>
          <table:table-cell table:formula="of:=[.F$2]*[.C568]^[.F$3]+[.F$4]*[.C568]^[.F$5]+[.F$6]*[.C56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58379.5550737072" calcext:value-type="float">
            <text:p>58 380</text:p>
          </table:table-cell>
          <table:table-cell/>
          <table:table-cell table:formula="of:=[.F$2]*[.C569]^[.F$3]+[.F$4]*[.C569]^[.F$5]+[.F$6]*[.C56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58379.5550737072" calcext:value-type="float">
            <text:p>58 380</text:p>
          </table:table-cell>
          <table:table-cell/>
          <table:table-cell table:formula="of:=[.F$2]*[.C570]^[.F$3]+[.F$4]*[.C570]^[.F$5]+[.F$6]*[.C57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58379.5550737072" calcext:value-type="float">
            <text:p>58 380</text:p>
          </table:table-cell>
          <table:table-cell/>
          <table:table-cell table:formula="of:=[.F$2]*[.C571]^[.F$3]+[.F$4]*[.C571]^[.F$5]+[.F$6]*[.C57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58379.5550737072" calcext:value-type="float">
            <text:p>58 380</text:p>
          </table:table-cell>
          <table:table-cell/>
          <table:table-cell table:formula="of:=[.F$2]*[.C572]^[.F$3]+[.F$4]*[.C572]^[.F$5]+[.F$6]*[.C57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58379.5550737072" calcext:value-type="float">
            <text:p>58 380</text:p>
          </table:table-cell>
          <table:table-cell/>
          <table:table-cell table:formula="of:=[.F$2]*[.C573]^[.F$3]+[.F$4]*[.C573]^[.F$5]+[.F$6]*[.C57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58379.5550737072" calcext:value-type="float">
            <text:p>58 380</text:p>
          </table:table-cell>
          <table:table-cell/>
          <table:table-cell table:formula="of:=[.F$2]*[.C574]^[.F$3]+[.F$4]*[.C574]^[.F$5]+[.F$6]*[.C57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58379.5550737072" calcext:value-type="float">
            <text:p>58 380</text:p>
          </table:table-cell>
          <table:table-cell/>
          <table:table-cell table:formula="of:=[.F$2]*[.C575]^[.F$3]+[.F$4]*[.C575]^[.F$5]+[.F$6]*[.C57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58379.5550737072" calcext:value-type="float">
            <text:p>58 380</text:p>
          </table:table-cell>
          <table:table-cell/>
          <table:table-cell table:formula="of:=[.F$2]*[.C576]^[.F$3]+[.F$4]*[.C576]^[.F$5]+[.F$6]*[.C57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58379.5550737072" calcext:value-type="float">
            <text:p>58 380</text:p>
          </table:table-cell>
          <table:table-cell/>
          <table:table-cell table:formula="of:=[.F$2]*[.C577]^[.F$3]+[.F$4]*[.C577]^[.F$5]+[.F$6]*[.C57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58379.5550737072" calcext:value-type="float">
            <text:p>58 380</text:p>
          </table:table-cell>
          <table:table-cell/>
          <table:table-cell table:formula="of:=[.F$2]*[.C578]^[.F$3]+[.F$4]*[.C578]^[.F$5]+[.F$6]*[.C57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58379.5550737072" calcext:value-type="float">
            <text:p>58 380</text:p>
          </table:table-cell>
          <table:table-cell/>
          <table:table-cell table:formula="of:=[.F$2]*[.C579]^[.F$3]+[.F$4]*[.C579]^[.F$5]+[.F$6]*[.C57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58379.5550737072" calcext:value-type="float">
            <text:p>58 380</text:p>
          </table:table-cell>
          <table:table-cell/>
          <table:table-cell table:formula="of:=[.F$2]*[.C580]^[.F$3]+[.F$4]*[.C580]^[.F$5]+[.F$6]*[.C58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58379.5550737072" calcext:value-type="float">
            <text:p>58 380</text:p>
          </table:table-cell>
          <table:table-cell/>
          <table:table-cell table:formula="of:=[.F$2]*[.C581]^[.F$3]+[.F$4]*[.C581]^[.F$5]+[.F$6]*[.C58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58379.5550737072" calcext:value-type="float">
            <text:p>58 380</text:p>
          </table:table-cell>
          <table:table-cell/>
          <table:table-cell table:formula="of:=[.F$2]*[.C582]^[.F$3]+[.F$4]*[.C582]^[.F$5]+[.F$6]*[.C58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58379.5550737072" calcext:value-type="float">
            <text:p>58 380</text:p>
          </table:table-cell>
          <table:table-cell/>
          <table:table-cell table:formula="of:=[.F$2]*[.C583]^[.F$3]+[.F$4]*[.C583]^[.F$5]+[.F$6]*[.C58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58379.5550737072" calcext:value-type="float">
            <text:p>58 380</text:p>
          </table:table-cell>
          <table:table-cell/>
          <table:table-cell table:formula="of:=[.F$2]*[.C584]^[.F$3]+[.F$4]*[.C584]^[.F$5]+[.F$6]*[.C58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58379.5550737072" calcext:value-type="float">
            <text:p>58 380</text:p>
          </table:table-cell>
          <table:table-cell/>
          <table:table-cell table:formula="of:=[.F$2]*[.C585]^[.F$3]+[.F$4]*[.C585]^[.F$5]+[.F$6]*[.C58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58379.5550737072" calcext:value-type="float">
            <text:p>58 380</text:p>
          </table:table-cell>
          <table:table-cell/>
          <table:table-cell table:formula="of:=[.F$2]*[.C586]^[.F$3]+[.F$4]*[.C586]^[.F$5]+[.F$6]*[.C58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58379.5550737072" calcext:value-type="float">
            <text:p>58 380</text:p>
          </table:table-cell>
          <table:table-cell/>
          <table:table-cell table:formula="of:=[.F$2]*[.C587]^[.F$3]+[.F$4]*[.C587]^[.F$5]+[.F$6]*[.C58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58379.5550737072" calcext:value-type="float">
            <text:p>58 380</text:p>
          </table:table-cell>
          <table:table-cell/>
          <table:table-cell table:formula="of:=[.F$2]*[.C588]^[.F$3]+[.F$4]*[.C588]^[.F$5]+[.F$6]*[.C58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58379.5550737072" calcext:value-type="float">
            <text:p>58 380</text:p>
          </table:table-cell>
          <table:table-cell/>
          <table:table-cell table:formula="of:=[.F$2]*[.C589]^[.F$3]+[.F$4]*[.C589]^[.F$5]+[.F$6]*[.C58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58379.5550737072" calcext:value-type="float">
            <text:p>58 380</text:p>
          </table:table-cell>
          <table:table-cell/>
          <table:table-cell table:formula="of:=[.F$2]*[.C590]^[.F$3]+[.F$4]*[.C590]^[.F$5]+[.F$6]*[.C59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58379.5550737072" calcext:value-type="float">
            <text:p>58 380</text:p>
          </table:table-cell>
          <table:table-cell/>
          <table:table-cell table:formula="of:=[.F$2]*[.C591]^[.F$3]+[.F$4]*[.C591]^[.F$5]+[.F$6]*[.C59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58379.5550737072" calcext:value-type="float">
            <text:p>58 380</text:p>
          </table:table-cell>
          <table:table-cell/>
          <table:table-cell table:formula="of:=[.F$2]*[.C592]^[.F$3]+[.F$4]*[.C592]^[.F$5]+[.F$6]*[.C59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58379.5550737072" calcext:value-type="float">
            <text:p>58 380</text:p>
          </table:table-cell>
          <table:table-cell/>
          <table:table-cell table:formula="of:=[.F$2]*[.C593]^[.F$3]+[.F$4]*[.C593]^[.F$5]+[.F$6]*[.C59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58379.5550737072" calcext:value-type="float">
            <text:p>58 380</text:p>
          </table:table-cell>
          <table:table-cell/>
          <table:table-cell table:formula="of:=[.F$2]*[.C594]^[.F$3]+[.F$4]*[.C594]^[.F$5]+[.F$6]*[.C59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58379.5550737072" calcext:value-type="float">
            <text:p>58 380</text:p>
          </table:table-cell>
          <table:table-cell/>
          <table:table-cell table:formula="of:=[.F$2]*[.C595]^[.F$3]+[.F$4]*[.C595]^[.F$5]+[.F$6]*[.C59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58379.5550737072" calcext:value-type="float">
            <text:p>58 380</text:p>
          </table:table-cell>
          <table:table-cell/>
          <table:table-cell table:formula="of:=[.F$2]*[.C596]^[.F$3]+[.F$4]*[.C596]^[.F$5]+[.F$6]*[.C59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58379.5550737072" calcext:value-type="float">
            <text:p>58 380</text:p>
          </table:table-cell>
          <table:table-cell/>
          <table:table-cell table:formula="of:=[.F$2]*[.C597]^[.F$3]+[.F$4]*[.C597]^[.F$5]+[.F$6]*[.C59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58379.5550737072" calcext:value-type="float">
            <text:p>58 380</text:p>
          </table:table-cell>
          <table:table-cell/>
          <table:table-cell table:formula="of:=[.F$2]*[.C598]^[.F$3]+[.F$4]*[.C598]^[.F$5]+[.F$6]*[.C59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58379.5550737072" calcext:value-type="float">
            <text:p>58 380</text:p>
          </table:table-cell>
          <table:table-cell/>
          <table:table-cell table:formula="of:=[.F$2]*[.C599]^[.F$3]+[.F$4]*[.C599]^[.F$5]+[.F$6]*[.C59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58379.5550737072" calcext:value-type="float">
            <text:p>58 380</text:p>
          </table:table-cell>
          <table:table-cell/>
          <table:table-cell table:formula="of:=[.F$2]*[.C600]^[.F$3]+[.F$4]*[.C600]^[.F$5]+[.F$6]*[.C60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58379.5550737072" calcext:value-type="float">
            <text:p>58 380</text:p>
          </table:table-cell>
          <table:table-cell/>
          <table:table-cell table:formula="of:=[.F$2]*[.C601]^[.F$3]+[.F$4]*[.C601]^[.F$5]+[.F$6]*[.C60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58379.5550737072" calcext:value-type="float">
            <text:p>58 380</text:p>
          </table:table-cell>
          <table:table-cell/>
          <table:table-cell table:formula="of:=[.F$2]*[.C602]^[.F$3]+[.F$4]*[.C602]^[.F$5]+[.F$6]*[.C60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58379.5550737072" calcext:value-type="float">
            <text:p>58 380</text:p>
          </table:table-cell>
          <table:table-cell/>
          <table:table-cell table:formula="of:=[.F$2]*[.C603]^[.F$3]+[.F$4]*[.C603]^[.F$5]+[.F$6]*[.C60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58379.5550737072" calcext:value-type="float">
            <text:p>58 380</text:p>
          </table:table-cell>
          <table:table-cell/>
          <table:table-cell table:formula="of:=[.F$2]*[.C604]^[.F$3]+[.F$4]*[.C604]^[.F$5]+[.F$6]*[.C60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58379.5550737072" calcext:value-type="float">
            <text:p>58 380</text:p>
          </table:table-cell>
          <table:table-cell/>
          <table:table-cell table:formula="of:=[.F$2]*[.C605]^[.F$3]+[.F$4]*[.C605]^[.F$5]+[.F$6]*[.C60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58379.5550737072" calcext:value-type="float">
            <text:p>58 380</text:p>
          </table:table-cell>
          <table:table-cell/>
          <table:table-cell table:formula="of:=[.F$2]*[.C606]^[.F$3]+[.F$4]*[.C606]^[.F$5]+[.F$6]*[.C60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58379.5550737072" calcext:value-type="float">
            <text:p>58 380</text:p>
          </table:table-cell>
          <table:table-cell/>
          <table:table-cell table:formula="of:=[.F$2]*[.C607]^[.F$3]+[.F$4]*[.C607]^[.F$5]+[.F$6]*[.C60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58379.5550737072" calcext:value-type="float">
            <text:p>58 380</text:p>
          </table:table-cell>
          <table:table-cell/>
          <table:table-cell table:formula="of:=[.F$2]*[.C608]^[.F$3]+[.F$4]*[.C608]^[.F$5]+[.F$6]*[.C60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58379.5550737072" calcext:value-type="float">
            <text:p>58 380</text:p>
          </table:table-cell>
          <table:table-cell/>
          <table:table-cell table:formula="of:=[.F$2]*[.C609]^[.F$3]+[.F$4]*[.C609]^[.F$5]+[.F$6]*[.C60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58379.5550737072" calcext:value-type="float">
            <text:p>58 380</text:p>
          </table:table-cell>
          <table:table-cell/>
          <table:table-cell table:formula="of:=[.F$2]*[.C610]^[.F$3]+[.F$4]*[.C610]^[.F$5]+[.F$6]*[.C61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58379.5550737072" calcext:value-type="float">
            <text:p>58 380</text:p>
          </table:table-cell>
          <table:table-cell/>
          <table:table-cell table:formula="of:=[.F$2]*[.C611]^[.F$3]+[.F$4]*[.C611]^[.F$5]+[.F$6]*[.C61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58379.5550737072" calcext:value-type="float">
            <text:p>58 380</text:p>
          </table:table-cell>
          <table:table-cell/>
          <table:table-cell table:formula="of:=[.F$2]*[.C612]^[.F$3]+[.F$4]*[.C612]^[.F$5]+[.F$6]*[.C61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58379.5550737072" calcext:value-type="float">
            <text:p>58 380</text:p>
          </table:table-cell>
          <table:table-cell/>
          <table:table-cell table:formula="of:=[.F$2]*[.C613]^[.F$3]+[.F$4]*[.C613]^[.F$5]+[.F$6]*[.C61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58379.5550737072" calcext:value-type="float">
            <text:p>58 380</text:p>
          </table:table-cell>
          <table:table-cell/>
          <table:table-cell table:formula="of:=[.F$2]*[.C614]^[.F$3]+[.F$4]*[.C614]^[.F$5]+[.F$6]*[.C61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58379.5550737072" calcext:value-type="float">
            <text:p>58 380</text:p>
          </table:table-cell>
          <table:table-cell/>
          <table:table-cell table:formula="of:=[.F$2]*[.C615]^[.F$3]+[.F$4]*[.C615]^[.F$5]+[.F$6]*[.C61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58379.5550737072" calcext:value-type="float">
            <text:p>58 380</text:p>
          </table:table-cell>
          <table:table-cell/>
          <table:table-cell table:formula="of:=[.F$2]*[.C616]^[.F$3]+[.F$4]*[.C616]^[.F$5]+[.F$6]*[.C61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58379.5550737072" calcext:value-type="float">
            <text:p>58 380</text:p>
          </table:table-cell>
          <table:table-cell/>
          <table:table-cell table:formula="of:=[.F$2]*[.C617]^[.F$3]+[.F$4]*[.C617]^[.F$5]+[.F$6]*[.C61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58379.5550737072" calcext:value-type="float">
            <text:p>58 380</text:p>
          </table:table-cell>
          <table:table-cell/>
          <table:table-cell table:formula="of:=[.F$2]*[.C618]^[.F$3]+[.F$4]*[.C618]^[.F$5]+[.F$6]*[.C61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58379.5550737072" calcext:value-type="float">
            <text:p>58 380</text:p>
          </table:table-cell>
          <table:table-cell/>
          <table:table-cell table:formula="of:=[.F$2]*[.C619]^[.F$3]+[.F$4]*[.C619]^[.F$5]+[.F$6]*[.C61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58379.5550737072" calcext:value-type="float">
            <text:p>58 380</text:p>
          </table:table-cell>
          <table:table-cell/>
          <table:table-cell table:formula="of:=[.F$2]*[.C620]^[.F$3]+[.F$4]*[.C620]^[.F$5]+[.F$6]*[.C62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58379.5550737072" calcext:value-type="float">
            <text:p>58 380</text:p>
          </table:table-cell>
          <table:table-cell/>
          <table:table-cell table:formula="of:=[.F$2]*[.C621]^[.F$3]+[.F$4]*[.C621]^[.F$5]+[.F$6]*[.C62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58379.5550737072" calcext:value-type="float">
            <text:p>58 380</text:p>
          </table:table-cell>
          <table:table-cell/>
          <table:table-cell table:formula="of:=[.F$2]*[.C622]^[.F$3]+[.F$4]*[.C622]^[.F$5]+[.F$6]*[.C62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58379.5550737072" calcext:value-type="float">
            <text:p>58 380</text:p>
          </table:table-cell>
          <table:table-cell/>
          <table:table-cell table:formula="of:=[.F$2]*[.C623]^[.F$3]+[.F$4]*[.C623]^[.F$5]+[.F$6]*[.C62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58379.5550737072" calcext:value-type="float">
            <text:p>58 380</text:p>
          </table:table-cell>
          <table:table-cell/>
          <table:table-cell table:formula="of:=[.F$2]*[.C624]^[.F$3]+[.F$4]*[.C624]^[.F$5]+[.F$6]*[.C62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58379.5550737072" calcext:value-type="float">
            <text:p>58 380</text:p>
          </table:table-cell>
          <table:table-cell/>
          <table:table-cell table:formula="of:=[.F$2]*[.C625]^[.F$3]+[.F$4]*[.C625]^[.F$5]+[.F$6]*[.C62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58379.5550737072" calcext:value-type="float">
            <text:p>58 380</text:p>
          </table:table-cell>
          <table:table-cell/>
          <table:table-cell table:formula="of:=[.F$2]*[.C626]^[.F$3]+[.F$4]*[.C626]^[.F$5]+[.F$6]*[.C62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58379.5550737072" calcext:value-type="float">
            <text:p>58 380</text:p>
          </table:table-cell>
          <table:table-cell/>
          <table:table-cell table:formula="of:=[.F$2]*[.C627]^[.F$3]+[.F$4]*[.C627]^[.F$5]+[.F$6]*[.C62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58379.5550737072" calcext:value-type="float">
            <text:p>58 380</text:p>
          </table:table-cell>
          <table:table-cell/>
          <table:table-cell table:formula="of:=[.F$2]*[.C628]^[.F$3]+[.F$4]*[.C628]^[.F$5]+[.F$6]*[.C62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58379.5550737072" calcext:value-type="float">
            <text:p>58 380</text:p>
          </table:table-cell>
          <table:table-cell/>
          <table:table-cell table:formula="of:=[.F$2]*[.C629]^[.F$3]+[.F$4]*[.C629]^[.F$5]+[.F$6]*[.C62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58379.5550737072" calcext:value-type="float">
            <text:p>58 380</text:p>
          </table:table-cell>
          <table:table-cell/>
          <table:table-cell table:formula="of:=[.F$2]*[.C630]^[.F$3]+[.F$4]*[.C630]^[.F$5]+[.F$6]*[.C63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58379.5550737072" calcext:value-type="float">
            <text:p>58 380</text:p>
          </table:table-cell>
          <table:table-cell/>
          <table:table-cell table:formula="of:=[.F$2]*[.C631]^[.F$3]+[.F$4]*[.C631]^[.F$5]+[.F$6]*[.C63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58379.5550737072" calcext:value-type="float">
            <text:p>58 380</text:p>
          </table:table-cell>
          <table:table-cell/>
          <table:table-cell table:formula="of:=[.F$2]*[.C632]^[.F$3]+[.F$4]*[.C632]^[.F$5]+[.F$6]*[.C63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58379.5550737072" calcext:value-type="float">
            <text:p>58 380</text:p>
          </table:table-cell>
          <table:table-cell/>
          <table:table-cell table:formula="of:=[.F$2]*[.C633]^[.F$3]+[.F$4]*[.C633]^[.F$5]+[.F$6]*[.C63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58379.5550737072" calcext:value-type="float">
            <text:p>58 380</text:p>
          </table:table-cell>
          <table:table-cell/>
          <table:table-cell table:formula="of:=[.F$2]*[.C634]^[.F$3]+[.F$4]*[.C634]^[.F$5]+[.F$6]*[.C63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58379.5550737072" calcext:value-type="float">
            <text:p>58 380</text:p>
          </table:table-cell>
          <table:table-cell/>
          <table:table-cell table:formula="of:=[.F$2]*[.C635]^[.F$3]+[.F$4]*[.C635]^[.F$5]+[.F$6]*[.C63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58379.5550737072" calcext:value-type="float">
            <text:p>58 380</text:p>
          </table:table-cell>
          <table:table-cell/>
          <table:table-cell table:formula="of:=[.F$2]*[.C636]^[.F$3]+[.F$4]*[.C636]^[.F$5]+[.F$6]*[.C63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58379.5550737072" calcext:value-type="float">
            <text:p>58 380</text:p>
          </table:table-cell>
          <table:table-cell/>
          <table:table-cell table:formula="of:=[.F$2]*[.C637]^[.F$3]+[.F$4]*[.C637]^[.F$5]+[.F$6]*[.C63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58379.5550737072" calcext:value-type="float">
            <text:p>58 380</text:p>
          </table:table-cell>
          <table:table-cell/>
          <table:table-cell table:formula="of:=[.F$2]*[.C638]^[.F$3]+[.F$4]*[.C638]^[.F$5]+[.F$6]*[.C63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58379.5550737072" calcext:value-type="float">
            <text:p>58 380</text:p>
          </table:table-cell>
          <table:table-cell/>
          <table:table-cell table:formula="of:=[.F$2]*[.C639]^[.F$3]+[.F$4]*[.C639]^[.F$5]+[.F$6]*[.C63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58379.5550737072" calcext:value-type="float">
            <text:p>58 380</text:p>
          </table:table-cell>
          <table:table-cell/>
          <table:table-cell table:formula="of:=[.F$2]*[.C640]^[.F$3]+[.F$4]*[.C640]^[.F$5]+[.F$6]*[.C64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58379.5550737072" calcext:value-type="float">
            <text:p>58 380</text:p>
          </table:table-cell>
          <table:table-cell/>
          <table:table-cell table:formula="of:=[.F$2]*[.C641]^[.F$3]+[.F$4]*[.C641]^[.F$5]+[.F$6]*[.C64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58379.5550737072" calcext:value-type="float">
            <text:p>58 380</text:p>
          </table:table-cell>
          <table:table-cell/>
          <table:table-cell table:formula="of:=[.F$2]*[.C642]^[.F$3]+[.F$4]*[.C642]^[.F$5]+[.F$6]*[.C64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58379.5550737072" calcext:value-type="float">
            <text:p>58 380</text:p>
          </table:table-cell>
          <table:table-cell/>
          <table:table-cell table:formula="of:=[.F$2]*[.C643]^[.F$3]+[.F$4]*[.C643]^[.F$5]+[.F$6]*[.C64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58379.5550737072" calcext:value-type="float">
            <text:p>58 380</text:p>
          </table:table-cell>
          <table:table-cell/>
          <table:table-cell table:formula="of:=[.F$2]*[.C644]^[.F$3]+[.F$4]*[.C644]^[.F$5]+[.F$6]*[.C64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58379.5550737072" calcext:value-type="float">
            <text:p>58 380</text:p>
          </table:table-cell>
          <table:table-cell/>
          <table:table-cell table:formula="of:=[.F$2]*[.C645]^[.F$3]+[.F$4]*[.C645]^[.F$5]+[.F$6]*[.C64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58379.5550737072" calcext:value-type="float">
            <text:p>58 380</text:p>
          </table:table-cell>
          <table:table-cell/>
          <table:table-cell table:formula="of:=[.F$2]*[.C646]^[.F$3]+[.F$4]*[.C646]^[.F$5]+[.F$6]*[.C64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58379.5550737072" calcext:value-type="float">
            <text:p>58 380</text:p>
          </table:table-cell>
          <table:table-cell/>
          <table:table-cell table:formula="of:=[.F$2]*[.C647]^[.F$3]+[.F$4]*[.C647]^[.F$5]+[.F$6]*[.C64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58379.5550737072" calcext:value-type="float">
            <text:p>58 380</text:p>
          </table:table-cell>
          <table:table-cell/>
          <table:table-cell table:formula="of:=[.F$2]*[.C648]^[.F$3]+[.F$4]*[.C648]^[.F$5]+[.F$6]*[.C64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58379.5550737072" calcext:value-type="float">
            <text:p>58 380</text:p>
          </table:table-cell>
          <table:table-cell/>
          <table:table-cell table:formula="of:=[.F$2]*[.C649]^[.F$3]+[.F$4]*[.C649]^[.F$5]+[.F$6]*[.C64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58379.5550737072" calcext:value-type="float">
            <text:p>58 380</text:p>
          </table:table-cell>
          <table:table-cell/>
          <table:table-cell table:formula="of:=[.F$2]*[.C650]^[.F$3]+[.F$4]*[.C650]^[.F$5]+[.F$6]*[.C65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58379.5550737072" calcext:value-type="float">
            <text:p>58 380</text:p>
          </table:table-cell>
          <table:table-cell/>
          <table:table-cell table:formula="of:=[.F$2]*[.C651]^[.F$3]+[.F$4]*[.C651]^[.F$5]+[.F$6]*[.C65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58379.5550737072" calcext:value-type="float">
            <text:p>58 380</text:p>
          </table:table-cell>
          <table:table-cell/>
          <table:table-cell table:formula="of:=[.F$2]*[.C652]^[.F$3]+[.F$4]*[.C652]^[.F$5]+[.F$6]*[.C65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58379.5550737072" calcext:value-type="float">
            <text:p>58 380</text:p>
          </table:table-cell>
          <table:table-cell/>
          <table:table-cell table:formula="of:=[.F$2]*[.C653]^[.F$3]+[.F$4]*[.C653]^[.F$5]+[.F$6]*[.C65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58379.5550737072" calcext:value-type="float">
            <text:p>58 380</text:p>
          </table:table-cell>
          <table:table-cell/>
          <table:table-cell table:formula="of:=[.F$2]*[.C654]^[.F$3]+[.F$4]*[.C654]^[.F$5]+[.F$6]*[.C65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58379.5550737072" calcext:value-type="float">
            <text:p>58 380</text:p>
          </table:table-cell>
          <table:table-cell/>
          <table:table-cell table:formula="of:=[.F$2]*[.C655]^[.F$3]+[.F$4]*[.C655]^[.F$5]+[.F$6]*[.C65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58379.5550737072" calcext:value-type="float">
            <text:p>58 380</text:p>
          </table:table-cell>
          <table:table-cell/>
          <table:table-cell table:formula="of:=[.F$2]*[.C656]^[.F$3]+[.F$4]*[.C656]^[.F$5]+[.F$6]*[.C65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58379.5550737072" calcext:value-type="float">
            <text:p>58 380</text:p>
          </table:table-cell>
          <table:table-cell/>
          <table:table-cell table:formula="of:=[.F$2]*[.C657]^[.F$3]+[.F$4]*[.C657]^[.F$5]+[.F$6]*[.C65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58379.5550737072" calcext:value-type="float">
            <text:p>58 380</text:p>
          </table:table-cell>
          <table:table-cell/>
          <table:table-cell table:formula="of:=[.F$2]*[.C658]^[.F$3]+[.F$4]*[.C658]^[.F$5]+[.F$6]*[.C65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58379.5550737072" calcext:value-type="float">
            <text:p>58 380</text:p>
          </table:table-cell>
          <table:table-cell/>
          <table:table-cell table:formula="of:=[.F$2]*[.C659]^[.F$3]+[.F$4]*[.C659]^[.F$5]+[.F$6]*[.C65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58379.5550737072" calcext:value-type="float">
            <text:p>58 380</text:p>
          </table:table-cell>
          <table:table-cell/>
          <table:table-cell table:formula="of:=[.F$2]*[.C660]^[.F$3]+[.F$4]*[.C660]^[.F$5]+[.F$6]*[.C66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58379.5550737072" calcext:value-type="float">
            <text:p>58 380</text:p>
          </table:table-cell>
          <table:table-cell/>
          <table:table-cell table:formula="of:=[.F$2]*[.C661]^[.F$3]+[.F$4]*[.C661]^[.F$5]+[.F$6]*[.C66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58379.5550737072" calcext:value-type="float">
            <text:p>58 380</text:p>
          </table:table-cell>
          <table:table-cell/>
          <table:table-cell table:formula="of:=[.F$2]*[.C662]^[.F$3]+[.F$4]*[.C662]^[.F$5]+[.F$6]*[.C66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58379.5550737072" calcext:value-type="float">
            <text:p>58 380</text:p>
          </table:table-cell>
          <table:table-cell/>
          <table:table-cell table:formula="of:=[.F$2]*[.C663]^[.F$3]+[.F$4]*[.C663]^[.F$5]+[.F$6]*[.C66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58379.5550737072" calcext:value-type="float">
            <text:p>58 380</text:p>
          </table:table-cell>
          <table:table-cell/>
          <table:table-cell table:formula="of:=[.F$2]*[.C664]^[.F$3]+[.F$4]*[.C664]^[.F$5]+[.F$6]*[.C66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58379.5550737072" calcext:value-type="float">
            <text:p>58 380</text:p>
          </table:table-cell>
          <table:table-cell/>
          <table:table-cell table:formula="of:=[.F$2]*[.C665]^[.F$3]+[.F$4]*[.C665]^[.F$5]+[.F$6]*[.C66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58379.5550737072" calcext:value-type="float">
            <text:p>58 380</text:p>
          </table:table-cell>
          <table:table-cell/>
          <table:table-cell table:formula="of:=[.F$2]*[.C666]^[.F$3]+[.F$4]*[.C666]^[.F$5]+[.F$6]*[.C66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58379.5550737072" calcext:value-type="float">
            <text:p>58 380</text:p>
          </table:table-cell>
          <table:table-cell/>
          <table:table-cell table:formula="of:=[.F$2]*[.C667]^[.F$3]+[.F$4]*[.C667]^[.F$5]+[.F$6]*[.C66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58379.5550737072" calcext:value-type="float">
            <text:p>58 380</text:p>
          </table:table-cell>
          <table:table-cell/>
          <table:table-cell table:formula="of:=[.F$2]*[.C668]^[.F$3]+[.F$4]*[.C668]^[.F$5]+[.F$6]*[.C66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58379.5550737072" calcext:value-type="float">
            <text:p>58 380</text:p>
          </table:table-cell>
          <table:table-cell/>
          <table:table-cell table:formula="of:=[.F$2]*[.C669]^[.F$3]+[.F$4]*[.C669]^[.F$5]+[.F$6]*[.C66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58379.5550737072" calcext:value-type="float">
            <text:p>58 380</text:p>
          </table:table-cell>
          <table:table-cell/>
          <table:table-cell table:formula="of:=[.F$2]*[.C670]^[.F$3]+[.F$4]*[.C670]^[.F$5]+[.F$6]*[.C67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58379.5550737072" calcext:value-type="float">
            <text:p>58 380</text:p>
          </table:table-cell>
          <table:table-cell/>
          <table:table-cell table:formula="of:=[.F$2]*[.C671]^[.F$3]+[.F$4]*[.C671]^[.F$5]+[.F$6]*[.C67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58379.5550737072" calcext:value-type="float">
            <text:p>58 380</text:p>
          </table:table-cell>
          <table:table-cell/>
          <table:table-cell table:formula="of:=[.F$2]*[.C672]^[.F$3]+[.F$4]*[.C672]^[.F$5]+[.F$6]*[.C67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58379.5550737072" calcext:value-type="float">
            <text:p>58 380</text:p>
          </table:table-cell>
          <table:table-cell/>
          <table:table-cell table:formula="of:=[.F$2]*[.C673]^[.F$3]+[.F$4]*[.C673]^[.F$5]+[.F$6]*[.C67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58379.5550737072" calcext:value-type="float">
            <text:p>58 380</text:p>
          </table:table-cell>
          <table:table-cell/>
          <table:table-cell table:formula="of:=[.F$2]*[.C674]^[.F$3]+[.F$4]*[.C674]^[.F$5]+[.F$6]*[.C67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58379.5550737072" calcext:value-type="float">
            <text:p>58 380</text:p>
          </table:table-cell>
          <table:table-cell/>
          <table:table-cell table:formula="of:=[.F$2]*[.C675]^[.F$3]+[.F$4]*[.C675]^[.F$5]+[.F$6]*[.C67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58379.5550737072" calcext:value-type="float">
            <text:p>58 380</text:p>
          </table:table-cell>
          <table:table-cell/>
          <table:table-cell table:formula="of:=[.F$2]*[.C676]^[.F$3]+[.F$4]*[.C676]^[.F$5]+[.F$6]*[.C67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58379.5550737072" calcext:value-type="float">
            <text:p>58 380</text:p>
          </table:table-cell>
          <table:table-cell/>
          <table:table-cell table:formula="of:=[.F$2]*[.C677]^[.F$3]+[.F$4]*[.C677]^[.F$5]+[.F$6]*[.C67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58379.5550737072" calcext:value-type="float">
            <text:p>58 380</text:p>
          </table:table-cell>
          <table:table-cell/>
          <table:table-cell table:formula="of:=[.F$2]*[.C678]^[.F$3]+[.F$4]*[.C678]^[.F$5]+[.F$6]*[.C67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58379.5550737072" calcext:value-type="float">
            <text:p>58 380</text:p>
          </table:table-cell>
          <table:table-cell/>
          <table:table-cell table:formula="of:=[.F$2]*[.C679]^[.F$3]+[.F$4]*[.C679]^[.F$5]+[.F$6]*[.C67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58379.5550737072" calcext:value-type="float">
            <text:p>58 380</text:p>
          </table:table-cell>
          <table:table-cell/>
          <table:table-cell table:formula="of:=[.F$2]*[.C680]^[.F$3]+[.F$4]*[.C680]^[.F$5]+[.F$6]*[.C68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58379.5550737072" calcext:value-type="float">
            <text:p>58 380</text:p>
          </table:table-cell>
          <table:table-cell/>
          <table:table-cell table:formula="of:=[.F$2]*[.C681]^[.F$3]+[.F$4]*[.C681]^[.F$5]+[.F$6]*[.C68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58379.5550737072" calcext:value-type="float">
            <text:p>58 380</text:p>
          </table:table-cell>
          <table:table-cell/>
          <table:table-cell table:formula="of:=[.F$2]*[.C682]^[.F$3]+[.F$4]*[.C682]^[.F$5]+[.F$6]*[.C68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58379.5550737072" calcext:value-type="float">
            <text:p>58 380</text:p>
          </table:table-cell>
          <table:table-cell/>
          <table:table-cell table:formula="of:=[.F$2]*[.C683]^[.F$3]+[.F$4]*[.C683]^[.F$5]+[.F$6]*[.C68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58379.5550737072" calcext:value-type="float">
            <text:p>58 380</text:p>
          </table:table-cell>
          <table:table-cell/>
          <table:table-cell table:formula="of:=[.F$2]*[.C684]^[.F$3]+[.F$4]*[.C684]^[.F$5]+[.F$6]*[.C68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58379.5550737072" calcext:value-type="float">
            <text:p>58 380</text:p>
          </table:table-cell>
          <table:table-cell/>
          <table:table-cell table:formula="of:=[.F$2]*[.C685]^[.F$3]+[.F$4]*[.C685]^[.F$5]+[.F$6]*[.C68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58379.5550737072" calcext:value-type="float">
            <text:p>58 380</text:p>
          </table:table-cell>
          <table:table-cell/>
          <table:table-cell table:formula="of:=[.F$2]*[.C686]^[.F$3]+[.F$4]*[.C686]^[.F$5]+[.F$6]*[.C68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58379.5550737072" calcext:value-type="float">
            <text:p>58 380</text:p>
          </table:table-cell>
          <table:table-cell/>
          <table:table-cell table:formula="of:=[.F$2]*[.C687]^[.F$3]+[.F$4]*[.C687]^[.F$5]+[.F$6]*[.C68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58379.5550737072" calcext:value-type="float">
            <text:p>58 380</text:p>
          </table:table-cell>
          <table:table-cell/>
          <table:table-cell table:formula="of:=[.F$2]*[.C688]^[.F$3]+[.F$4]*[.C688]^[.F$5]+[.F$6]*[.C68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58379.5550737072" calcext:value-type="float">
            <text:p>58 380</text:p>
          </table:table-cell>
          <table:table-cell/>
          <table:table-cell table:formula="of:=[.F$2]*[.C689]^[.F$3]+[.F$4]*[.C689]^[.F$5]+[.F$6]*[.C68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58379.5550737072" calcext:value-type="float">
            <text:p>58 380</text:p>
          </table:table-cell>
          <table:table-cell/>
          <table:table-cell table:formula="of:=[.F$2]*[.C690]^[.F$3]+[.F$4]*[.C690]^[.F$5]+[.F$6]*[.C69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58379.5550737072" calcext:value-type="float">
            <text:p>58 380</text:p>
          </table:table-cell>
          <table:table-cell/>
          <table:table-cell table:formula="of:=[.F$2]*[.C691]^[.F$3]+[.F$4]*[.C691]^[.F$5]+[.F$6]*[.C69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58379.5550737072" calcext:value-type="float">
            <text:p>58 380</text:p>
          </table:table-cell>
          <table:table-cell/>
          <table:table-cell table:formula="of:=[.F$2]*[.C692]^[.F$3]+[.F$4]*[.C692]^[.F$5]+[.F$6]*[.C69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58379.5550737072" calcext:value-type="float">
            <text:p>58 380</text:p>
          </table:table-cell>
          <table:table-cell/>
          <table:table-cell table:formula="of:=[.F$2]*[.C693]^[.F$3]+[.F$4]*[.C693]^[.F$5]+[.F$6]*[.C69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58379.5550737072" calcext:value-type="float">
            <text:p>58 380</text:p>
          </table:table-cell>
          <table:table-cell/>
          <table:table-cell table:formula="of:=[.F$2]*[.C694]^[.F$3]+[.F$4]*[.C694]^[.F$5]+[.F$6]*[.C69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58379.5550737072" calcext:value-type="float">
            <text:p>58 380</text:p>
          </table:table-cell>
          <table:table-cell/>
          <table:table-cell table:formula="of:=[.F$2]*[.C695]^[.F$3]+[.F$4]*[.C695]^[.F$5]+[.F$6]*[.C69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58379.5550737072" calcext:value-type="float">
            <text:p>58 380</text:p>
          </table:table-cell>
          <table:table-cell/>
          <table:table-cell table:formula="of:=[.F$2]*[.C696]^[.F$3]+[.F$4]*[.C696]^[.F$5]+[.F$6]*[.C69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58379.5550737072" calcext:value-type="float">
            <text:p>58 380</text:p>
          </table:table-cell>
          <table:table-cell/>
          <table:table-cell table:formula="of:=[.F$2]*[.C697]^[.F$3]+[.F$4]*[.C697]^[.F$5]+[.F$6]*[.C69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58379.5550737072" calcext:value-type="float">
            <text:p>58 380</text:p>
          </table:table-cell>
          <table:table-cell/>
          <table:table-cell table:formula="of:=[.F$2]*[.C698]^[.F$3]+[.F$4]*[.C698]^[.F$5]+[.F$6]*[.C69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58379.5550737072" calcext:value-type="float">
            <text:p>58 380</text:p>
          </table:table-cell>
          <table:table-cell/>
          <table:table-cell table:formula="of:=[.F$2]*[.C699]^[.F$3]+[.F$4]*[.C699]^[.F$5]+[.F$6]*[.C69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58379.5550737072" calcext:value-type="float">
            <text:p>58 380</text:p>
          </table:table-cell>
          <table:table-cell/>
          <table:table-cell table:formula="of:=[.F$2]*[.C700]^[.F$3]+[.F$4]*[.C700]^[.F$5]+[.F$6]*[.C70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58379.5550737072" calcext:value-type="float">
            <text:p>58 380</text:p>
          </table:table-cell>
          <table:table-cell/>
          <table:table-cell table:formula="of:=[.F$2]*[.C701]^[.F$3]+[.F$4]*[.C701]^[.F$5]+[.F$6]*[.C70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58379.5550737072" calcext:value-type="float">
            <text:p>58 380</text:p>
          </table:table-cell>
          <table:table-cell/>
          <table:table-cell table:formula="of:=[.F$2]*[.C702]^[.F$3]+[.F$4]*[.C702]^[.F$5]+[.F$6]*[.C70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58379.5550737072" calcext:value-type="float">
            <text:p>58 380</text:p>
          </table:table-cell>
          <table:table-cell/>
          <table:table-cell table:formula="of:=[.F$2]*[.C703]^[.F$3]+[.F$4]*[.C703]^[.F$5]+[.F$6]*[.C70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58379.5550737072" calcext:value-type="float">
            <text:p>58 380</text:p>
          </table:table-cell>
          <table:table-cell/>
          <table:table-cell table:formula="of:=[.F$2]*[.C704]^[.F$3]+[.F$4]*[.C704]^[.F$5]+[.F$6]*[.C70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58379.5550737072" calcext:value-type="float">
            <text:p>58 380</text:p>
          </table:table-cell>
          <table:table-cell/>
          <table:table-cell table:formula="of:=[.F$2]*[.C705]^[.F$3]+[.F$4]*[.C705]^[.F$5]+[.F$6]*[.C70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58379.5550737072" calcext:value-type="float">
            <text:p>58 380</text:p>
          </table:table-cell>
          <table:table-cell/>
          <table:table-cell table:formula="of:=[.F$2]*[.C706]^[.F$3]+[.F$4]*[.C706]^[.F$5]+[.F$6]*[.C70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58379.5550737072" calcext:value-type="float">
            <text:p>58 380</text:p>
          </table:table-cell>
          <table:table-cell/>
          <table:table-cell table:formula="of:=[.F$2]*[.C707]^[.F$3]+[.F$4]*[.C707]^[.F$5]+[.F$6]*[.C70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58379.5550737072" calcext:value-type="float">
            <text:p>58 380</text:p>
          </table:table-cell>
          <table:table-cell/>
          <table:table-cell table:formula="of:=[.F$2]*[.C708]^[.F$3]+[.F$4]*[.C708]^[.F$5]+[.F$6]*[.C70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58379.5550737072" calcext:value-type="float">
            <text:p>58 380</text:p>
          </table:table-cell>
          <table:table-cell/>
          <table:table-cell table:formula="of:=[.F$2]*[.C709]^[.F$3]+[.F$4]*[.C709]^[.F$5]+[.F$6]*[.C70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58379.5550737072" calcext:value-type="float">
            <text:p>58 380</text:p>
          </table:table-cell>
          <table:table-cell/>
          <table:table-cell table:formula="of:=[.F$2]*[.C710]^[.F$3]+[.F$4]*[.C710]^[.F$5]+[.F$6]*[.C71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58379.5550737072" calcext:value-type="float">
            <text:p>58 380</text:p>
          </table:table-cell>
          <table:table-cell/>
          <table:table-cell table:formula="of:=[.F$2]*[.C711]^[.F$3]+[.F$4]*[.C711]^[.F$5]+[.F$6]*[.C71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58379.5550737072" calcext:value-type="float">
            <text:p>58 380</text:p>
          </table:table-cell>
          <table:table-cell/>
          <table:table-cell table:formula="of:=[.F$2]*[.C712]^[.F$3]+[.F$4]*[.C712]^[.F$5]+[.F$6]*[.C71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58379.5550737072" calcext:value-type="float">
            <text:p>58 380</text:p>
          </table:table-cell>
          <table:table-cell/>
          <table:table-cell table:formula="of:=[.F$2]*[.C713]^[.F$3]+[.F$4]*[.C713]^[.F$5]+[.F$6]*[.C71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58379.5550737072" calcext:value-type="float">
            <text:p>58 380</text:p>
          </table:table-cell>
          <table:table-cell/>
          <table:table-cell table:formula="of:=[.F$2]*[.C714]^[.F$3]+[.F$4]*[.C714]^[.F$5]+[.F$6]*[.C71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58379.5550737072" calcext:value-type="float">
            <text:p>58 380</text:p>
          </table:table-cell>
          <table:table-cell/>
          <table:table-cell table:formula="of:=[.F$2]*[.C715]^[.F$3]+[.F$4]*[.C715]^[.F$5]+[.F$6]*[.C71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58379.5550737072" calcext:value-type="float">
            <text:p>58 380</text:p>
          </table:table-cell>
          <table:table-cell/>
          <table:table-cell table:formula="of:=[.F$2]*[.C716]^[.F$3]+[.F$4]*[.C716]^[.F$5]+[.F$6]*[.C71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58379.5550737072" calcext:value-type="float">
            <text:p>58 380</text:p>
          </table:table-cell>
          <table:table-cell/>
          <table:table-cell table:formula="of:=[.F$2]*[.C717]^[.F$3]+[.F$4]*[.C717]^[.F$5]+[.F$6]*[.C71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58379.5550737072" calcext:value-type="float">
            <text:p>58 380</text:p>
          </table:table-cell>
          <table:table-cell/>
          <table:table-cell table:formula="of:=[.F$2]*[.C718]^[.F$3]+[.F$4]*[.C718]^[.F$5]+[.F$6]*[.C71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58379.5550737072" calcext:value-type="float">
            <text:p>58 380</text:p>
          </table:table-cell>
          <table:table-cell/>
          <table:table-cell table:formula="of:=[.F$2]*[.C719]^[.F$3]+[.F$4]*[.C719]^[.F$5]+[.F$6]*[.C71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58379.5550737072" calcext:value-type="float">
            <text:p>58 380</text:p>
          </table:table-cell>
          <table:table-cell/>
          <table:table-cell table:formula="of:=[.F$2]*[.C720]^[.F$3]+[.F$4]*[.C720]^[.F$5]+[.F$6]*[.C72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58379.5550737072" calcext:value-type="float">
            <text:p>58 380</text:p>
          </table:table-cell>
          <table:table-cell/>
          <table:table-cell table:formula="of:=[.F$2]*[.C721]^[.F$3]+[.F$4]*[.C721]^[.F$5]+[.F$6]*[.C72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58379.5550737072" calcext:value-type="float">
            <text:p>58 380</text:p>
          </table:table-cell>
          <table:table-cell/>
          <table:table-cell table:formula="of:=[.F$2]*[.C722]^[.F$3]+[.F$4]*[.C722]^[.F$5]+[.F$6]*[.C72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58379.5550737072" calcext:value-type="float">
            <text:p>58 380</text:p>
          </table:table-cell>
          <table:table-cell/>
          <table:table-cell table:formula="of:=[.F$2]*[.C723]^[.F$3]+[.F$4]*[.C723]^[.F$5]+[.F$6]*[.C72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58379.5550737072" calcext:value-type="float">
            <text:p>58 380</text:p>
          </table:table-cell>
          <table:table-cell/>
          <table:table-cell table:formula="of:=[.F$2]*[.C724]^[.F$3]+[.F$4]*[.C724]^[.F$5]+[.F$6]*[.C72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58379.5550737072" calcext:value-type="float">
            <text:p>58 380</text:p>
          </table:table-cell>
          <table:table-cell/>
          <table:table-cell table:formula="of:=[.F$2]*[.C725]^[.F$3]+[.F$4]*[.C725]^[.F$5]+[.F$6]*[.C72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58379.5550737072" calcext:value-type="float">
            <text:p>58 380</text:p>
          </table:table-cell>
          <table:table-cell/>
          <table:table-cell table:formula="of:=[.F$2]*[.C726]^[.F$3]+[.F$4]*[.C726]^[.F$5]+[.F$6]*[.C72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58379.5550737072" calcext:value-type="float">
            <text:p>58 380</text:p>
          </table:table-cell>
          <table:table-cell/>
          <table:table-cell table:formula="of:=[.F$2]*[.C727]^[.F$3]+[.F$4]*[.C727]^[.F$5]+[.F$6]*[.C72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58379.5550737072" calcext:value-type="float">
            <text:p>58 380</text:p>
          </table:table-cell>
          <table:table-cell/>
          <table:table-cell table:formula="of:=[.F$2]*[.C728]^[.F$3]+[.F$4]*[.C728]^[.F$5]+[.F$6]*[.C72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58379.5550737072" calcext:value-type="float">
            <text:p>58 380</text:p>
          </table:table-cell>
          <table:table-cell/>
          <table:table-cell table:formula="of:=[.F$2]*[.C729]^[.F$3]+[.F$4]*[.C729]^[.F$5]+[.F$6]*[.C72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58379.5550737072" calcext:value-type="float">
            <text:p>58 380</text:p>
          </table:table-cell>
          <table:table-cell/>
          <table:table-cell table:formula="of:=[.F$2]*[.C730]^[.F$3]+[.F$4]*[.C730]^[.F$5]+[.F$6]*[.C73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58379.5550737072" calcext:value-type="float">
            <text:p>58 380</text:p>
          </table:table-cell>
          <table:table-cell/>
          <table:table-cell table:formula="of:=[.F$2]*[.C731]^[.F$3]+[.F$4]*[.C731]^[.F$5]+[.F$6]*[.C73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58379.5550737072" calcext:value-type="float">
            <text:p>58 380</text:p>
          </table:table-cell>
          <table:table-cell/>
          <table:table-cell table:formula="of:=[.F$2]*[.C732]^[.F$3]+[.F$4]*[.C732]^[.F$5]+[.F$6]*[.C73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58379.5550737072" calcext:value-type="float">
            <text:p>58 380</text:p>
          </table:table-cell>
          <table:table-cell/>
          <table:table-cell table:formula="of:=[.F$2]*[.C733]^[.F$3]+[.F$4]*[.C733]^[.F$5]+[.F$6]*[.C73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58379.5550737072" calcext:value-type="float">
            <text:p>58 380</text:p>
          </table:table-cell>
          <table:table-cell/>
          <table:table-cell table:formula="of:=[.F$2]*[.C734]^[.F$3]+[.F$4]*[.C734]^[.F$5]+[.F$6]*[.C73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58379.5550737072" calcext:value-type="float">
            <text:p>58 380</text:p>
          </table:table-cell>
          <table:table-cell/>
          <table:table-cell table:formula="of:=[.F$2]*[.C735]^[.F$3]+[.F$4]*[.C735]^[.F$5]+[.F$6]*[.C73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58379.5550737072" calcext:value-type="float">
            <text:p>58 380</text:p>
          </table:table-cell>
          <table:table-cell/>
          <table:table-cell table:formula="of:=[.F$2]*[.C736]^[.F$3]+[.F$4]*[.C736]^[.F$5]+[.F$6]*[.C73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58379.5550737072" calcext:value-type="float">
            <text:p>58 380</text:p>
          </table:table-cell>
          <table:table-cell/>
          <table:table-cell table:formula="of:=[.F$2]*[.C737]^[.F$3]+[.F$4]*[.C737]^[.F$5]+[.F$6]*[.C73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58379.5550737072" calcext:value-type="float">
            <text:p>58 380</text:p>
          </table:table-cell>
          <table:table-cell/>
          <table:table-cell table:formula="of:=[.F$2]*[.C738]^[.F$3]+[.F$4]*[.C738]^[.F$5]+[.F$6]*[.C73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58379.5550737072" calcext:value-type="float">
            <text:p>58 380</text:p>
          </table:table-cell>
          <table:table-cell/>
          <table:table-cell table:formula="of:=[.F$2]*[.C739]^[.F$3]+[.F$4]*[.C739]^[.F$5]+[.F$6]*[.C73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58379.5550737072" calcext:value-type="float">
            <text:p>58 380</text:p>
          </table:table-cell>
          <table:table-cell/>
          <table:table-cell table:formula="of:=[.F$2]*[.C740]^[.F$3]+[.F$4]*[.C740]^[.F$5]+[.F$6]*[.C74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58379.5550737072" calcext:value-type="float">
            <text:p>58 380</text:p>
          </table:table-cell>
          <table:table-cell/>
          <table:table-cell table:formula="of:=[.F$2]*[.C741]^[.F$3]+[.F$4]*[.C741]^[.F$5]+[.F$6]*[.C74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58379.5550737072" calcext:value-type="float">
            <text:p>58 380</text:p>
          </table:table-cell>
          <table:table-cell/>
          <table:table-cell table:formula="of:=[.F$2]*[.C742]^[.F$3]+[.F$4]*[.C742]^[.F$5]+[.F$6]*[.C74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58379.5550737072" calcext:value-type="float">
            <text:p>58 380</text:p>
          </table:table-cell>
          <table:table-cell/>
          <table:table-cell table:formula="of:=[.F$2]*[.C743]^[.F$3]+[.F$4]*[.C743]^[.F$5]+[.F$6]*[.C74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58379.5550737072" calcext:value-type="float">
            <text:p>58 380</text:p>
          </table:table-cell>
          <table:table-cell/>
          <table:table-cell table:formula="of:=[.F$2]*[.C744]^[.F$3]+[.F$4]*[.C744]^[.F$5]+[.F$6]*[.C74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58379.5550737072" calcext:value-type="float">
            <text:p>58 380</text:p>
          </table:table-cell>
          <table:table-cell/>
          <table:table-cell table:formula="of:=[.F$2]*[.C745]^[.F$3]+[.F$4]*[.C745]^[.F$5]+[.F$6]*[.C74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58379.5550737072" calcext:value-type="float">
            <text:p>58 380</text:p>
          </table:table-cell>
          <table:table-cell/>
          <table:table-cell table:formula="of:=[.F$2]*[.C746]^[.F$3]+[.F$4]*[.C746]^[.F$5]+[.F$6]*[.C74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58379.5550737072" calcext:value-type="float">
            <text:p>58 380</text:p>
          </table:table-cell>
          <table:table-cell/>
          <table:table-cell table:formula="of:=[.F$2]*[.C747]^[.F$3]+[.F$4]*[.C747]^[.F$5]+[.F$6]*[.C74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58379.5550737072" calcext:value-type="float">
            <text:p>58 380</text:p>
          </table:table-cell>
          <table:table-cell/>
          <table:table-cell table:formula="of:=[.F$2]*[.C748]^[.F$3]+[.F$4]*[.C748]^[.F$5]+[.F$6]*[.C74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58379.5550737072" calcext:value-type="float">
            <text:p>58 380</text:p>
          </table:table-cell>
          <table:table-cell/>
          <table:table-cell table:formula="of:=[.F$2]*[.C749]^[.F$3]+[.F$4]*[.C749]^[.F$5]+[.F$6]*[.C74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58379.5550737072" calcext:value-type="float">
            <text:p>58 380</text:p>
          </table:table-cell>
          <table:table-cell/>
          <table:table-cell table:formula="of:=[.F$2]*[.C750]^[.F$3]+[.F$4]*[.C750]^[.F$5]+[.F$6]*[.C75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58379.5550737072" calcext:value-type="float">
            <text:p>58 380</text:p>
          </table:table-cell>
          <table:table-cell/>
          <table:table-cell table:formula="of:=[.F$2]*[.C751]^[.F$3]+[.F$4]*[.C751]^[.F$5]+[.F$6]*[.C75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58379.5550737072" calcext:value-type="float">
            <text:p>58 380</text:p>
          </table:table-cell>
          <table:table-cell/>
          <table:table-cell table:formula="of:=[.F$2]*[.C752]^[.F$3]+[.F$4]*[.C752]^[.F$5]+[.F$6]*[.C75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58379.5550737072" calcext:value-type="float">
            <text:p>58 380</text:p>
          </table:table-cell>
          <table:table-cell/>
          <table:table-cell table:formula="of:=[.F$2]*[.C753]^[.F$3]+[.F$4]*[.C753]^[.F$5]+[.F$6]*[.C75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58379.5550737072" calcext:value-type="float">
            <text:p>58 380</text:p>
          </table:table-cell>
          <table:table-cell/>
          <table:table-cell table:formula="of:=[.F$2]*[.C754]^[.F$3]+[.F$4]*[.C754]^[.F$5]+[.F$6]*[.C75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58379.5550737072" calcext:value-type="float">
            <text:p>58 380</text:p>
          </table:table-cell>
          <table:table-cell/>
          <table:table-cell table:formula="of:=[.F$2]*[.C755]^[.F$3]+[.F$4]*[.C755]^[.F$5]+[.F$6]*[.C75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58379.5550737072" calcext:value-type="float">
            <text:p>58 380</text:p>
          </table:table-cell>
          <table:table-cell/>
          <table:table-cell table:formula="of:=[.F$2]*[.C756]^[.F$3]+[.F$4]*[.C756]^[.F$5]+[.F$6]*[.C75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58379.5550737072" calcext:value-type="float">
            <text:p>58 380</text:p>
          </table:table-cell>
          <table:table-cell/>
          <table:table-cell table:formula="of:=[.F$2]*[.C757]^[.F$3]+[.F$4]*[.C757]^[.F$5]+[.F$6]*[.C75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58379.5550737072" calcext:value-type="float">
            <text:p>58 380</text:p>
          </table:table-cell>
          <table:table-cell/>
          <table:table-cell table:formula="of:=[.F$2]*[.C758]^[.F$3]+[.F$4]*[.C758]^[.F$5]+[.F$6]*[.C75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58379.5550737072" calcext:value-type="float">
            <text:p>58 380</text:p>
          </table:table-cell>
          <table:table-cell/>
          <table:table-cell table:formula="of:=[.F$2]*[.C759]^[.F$3]+[.F$4]*[.C759]^[.F$5]+[.F$6]*[.C75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58379.5550737072" calcext:value-type="float">
            <text:p>58 380</text:p>
          </table:table-cell>
          <table:table-cell/>
          <table:table-cell table:formula="of:=[.F$2]*[.C760]^[.F$3]+[.F$4]*[.C760]^[.F$5]+[.F$6]*[.C76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58379.5550737072" calcext:value-type="float">
            <text:p>58 380</text:p>
          </table:table-cell>
          <table:table-cell/>
          <table:table-cell table:formula="of:=[.F$2]*[.C761]^[.F$3]+[.F$4]*[.C761]^[.F$5]+[.F$6]*[.C76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58379.5550737072" calcext:value-type="float">
            <text:p>58 380</text:p>
          </table:table-cell>
          <table:table-cell/>
          <table:table-cell table:formula="of:=[.F$2]*[.C762]^[.F$3]+[.F$4]*[.C762]^[.F$5]+[.F$6]*[.C76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58379.5550737072" calcext:value-type="float">
            <text:p>58 380</text:p>
          </table:table-cell>
          <table:table-cell/>
          <table:table-cell table:formula="of:=[.F$2]*[.C763]^[.F$3]+[.F$4]*[.C763]^[.F$5]+[.F$6]*[.C76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58379.5550737072" calcext:value-type="float">
            <text:p>58 380</text:p>
          </table:table-cell>
          <table:table-cell/>
          <table:table-cell table:formula="of:=[.F$2]*[.C764]^[.F$3]+[.F$4]*[.C764]^[.F$5]+[.F$6]*[.C76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58379.5550737072" calcext:value-type="float">
            <text:p>58 380</text:p>
          </table:table-cell>
          <table:table-cell/>
          <table:table-cell table:formula="of:=[.F$2]*[.C765]^[.F$3]+[.F$4]*[.C765]^[.F$5]+[.F$6]*[.C76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58379.5550737072" calcext:value-type="float">
            <text:p>58 380</text:p>
          </table:table-cell>
          <table:table-cell/>
          <table:table-cell table:formula="of:=[.F$2]*[.C766]^[.F$3]+[.F$4]*[.C766]^[.F$5]+[.F$6]*[.C76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58379.5550737072" calcext:value-type="float">
            <text:p>58 380</text:p>
          </table:table-cell>
          <table:table-cell/>
          <table:table-cell table:formula="of:=[.F$2]*[.C767]^[.F$3]+[.F$4]*[.C767]^[.F$5]+[.F$6]*[.C76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58379.5550737072" calcext:value-type="float">
            <text:p>58 380</text:p>
          </table:table-cell>
          <table:table-cell/>
          <table:table-cell table:formula="of:=[.F$2]*[.C768]^[.F$3]+[.F$4]*[.C768]^[.F$5]+[.F$6]*[.C76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58379.5550737072" calcext:value-type="float">
            <text:p>58 380</text:p>
          </table:table-cell>
          <table:table-cell/>
          <table:table-cell table:formula="of:=[.F$2]*[.C769]^[.F$3]+[.F$4]*[.C769]^[.F$5]+[.F$6]*[.C76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58379.5550737072" calcext:value-type="float">
            <text:p>58 380</text:p>
          </table:table-cell>
          <table:table-cell/>
          <table:table-cell table:formula="of:=[.F$2]*[.C770]^[.F$3]+[.F$4]*[.C770]^[.F$5]+[.F$6]*[.C77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58379.5550737072" calcext:value-type="float">
            <text:p>58 380</text:p>
          </table:table-cell>
          <table:table-cell/>
          <table:table-cell table:formula="of:=[.F$2]*[.C771]^[.F$3]+[.F$4]*[.C771]^[.F$5]+[.F$6]*[.C77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58379.5550737072" calcext:value-type="float">
            <text:p>58 380</text:p>
          </table:table-cell>
          <table:table-cell/>
          <table:table-cell table:formula="of:=[.F$2]*[.C772]^[.F$3]+[.F$4]*[.C772]^[.F$5]+[.F$6]*[.C77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58379.5550737072" calcext:value-type="float">
            <text:p>58 380</text:p>
          </table:table-cell>
          <table:table-cell/>
          <table:table-cell table:formula="of:=[.F$2]*[.C773]^[.F$3]+[.F$4]*[.C773]^[.F$5]+[.F$6]*[.C77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58379.5550737072" calcext:value-type="float">
            <text:p>58 380</text:p>
          </table:table-cell>
          <table:table-cell/>
          <table:table-cell table:formula="of:=[.F$2]*[.C774]^[.F$3]+[.F$4]*[.C774]^[.F$5]+[.F$6]*[.C77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58379.5550737072" calcext:value-type="float">
            <text:p>58 380</text:p>
          </table:table-cell>
          <table:table-cell/>
          <table:table-cell table:formula="of:=[.F$2]*[.C775]^[.F$3]+[.F$4]*[.C775]^[.F$5]+[.F$6]*[.C77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58379.5550737072" calcext:value-type="float">
            <text:p>58 380</text:p>
          </table:table-cell>
          <table:table-cell/>
          <table:table-cell table:formula="of:=[.F$2]*[.C776]^[.F$3]+[.F$4]*[.C776]^[.F$5]+[.F$6]*[.C77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58379.5550737072" calcext:value-type="float">
            <text:p>58 380</text:p>
          </table:table-cell>
          <table:table-cell/>
          <table:table-cell table:formula="of:=[.F$2]*[.C777]^[.F$3]+[.F$4]*[.C777]^[.F$5]+[.F$6]*[.C77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58379.5550737072" calcext:value-type="float">
            <text:p>58 380</text:p>
          </table:table-cell>
          <table:table-cell/>
          <table:table-cell table:formula="of:=[.F$2]*[.C778]^[.F$3]+[.F$4]*[.C778]^[.F$5]+[.F$6]*[.C77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58379.5550737072" calcext:value-type="float">
            <text:p>58 380</text:p>
          </table:table-cell>
          <table:table-cell/>
          <table:table-cell table:formula="of:=[.F$2]*[.C779]^[.F$3]+[.F$4]*[.C779]^[.F$5]+[.F$6]*[.C77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58379.5550737072" calcext:value-type="float">
            <text:p>58 380</text:p>
          </table:table-cell>
          <table:table-cell/>
          <table:table-cell table:formula="of:=[.F$2]*[.C780]^[.F$3]+[.F$4]*[.C780]^[.F$5]+[.F$6]*[.C78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58379.5550737072" calcext:value-type="float">
            <text:p>58 380</text:p>
          </table:table-cell>
          <table:table-cell/>
          <table:table-cell table:formula="of:=[.F$2]*[.C781]^[.F$3]+[.F$4]*[.C781]^[.F$5]+[.F$6]*[.C78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58379.5550737072" calcext:value-type="float">
            <text:p>58 380</text:p>
          </table:table-cell>
          <table:table-cell/>
          <table:table-cell table:formula="of:=[.F$2]*[.C782]^[.F$3]+[.F$4]*[.C782]^[.F$5]+[.F$6]*[.C78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58379.5550737072" calcext:value-type="float">
            <text:p>58 380</text:p>
          </table:table-cell>
          <table:table-cell/>
          <table:table-cell table:formula="of:=[.F$2]*[.C783]^[.F$3]+[.F$4]*[.C783]^[.F$5]+[.F$6]*[.C78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58379.5550737072" calcext:value-type="float">
            <text:p>58 380</text:p>
          </table:table-cell>
          <table:table-cell/>
          <table:table-cell table:formula="of:=[.F$2]*[.C784]^[.F$3]+[.F$4]*[.C784]^[.F$5]+[.F$6]*[.C78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58379.5550737072" calcext:value-type="float">
            <text:p>58 380</text:p>
          </table:table-cell>
          <table:table-cell/>
          <table:table-cell table:formula="of:=[.F$2]*[.C785]^[.F$3]+[.F$4]*[.C785]^[.F$5]+[.F$6]*[.C78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58379.5550737072" calcext:value-type="float">
            <text:p>58 380</text:p>
          </table:table-cell>
          <table:table-cell/>
          <table:table-cell table:formula="of:=[.F$2]*[.C786]^[.F$3]+[.F$4]*[.C786]^[.F$5]+[.F$6]*[.C78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58379.5550737072" calcext:value-type="float">
            <text:p>58 380</text:p>
          </table:table-cell>
          <table:table-cell/>
          <table:table-cell table:formula="of:=[.F$2]*[.C787]^[.F$3]+[.F$4]*[.C787]^[.F$5]+[.F$6]*[.C78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58379.5550737072" calcext:value-type="float">
            <text:p>58 380</text:p>
          </table:table-cell>
          <table:table-cell/>
          <table:table-cell table:formula="of:=[.F$2]*[.C788]^[.F$3]+[.F$4]*[.C788]^[.F$5]+[.F$6]*[.C78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58379.5550737072" calcext:value-type="float">
            <text:p>58 380</text:p>
          </table:table-cell>
          <table:table-cell/>
          <table:table-cell table:formula="of:=[.F$2]*[.C789]^[.F$3]+[.F$4]*[.C789]^[.F$5]+[.F$6]*[.C78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58379.5550737072" calcext:value-type="float">
            <text:p>58 380</text:p>
          </table:table-cell>
          <table:table-cell/>
          <table:table-cell table:formula="of:=[.F$2]*[.C790]^[.F$3]+[.F$4]*[.C790]^[.F$5]+[.F$6]*[.C79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58379.5550737072" calcext:value-type="float">
            <text:p>58 380</text:p>
          </table:table-cell>
          <table:table-cell/>
          <table:table-cell table:formula="of:=[.F$2]*[.C791]^[.F$3]+[.F$4]*[.C791]^[.F$5]+[.F$6]*[.C79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58379.5550737072" calcext:value-type="float">
            <text:p>58 380</text:p>
          </table:table-cell>
          <table:table-cell/>
          <table:table-cell table:formula="of:=[.F$2]*[.C792]^[.F$3]+[.F$4]*[.C792]^[.F$5]+[.F$6]*[.C79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58379.5550737072" calcext:value-type="float">
            <text:p>58 380</text:p>
          </table:table-cell>
          <table:table-cell/>
          <table:table-cell table:formula="of:=[.F$2]*[.C793]^[.F$3]+[.F$4]*[.C793]^[.F$5]+[.F$6]*[.C79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58379.5550737072" calcext:value-type="float">
            <text:p>58 380</text:p>
          </table:table-cell>
          <table:table-cell/>
          <table:table-cell table:formula="of:=[.F$2]*[.C794]^[.F$3]+[.F$4]*[.C794]^[.F$5]+[.F$6]*[.C79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58379.5550737072" calcext:value-type="float">
            <text:p>58 380</text:p>
          </table:table-cell>
          <table:table-cell/>
          <table:table-cell table:formula="of:=[.F$2]*[.C795]^[.F$3]+[.F$4]*[.C795]^[.F$5]+[.F$6]*[.C79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58379.5550737072" calcext:value-type="float">
            <text:p>58 380</text:p>
          </table:table-cell>
          <table:table-cell/>
          <table:table-cell table:formula="of:=[.F$2]*[.C796]^[.F$3]+[.F$4]*[.C796]^[.F$5]+[.F$6]*[.C79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58379.5550737072" calcext:value-type="float">
            <text:p>58 380</text:p>
          </table:table-cell>
          <table:table-cell/>
          <table:table-cell table:formula="of:=[.F$2]*[.C797]^[.F$3]+[.F$4]*[.C797]^[.F$5]+[.F$6]*[.C79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58379.5550737072" calcext:value-type="float">
            <text:p>58 380</text:p>
          </table:table-cell>
          <table:table-cell/>
          <table:table-cell table:formula="of:=[.F$2]*[.C798]^[.F$3]+[.F$4]*[.C798]^[.F$5]+[.F$6]*[.C79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58379.5550737072" calcext:value-type="float">
            <text:p>58 380</text:p>
          </table:table-cell>
          <table:table-cell/>
          <table:table-cell table:formula="of:=[.F$2]*[.C799]^[.F$3]+[.F$4]*[.C799]^[.F$5]+[.F$6]*[.C79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58379.5550737072" calcext:value-type="float">
            <text:p>58 380</text:p>
          </table:table-cell>
          <table:table-cell/>
          <table:table-cell table:formula="of:=[.F$2]*[.C800]^[.F$3]+[.F$4]*[.C800]^[.F$5]+[.F$6]*[.C80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58379.5550737072" calcext:value-type="float">
            <text:p>58 380</text:p>
          </table:table-cell>
          <table:table-cell/>
          <table:table-cell table:formula="of:=[.F$2]*[.C801]^[.F$3]+[.F$4]*[.C801]^[.F$5]+[.F$6]*[.C80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58379.5550737072" calcext:value-type="float">
            <text:p>58 380</text:p>
          </table:table-cell>
          <table:table-cell/>
          <table:table-cell table:formula="of:=[.F$2]*[.C802]^[.F$3]+[.F$4]*[.C802]^[.F$5]+[.F$6]*[.C80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58379.5550737072" calcext:value-type="float">
            <text:p>58 380</text:p>
          </table:table-cell>
          <table:table-cell/>
          <table:table-cell table:formula="of:=[.F$2]*[.C803]^[.F$3]+[.F$4]*[.C803]^[.F$5]+[.F$6]*[.C80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58379.5550737072" calcext:value-type="float">
            <text:p>58 380</text:p>
          </table:table-cell>
          <table:table-cell/>
          <table:table-cell table:formula="of:=[.F$2]*[.C804]^[.F$3]+[.F$4]*[.C804]^[.F$5]+[.F$6]*[.C80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58379.5550737072" calcext:value-type="float">
            <text:p>58 380</text:p>
          </table:table-cell>
          <table:table-cell/>
          <table:table-cell table:formula="of:=[.F$2]*[.C805]^[.F$3]+[.F$4]*[.C805]^[.F$5]+[.F$6]*[.C80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58379.5550737072" calcext:value-type="float">
            <text:p>58 380</text:p>
          </table:table-cell>
          <table:table-cell/>
          <table:table-cell table:formula="of:=[.F$2]*[.C806]^[.F$3]+[.F$4]*[.C806]^[.F$5]+[.F$6]*[.C80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58379.5550737072" calcext:value-type="float">
            <text:p>58 380</text:p>
          </table:table-cell>
          <table:table-cell/>
          <table:table-cell table:formula="of:=[.F$2]*[.C807]^[.F$3]+[.F$4]*[.C807]^[.F$5]+[.F$6]*[.C80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58379.5550737072" calcext:value-type="float">
            <text:p>58 380</text:p>
          </table:table-cell>
          <table:table-cell/>
          <table:table-cell table:formula="of:=[.F$2]*[.C808]^[.F$3]+[.F$4]*[.C808]^[.F$5]+[.F$6]*[.C80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58379.5550737072" calcext:value-type="float">
            <text:p>58 380</text:p>
          </table:table-cell>
          <table:table-cell/>
          <table:table-cell table:formula="of:=[.F$2]*[.C809]^[.F$3]+[.F$4]*[.C809]^[.F$5]+[.F$6]*[.C80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58379.5550737072" calcext:value-type="float">
            <text:p>58 380</text:p>
          </table:table-cell>
          <table:table-cell/>
          <table:table-cell table:formula="of:=[.F$2]*[.C810]^[.F$3]+[.F$4]*[.C810]^[.F$5]+[.F$6]*[.C81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58379.5550737072" calcext:value-type="float">
            <text:p>58 380</text:p>
          </table:table-cell>
          <table:table-cell/>
          <table:table-cell table:formula="of:=[.F$2]*[.C811]^[.F$3]+[.F$4]*[.C811]^[.F$5]+[.F$6]*[.C81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58379.5550737072" calcext:value-type="float">
            <text:p>58 380</text:p>
          </table:table-cell>
          <table:table-cell/>
          <table:table-cell table:formula="of:=[.F$2]*[.C812]^[.F$3]+[.F$4]*[.C812]^[.F$5]+[.F$6]*[.C81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58379.5550737072" calcext:value-type="float">
            <text:p>58 380</text:p>
          </table:table-cell>
          <table:table-cell/>
          <table:table-cell table:formula="of:=[.F$2]*[.C813]^[.F$3]+[.F$4]*[.C813]^[.F$5]+[.F$6]*[.C81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58379.5550737072" calcext:value-type="float">
            <text:p>58 380</text:p>
          </table:table-cell>
          <table:table-cell/>
          <table:table-cell table:formula="of:=[.F$2]*[.C814]^[.F$3]+[.F$4]*[.C814]^[.F$5]+[.F$6]*[.C81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58379.5550737072" calcext:value-type="float">
            <text:p>58 380</text:p>
          </table:table-cell>
          <table:table-cell/>
          <table:table-cell table:formula="of:=[.F$2]*[.C815]^[.F$3]+[.F$4]*[.C815]^[.F$5]+[.F$6]*[.C81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58379.5550737072" calcext:value-type="float">
            <text:p>58 380</text:p>
          </table:table-cell>
          <table:table-cell/>
          <table:table-cell table:formula="of:=[.F$2]*[.C816]^[.F$3]+[.F$4]*[.C816]^[.F$5]+[.F$6]*[.C81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58379.5550737072" calcext:value-type="float">
            <text:p>58 380</text:p>
          </table:table-cell>
          <table:table-cell/>
          <table:table-cell table:formula="of:=[.F$2]*[.C817]^[.F$3]+[.F$4]*[.C817]^[.F$5]+[.F$6]*[.C81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58379.5550737072" calcext:value-type="float">
            <text:p>58 380</text:p>
          </table:table-cell>
          <table:table-cell/>
          <table:table-cell table:formula="of:=[.F$2]*[.C818]^[.F$3]+[.F$4]*[.C818]^[.F$5]+[.F$6]*[.C81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58379.5550737072" calcext:value-type="float">
            <text:p>58 380</text:p>
          </table:table-cell>
          <table:table-cell/>
          <table:table-cell table:formula="of:=[.F$2]*[.C819]^[.F$3]+[.F$4]*[.C819]^[.F$5]+[.F$6]*[.C81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58379.5550737072" calcext:value-type="float">
            <text:p>58 380</text:p>
          </table:table-cell>
          <table:table-cell/>
          <table:table-cell table:formula="of:=[.F$2]*[.C820]^[.F$3]+[.F$4]*[.C820]^[.F$5]+[.F$6]*[.C82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58379.5550737072" calcext:value-type="float">
            <text:p>58 380</text:p>
          </table:table-cell>
          <table:table-cell/>
          <table:table-cell table:formula="of:=[.F$2]*[.C821]^[.F$3]+[.F$4]*[.C821]^[.F$5]+[.F$6]*[.C82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58379.5550737072" calcext:value-type="float">
            <text:p>58 380</text:p>
          </table:table-cell>
          <table:table-cell/>
          <table:table-cell table:formula="of:=[.F$2]*[.C822]^[.F$3]+[.F$4]*[.C822]^[.F$5]+[.F$6]*[.C82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58379.5550737072" calcext:value-type="float">
            <text:p>58 380</text:p>
          </table:table-cell>
          <table:table-cell/>
          <table:table-cell table:formula="of:=[.F$2]*[.C823]^[.F$3]+[.F$4]*[.C823]^[.F$5]+[.F$6]*[.C82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58379.5550737072" calcext:value-type="float">
            <text:p>58 380</text:p>
          </table:table-cell>
          <table:table-cell/>
          <table:table-cell table:formula="of:=[.F$2]*[.C824]^[.F$3]+[.F$4]*[.C824]^[.F$5]+[.F$6]*[.C82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58379.5550737072" calcext:value-type="float">
            <text:p>58 380</text:p>
          </table:table-cell>
          <table:table-cell/>
          <table:table-cell table:formula="of:=[.F$2]*[.C825]^[.F$3]+[.F$4]*[.C825]^[.F$5]+[.F$6]*[.C82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58379.5550737072" calcext:value-type="float">
            <text:p>58 380</text:p>
          </table:table-cell>
          <table:table-cell/>
          <table:table-cell table:formula="of:=[.F$2]*[.C826]^[.F$3]+[.F$4]*[.C826]^[.F$5]+[.F$6]*[.C82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58379.5550737072" calcext:value-type="float">
            <text:p>58 380</text:p>
          </table:table-cell>
          <table:table-cell/>
          <table:table-cell table:formula="of:=[.F$2]*[.C827]^[.F$3]+[.F$4]*[.C827]^[.F$5]+[.F$6]*[.C82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58379.5550737072" calcext:value-type="float">
            <text:p>58 380</text:p>
          </table:table-cell>
          <table:table-cell/>
          <table:table-cell table:formula="of:=[.F$2]*[.C828]^[.F$3]+[.F$4]*[.C828]^[.F$5]+[.F$6]*[.C82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58379.5550737072" calcext:value-type="float">
            <text:p>58 380</text:p>
          </table:table-cell>
          <table:table-cell/>
          <table:table-cell table:formula="of:=[.F$2]*[.C829]^[.F$3]+[.F$4]*[.C829]^[.F$5]+[.F$6]*[.C82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58379.5550737072" calcext:value-type="float">
            <text:p>58 380</text:p>
          </table:table-cell>
          <table:table-cell/>
          <table:table-cell table:formula="of:=[.F$2]*[.C830]^[.F$3]+[.F$4]*[.C830]^[.F$5]+[.F$6]*[.C83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58379.5550737072" calcext:value-type="float">
            <text:p>58 380</text:p>
          </table:table-cell>
          <table:table-cell/>
          <table:table-cell table:formula="of:=[.F$2]*[.C831]^[.F$3]+[.F$4]*[.C831]^[.F$5]+[.F$6]*[.C83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58379.5550737072" calcext:value-type="float">
            <text:p>58 380</text:p>
          </table:table-cell>
          <table:table-cell/>
          <table:table-cell table:formula="of:=[.F$2]*[.C832]^[.F$3]+[.F$4]*[.C832]^[.F$5]+[.F$6]*[.C83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58379.5550737072" calcext:value-type="float">
            <text:p>58 380</text:p>
          </table:table-cell>
          <table:table-cell/>
          <table:table-cell table:formula="of:=[.F$2]*[.C833]^[.F$3]+[.F$4]*[.C833]^[.F$5]+[.F$6]*[.C83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58379.5550737072" calcext:value-type="float">
            <text:p>58 380</text:p>
          </table:table-cell>
          <table:table-cell/>
          <table:table-cell table:formula="of:=[.F$2]*[.C834]^[.F$3]+[.F$4]*[.C834]^[.F$5]+[.F$6]*[.C83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58379.5550737072" calcext:value-type="float">
            <text:p>58 380</text:p>
          </table:table-cell>
          <table:table-cell/>
          <table:table-cell table:formula="of:=[.F$2]*[.C835]^[.F$3]+[.F$4]*[.C835]^[.F$5]+[.F$6]*[.C83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58379.5550737072" calcext:value-type="float">
            <text:p>58 380</text:p>
          </table:table-cell>
          <table:table-cell/>
          <table:table-cell table:formula="of:=[.F$2]*[.C836]^[.F$3]+[.F$4]*[.C836]^[.F$5]+[.F$6]*[.C83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58379.5550737072" calcext:value-type="float">
            <text:p>58 380</text:p>
          </table:table-cell>
          <table:table-cell/>
          <table:table-cell table:formula="of:=[.F$2]*[.C837]^[.F$3]+[.F$4]*[.C837]^[.F$5]+[.F$6]*[.C83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58379.5550737072" calcext:value-type="float">
            <text:p>58 380</text:p>
          </table:table-cell>
          <table:table-cell/>
          <table:table-cell table:formula="of:=[.F$2]*[.C838]^[.F$3]+[.F$4]*[.C838]^[.F$5]+[.F$6]*[.C83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58379.5550737072" calcext:value-type="float">
            <text:p>58 380</text:p>
          </table:table-cell>
          <table:table-cell/>
          <table:table-cell table:formula="of:=[.F$2]*[.C839]^[.F$3]+[.F$4]*[.C839]^[.F$5]+[.F$6]*[.C83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58379.5550737072" calcext:value-type="float">
            <text:p>58 380</text:p>
          </table:table-cell>
          <table:table-cell/>
          <table:table-cell table:formula="of:=[.F$2]*[.C840]^[.F$3]+[.F$4]*[.C840]^[.F$5]+[.F$6]*[.C84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58379.5550737072" calcext:value-type="float">
            <text:p>58 380</text:p>
          </table:table-cell>
          <table:table-cell/>
          <table:table-cell table:formula="of:=[.F$2]*[.C841]^[.F$3]+[.F$4]*[.C841]^[.F$5]+[.F$6]*[.C84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58379.5550737072" calcext:value-type="float">
            <text:p>58 380</text:p>
          </table:table-cell>
          <table:table-cell/>
          <table:table-cell table:formula="of:=[.F$2]*[.C842]^[.F$3]+[.F$4]*[.C842]^[.F$5]+[.F$6]*[.C84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58379.5550737072" calcext:value-type="float">
            <text:p>58 380</text:p>
          </table:table-cell>
          <table:table-cell/>
          <table:table-cell table:formula="of:=[.F$2]*[.C843]^[.F$3]+[.F$4]*[.C843]^[.F$5]+[.F$6]*[.C84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58379.5550737072" calcext:value-type="float">
            <text:p>58 380</text:p>
          </table:table-cell>
          <table:table-cell/>
          <table:table-cell table:formula="of:=[.F$2]*[.C844]^[.F$3]+[.F$4]*[.C844]^[.F$5]+[.F$6]*[.C84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58379.5550737072" calcext:value-type="float">
            <text:p>58 380</text:p>
          </table:table-cell>
          <table:table-cell/>
          <table:table-cell table:formula="of:=[.F$2]*[.C845]^[.F$3]+[.F$4]*[.C845]^[.F$5]+[.F$6]*[.C84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58379.5550737072" calcext:value-type="float">
            <text:p>58 380</text:p>
          </table:table-cell>
          <table:table-cell/>
          <table:table-cell table:formula="of:=[.F$2]*[.C846]^[.F$3]+[.F$4]*[.C846]^[.F$5]+[.F$6]*[.C84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58379.5550737072" calcext:value-type="float">
            <text:p>58 380</text:p>
          </table:table-cell>
          <table:table-cell/>
          <table:table-cell table:formula="of:=[.F$2]*[.C847]^[.F$3]+[.F$4]*[.C847]^[.F$5]+[.F$6]*[.C84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58379.5550737072" calcext:value-type="float">
            <text:p>58 380</text:p>
          </table:table-cell>
          <table:table-cell/>
          <table:table-cell table:formula="of:=[.F$2]*[.C848]^[.F$3]+[.F$4]*[.C848]^[.F$5]+[.F$6]*[.C84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58379.5550737072" calcext:value-type="float">
            <text:p>58 380</text:p>
          </table:table-cell>
          <table:table-cell/>
          <table:table-cell table:formula="of:=[.F$2]*[.C849]^[.F$3]+[.F$4]*[.C849]^[.F$5]+[.F$6]*[.C84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58379.5550737072" calcext:value-type="float">
            <text:p>58 380</text:p>
          </table:table-cell>
          <table:table-cell/>
          <table:table-cell table:formula="of:=[.F$2]*[.C850]^[.F$3]+[.F$4]*[.C850]^[.F$5]+[.F$6]*[.C85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58379.5550737072" calcext:value-type="float">
            <text:p>58 380</text:p>
          </table:table-cell>
          <table:table-cell/>
          <table:table-cell table:formula="of:=[.F$2]*[.C851]^[.F$3]+[.F$4]*[.C851]^[.F$5]+[.F$6]*[.C85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58379.5550737072" calcext:value-type="float">
            <text:p>58 380</text:p>
          </table:table-cell>
          <table:table-cell/>
          <table:table-cell table:formula="of:=[.F$2]*[.C852]^[.F$3]+[.F$4]*[.C852]^[.F$5]+[.F$6]*[.C85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58379.5550737072" calcext:value-type="float">
            <text:p>58 380</text:p>
          </table:table-cell>
          <table:table-cell/>
          <table:table-cell table:formula="of:=[.F$2]*[.C853]^[.F$3]+[.F$4]*[.C853]^[.F$5]+[.F$6]*[.C85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58379.5550737072" calcext:value-type="float">
            <text:p>58 380</text:p>
          </table:table-cell>
          <table:table-cell/>
          <table:table-cell table:formula="of:=[.F$2]*[.C854]^[.F$3]+[.F$4]*[.C854]^[.F$5]+[.F$6]*[.C85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58379.5550737072" calcext:value-type="float">
            <text:p>58 380</text:p>
          </table:table-cell>
          <table:table-cell/>
          <table:table-cell table:formula="of:=[.F$2]*[.C855]^[.F$3]+[.F$4]*[.C855]^[.F$5]+[.F$6]*[.C85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58379.5550737072" calcext:value-type="float">
            <text:p>58 380</text:p>
          </table:table-cell>
          <table:table-cell/>
          <table:table-cell table:formula="of:=[.F$2]*[.C856]^[.F$3]+[.F$4]*[.C856]^[.F$5]+[.F$6]*[.C85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58379.5550737072" calcext:value-type="float">
            <text:p>58 380</text:p>
          </table:table-cell>
          <table:table-cell/>
          <table:table-cell table:formula="of:=[.F$2]*[.C857]^[.F$3]+[.F$4]*[.C857]^[.F$5]+[.F$6]*[.C85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58379.5550737072" calcext:value-type="float">
            <text:p>58 380</text:p>
          </table:table-cell>
          <table:table-cell/>
          <table:table-cell table:formula="of:=[.F$2]*[.C858]^[.F$3]+[.F$4]*[.C858]^[.F$5]+[.F$6]*[.C85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58379.5550737072" calcext:value-type="float">
            <text:p>58 380</text:p>
          </table:table-cell>
          <table:table-cell/>
          <table:table-cell table:formula="of:=[.F$2]*[.C859]^[.F$3]+[.F$4]*[.C859]^[.F$5]+[.F$6]*[.C85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58379.5550737072" calcext:value-type="float">
            <text:p>58 380</text:p>
          </table:table-cell>
          <table:table-cell/>
          <table:table-cell table:formula="of:=[.F$2]*[.C860]^[.F$3]+[.F$4]*[.C860]^[.F$5]+[.F$6]*[.C86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58379.5550737072" calcext:value-type="float">
            <text:p>58 380</text:p>
          </table:table-cell>
          <table:table-cell/>
          <table:table-cell table:formula="of:=[.F$2]*[.C861]^[.F$3]+[.F$4]*[.C861]^[.F$5]+[.F$6]*[.C86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58379.5550737072" calcext:value-type="float">
            <text:p>58 380</text:p>
          </table:table-cell>
          <table:table-cell/>
          <table:table-cell table:formula="of:=[.F$2]*[.C862]^[.F$3]+[.F$4]*[.C862]^[.F$5]+[.F$6]*[.C86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58379.5550737072" calcext:value-type="float">
            <text:p>58 380</text:p>
          </table:table-cell>
          <table:table-cell/>
          <table:table-cell table:formula="of:=[.F$2]*[.C863]^[.F$3]+[.F$4]*[.C863]^[.F$5]+[.F$6]*[.C86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58379.5550737072" calcext:value-type="float">
            <text:p>58 380</text:p>
          </table:table-cell>
          <table:table-cell/>
          <table:table-cell table:formula="of:=[.F$2]*[.C864]^[.F$3]+[.F$4]*[.C864]^[.F$5]+[.F$6]*[.C86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58379.5550737072" calcext:value-type="float">
            <text:p>58 380</text:p>
          </table:table-cell>
          <table:table-cell/>
          <table:table-cell table:formula="of:=[.F$2]*[.C865]^[.F$3]+[.F$4]*[.C865]^[.F$5]+[.F$6]*[.C86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58379.5550737072" calcext:value-type="float">
            <text:p>58 380</text:p>
          </table:table-cell>
          <table:table-cell/>
          <table:table-cell table:formula="of:=[.F$2]*[.C866]^[.F$3]+[.F$4]*[.C866]^[.F$5]+[.F$6]*[.C86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58379.5550737072" calcext:value-type="float">
            <text:p>58 380</text:p>
          </table:table-cell>
          <table:table-cell/>
          <table:table-cell table:formula="of:=[.F$2]*[.C867]^[.F$3]+[.F$4]*[.C867]^[.F$5]+[.F$6]*[.C867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58379.5550737072" calcext:value-type="float">
            <text:p>58 380</text:p>
          </table:table-cell>
          <table:table-cell/>
          <table:table-cell table:formula="of:=[.F$2]*[.C868]^[.F$3]+[.F$4]*[.C868]^[.F$5]+[.F$6]*[.C868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58379.5550737072" calcext:value-type="float">
            <text:p>58 380</text:p>
          </table:table-cell>
          <table:table-cell/>
          <table:table-cell table:formula="of:=[.F$2]*[.C869]^[.F$3]+[.F$4]*[.C869]^[.F$5]+[.F$6]*[.C869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58379.5550737072" calcext:value-type="float">
            <text:p>58 380</text:p>
          </table:table-cell>
          <table:table-cell/>
          <table:table-cell table:formula="of:=[.F$2]*[.C870]^[.F$3]+[.F$4]*[.C870]^[.F$5]+[.F$6]*[.C870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58379.5550737072" calcext:value-type="float">
            <text:p>58 380</text:p>
          </table:table-cell>
          <table:table-cell/>
          <table:table-cell table:formula="of:=[.F$2]*[.C871]^[.F$3]+[.F$4]*[.C871]^[.F$5]+[.F$6]*[.C871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58379.5550737072" calcext:value-type="float">
            <text:p>58 380</text:p>
          </table:table-cell>
          <table:table-cell/>
          <table:table-cell table:formula="of:=[.F$2]*[.C872]^[.F$3]+[.F$4]*[.C872]^[.F$5]+[.F$6]*[.C872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58379.5550737072" calcext:value-type="float">
            <text:p>58 380</text:p>
          </table:table-cell>
          <table:table-cell/>
          <table:table-cell table:formula="of:=[.F$2]*[.C873]^[.F$3]+[.F$4]*[.C873]^[.F$5]+[.F$6]*[.C873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58379.5550737072" calcext:value-type="float">
            <text:p>58 380</text:p>
          </table:table-cell>
          <table:table-cell/>
          <table:table-cell table:formula="of:=[.F$2]*[.C874]^[.F$3]+[.F$4]*[.C874]^[.F$5]+[.F$6]*[.C874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58379.5550737072" calcext:value-type="float">
            <text:p>58 380</text:p>
          </table:table-cell>
          <table:table-cell/>
          <table:table-cell table:formula="of:=[.F$2]*[.C875]^[.F$3]+[.F$4]*[.C875]^[.F$5]+[.F$6]*[.C875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58379.5550737072" calcext:value-type="float">
            <text:p>58 380</text:p>
          </table:table-cell>
          <table:table-cell/>
          <table:table-cell table:formula="of:=[.F$2]*[.C876]^[.F$3]+[.F$4]*[.C876]^[.F$5]+[.F$6]*[.C876]^[.F$7]+[.F$8]" office:value-type="float" office:value="58379.5550737072" calcext:value-type="float">
            <text:p>58 380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58379.5550737072" calcext:value-type="float">
            <text:p>58 380</text:p>
          </table:table-cell>
          <table:table-cell/>
          <table:table-cell table:formula="of:=[.F$2]*[.C877]^[.F$3]+[.F$4]*[.C877]^[.F$5]+[.F$6]*[.C877]^[.F$7]+[.F$8]" office:value-type="float" office:value="58379.5550737072" calcext:value-type="float">
            <text:p>58 38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0.00.0000</text:date>, <text:time style:data-style-name="N2" text:time-value="00:11:19.918860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09T17:20:48.889537938</dc:date>
    <meta:editing-duration>P1DT21H41M15S</meta:editing-duration>
    <meta:editing-cycles>37</meta:editing-cycles>
    <meta:generator>LibreOffice/5.1.6.2$Linux_X86_64 LibreOffice_project/10m0$Build-2</meta:generator>
    <meta:document-statistic meta:table-count="1" meta:cell-count="26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2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380.91472933">
                <text:p>40380.9147293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2546.9442839055">
                <text:p>42546.9442839055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4500.9174660929">
                <text:p>44500.9174660929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6250.8476322078">
                <text:p>46250.847632207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47808.2978727443">
                <text:p>47808.297872744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49187.0335235815">
                <text:p>49187.033523581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0401.9600632936">
                <text:p>50401.9600632936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1468.3205966592">
                <text:p>51468.3205966592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2401.1157659787">
                <text:p>52401.115765978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3214.7058092829">
                <text:p>53214.7058092829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3922.5562861595">
                <text:p>53922.5562861595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4537.093360057">
                <text:p>54537.093360057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55069.6399065655">
                <text:p>55069.6399065655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55530.4091660794">
                <text:p>55530.4091660794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55928.5376604029">
                <text:p>55928.5376604029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56272.1434114678">
                <text:p>56272.1434114678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56568.3990738069">
                <text:p>56568.399073806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56823.6124549734">
                <text:p>56823.612454973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57043.3091313773">
                <text:p>57043.3091313773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57232.313569901">
                <text:p>57232.313569901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57394.8264368797">
                <text:p>57394.8264368797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57534.4967053167">
                <text:p>57534.4967053167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57654.487835509">
                <text:p>57654.487835509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57757.5377671255">
                <text:p>57757.5377671255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57846.0127731375">
                <text:p>57846.0127731375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57921.9554277982">
                <text:p>57921.9554277982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57987.1270628609">
                <text:p>57987.1270628609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58043.045151707">
                <text:p>58043.045151707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58091.0160874337">
                <text:p>58091.0160874337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58132.1638210424">
                <text:p>58132.1638210424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58167.4548089796">
                <text:p>58167.4548089796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58197.7196920751">
                <text:p>58197.7196920751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58223.6720950792">
                <text:p>58223.6720950792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58245.9249007439">
                <text:p>58245.9249007439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58265.0043168912">
                <text:p>58265.0043168912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58281.362020549">
                <text:p>58281.362020549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58295.3856308788">
                <text:p>58295.3856308788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58307.4077327201">
                <text:p>58307.4077327201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58317.7136453657">
                <text:p>58317.7136453657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58326.5481066695">
                <text:p>58326.5481066695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58334.1210207192">
                <text:p>58334.1210207192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58340.6123979139">
                <text:p>58340.6123979139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58346.1765991931">
                <text:p>58346.176599193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58350.9459811676">
                <text:p>58350.9459811676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58355.0340257879">
                <text:p>58355.0340257879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58358.5380267619">
                <text:p>58358.5380267619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58361.5413949966">
                <text:p>58361.5413949966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58364.1156367257">
                <text:p>58364.115636725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58366.3220505236">
                <text:p>58366.3220505236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58368.2131829562">
                <text:p>58368.2131829562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58369.8340770526">
                <text:p>58369.8340770526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58371.2233429775">
                <text:p>58371.2233429775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58372.4140761477">
                <text:p>58372.4140761477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58373.4346444708">
                <text:p>58373.4346444708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58374.3093633224">
                <text:p>58374.3093633224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58375.0590742373">
                <text:p>58375.0590742373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58375.7016410291">
                <text:p>58375.7016410291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58376.2523751015">
                <text:p>58376.2523751015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58376.7244000469">
                <text:p>58376.7244000469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58377.1289641882">
                <text:p>58377.1289641882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58377.4757084912">
                <text:p>58377.4757084912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58377.772896214">
                <text:p>58377.772896214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58378.0276097564">
                <text:p>58378.0276097564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58378.2459193898">
                <text:p>58378.2459193898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58378.4330278831">
                <text:p>58378.4330278831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58378.5933944668">
                <text:p>58378.5933944668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58378.7308410853">
                <text:p>58378.7308410853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58378.8486434685">
                <text:p>58378.8486434685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58378.9496091896">
                <text:p>58378.9496091896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58379.0361445695">
                <text:p>58379.0361445695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58379.1103120204">
                <text:p>58379.1103120204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8379.1738791955">
                <text:p>58379.1738791955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58379.2283611143">
                <text:p>58379.2283611143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58379.2750562683">
                <text:p>58379.2750562683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58379.3150775665">
                <text:p>58379.3150775665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58379.349378859">
                <text:p>58379.349378859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58379.3787776693">
                <text:p>58379.3787776693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58379.4039746783">
                <text:p>58379.4039746783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58379.4255704235">
                <text:p>58379.4255704235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58379.4440796119">
                <text:p>58379.4440796119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58379.4599433866">
                <text:p>58379.4599433866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58379.473539841">
                <text:p>58379.473539841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58379.48519303">
                <text:p>58379.48519303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58379.4951806935">
                <text:p>58379.4951806935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58379.5037408754">
                <text:p>58379.503740875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8379.5110775976">
                <text:p>58379.5110775976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58379.5173657225">
                <text:p>58379.5173657225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58379.5227551201">
                <text:p>58379.5227551201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58379.5273742405">
                <text:p>58379.5273742405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58379.5313331753">
                <text:p>58379.5313331753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58379.534726281">
                <text:p>58379.534726281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58379.5376344286">
                <text:p>58379.5376344286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58379.5401269304">
                <text:p>58379.5401269304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58379.5422631925">
                <text:p>58379.5422631925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58379.5440941301">
                <text:p>58379.5440941301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58379.5456633818">
                <text:p>58379.5456633818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58379.5470083488">
                <text:p>58379.5470083488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58379.548161087">
                <text:p>58379.548161087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58379.5491490705">
                <text:p>58379.5491490705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58379.5499958469">
                <text:p>58379.5499958469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58379.5507215981">
                <text:p>58379.5507215981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58379.5513436216">
                <text:p>58379.5513436216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58379.5518767426">
                <text:p>58379.5518767426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58379.5523336675">
                <text:p>58379.5523336675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58379.5527252866">
                <text:p>58379.5527252866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58379.5530609337">
                <text:p>58379.5530609337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58379.5533486086">
                <text:p>58379.5533486086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58379.5535951676">
                <text:p>58379.5535951676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58379.5538064873">
                <text:p>58379.5538064873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58379.5539876042">
                <text:p>58379.5539876042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58379.5541428351">
                <text:p>58379.5541428351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58379.5542758796">
                <text:p>58379.5542758796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58379.5543899088">
                <text:p>58379.5543899088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58379.5544876404">
                <text:p>58379.5544876404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58379.5545714038">
                <text:p>58379.5545714038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58379.5546431953">
                <text:p>58379.5546431953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58379.554704726">
                <text:p>58379.554704726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58379.5547574625">
                <text:p>58379.5547574625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58379.5548026617">
                <text:p>58379.5548026617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58379.5548414008">
                <text:p>58379.5548414008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58379.5548746031">
                <text:p>58379.5548746031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58379.55490306">
                <text:p>58379.55490306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58379.5549274497">
                <text:p>58379.5549274497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58379.5549483535">
                <text:p>58379.5549483535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58379.5549662696">
                <text:p>58379.5549662696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58379.5549816251">
                <text:p>58379.5549816251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58379.5549947859">
                <text:p>58379.5549947859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58379.5550060657">
                <text:p>58379.5550060657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58379.5550157333">
                <text:p>58379.5550157333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58379.5550240192">
                <text:p>58379.5550240192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58379.5550311208">
                <text:p>58379.5550311208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58379.5550372075">
                <text:p>58379.5550372075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58379.5550424242">
                <text:p>58379.5550424242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58379.5550468953">
                <text:p>58379.5550468953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58379.5550507274">
                <text:p>58379.555050727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58379.5550540118">
                <text:p>58379.5550540118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58379.5550568267">
                <text:p>58379.5550568267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58379.5550592394">
                <text:p>58379.555059239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58379.5550613072">
                <text:p>58379.5550613072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58379.5550630794">
                <text:p>58379.5550630794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58379.5550645984">
                <text:p>58379.555064598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58379.5550659003">
                <text:p>58379.5550659003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58379.5550670161">
                <text:p>58379.5550670161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58379.5550679724">
                <text:p>58379.5550679724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58379.5550687921">
                <text:p>58379.5550687921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58379.5550694946">
                <text:p>58379.5550694946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58379.5550700966">
                <text:p>58379.5550700966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58379.5550706127">
                <text:p>58379.5550706127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58379.555071055">
                <text:p>58379.555071055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58379.555071434">
                <text:p>58379.555071434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58379.5550717589">
                <text:p>58379.5550717589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58379.5550720374">
                <text:p>58379.5550720374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58379.5550722761">
                <text:p>58379.5550722761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58379.5550724806">
                <text:p>58379.5550724806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58379.5550726559">
                <text:p>58379.5550726559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58379.5550728062">
                <text:p>58379.5550728062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58379.5550729349">
                <text:p>58379.5550729349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58379.5550730453">
                <text:p>58379.5550730453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58379.5550731399">
                <text:p>58379.5550731399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58379.555073221">
                <text:p>58379.555073221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58379.5550732905">
                <text:p>58379.5550732905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58379.5550733501">
                <text:p>58379.5550733501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58379.5550734011">
                <text:p>58379.5550734011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58379.5550734448">
                <text:p>58379.5550734448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58379.5550734823">
                <text:p>58379.5550734823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58379.5550735145">
                <text:p>58379.555073514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58379.555073542">
                <text:p>58379.555073542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58379.5550735656">
                <text:p>58379.5550735656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58379.5550735859">
                <text:p>58379.5550735859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58379.5550736032">
                <text:p>58379.5550736032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58379.5550736181">
                <text:p>58379.5550736181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58379.5550736308">
                <text:p>58379.555073630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58379.5550736417">
                <text:p>58379.555073641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58379.5550736511">
                <text:p>58379.555073651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58379.5550736591">
                <text:p>58379.5550736591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58379.555073666">
                <text:p>58379.555073666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58379.5550736719">
                <text:p>58379.5550736719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58379.5550736769">
                <text:p>58379.5550736769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58379.5550736813">
                <text:p>58379.5550736813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58379.555073685">
                <text:p>58379.555073685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58379.5550736881">
                <text:p>58379.5550736881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58379.5550736909">
                <text:p>58379.5550736909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58379.5550736932">
                <text:p>58379.5550736932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58379.5550736952">
                <text:p>58379.5550736952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58379.5550736969">
                <text:p>58379.5550736969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58379.5550736984">
                <text:p>58379.55507369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58379.5550736997">
                <text:p>58379.5550736997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58379.5550737007">
                <text:p>58379.5550737007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58379.5550737017">
                <text:p>58379.5550737017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58379.5550737025">
                <text:p>58379.5550737025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58379.5550737031">
                <text:p>58379.5550737031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58379.5550737037">
                <text:p>58379.5550737037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58379.5550737042">
                <text:p>58379.5550737042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58379.5550737047">
                <text:p>58379.555073704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58379.555073705">
                <text:p>58379.555073705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58379.5550737053">
                <text:p>58379.5550737053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58379.5550737056">
                <text:p>58379.5550737056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58379.5550737058">
                <text:p>58379.555073705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58379.555073706">
                <text:p>58379.555073706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58379.5550737062">
                <text:p>58379.5550737062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58379.5550737063">
                <text:p>58379.555073706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58379.5550737065">
                <text:p>58379.5550737065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58379.5550737066">
                <text:p>58379.5550737066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58379.5550737067">
                <text:p>58379.5550737067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58379.5550737067">
                <text:p>58379.5550737067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58379.5550737068">
                <text:p>58379.5550737068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58379.5550737069">
                <text:p>58379.55507370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58379.5550737069">
                <text:p>58379.55507370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58379.555073707">
                <text:p>58379.555073707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58379.555073707">
                <text:p>58379.555073707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58379.555073707">
                <text:p>58379.555073707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58379.5550737071">
                <text:p>58379.5550737071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58379.5550737071">
                <text:p>58379.5550737071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58379.5550737071">
                <text:p>58379.5550737071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58379.5550737071">
                <text:p>58379.5550737071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58379.5550737071">
                <text:p>58379.5550737071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58379.5550737071">
                <text:p>58379.5550737071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58379.5550737071">
                <text:p>58379.5550737071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58379.5550737072">
                <text:p>58379.5550737072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58379.5550737072">
                <text:p>58379.55507370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0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0" loext:label-string="real" chart:class="chart:bar">
            <chart:data-point chart:repeated="18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0</svg:desc>
                </draw:g>
              </table:table-cell>
              <table:table-cell office:value-type="float" office:value="317.906157617486">
                <text:p>317.906157617486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555.874088645706">
                <text:p>555.874088645706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14.267395002236">
                <text:p>914.26739500223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233.79553368789">
                <text:p>1233.79553368789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1940.89998696149">
                <text:p>1940.89998696149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0.49323401821">
                <text:p>2910.49323401821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88.59334903376">
                <text:p>3988.59334903376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314.63796325499">
                <text:p>6314.63796325499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8119.98959731448">
                <text:p>8119.9895973144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186.7740314601">
                <text:p>10186.7740314601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470.7453471151">
                <text:p>12470.7453471151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814.8812416701">
                <text:p>14814.8812416701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601.5882078037">
                <text:p>17601.5882078037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550.8158747999">
                <text:p>20550.8158747999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834.8453186338">
                <text:p>23834.8453186338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712.0264215391">
                <text:p>27712.0264215391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304.3486954549">
                <text:p>31304.3486954549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341.0147858161">
                <text:p>34341.0147858161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NaN">
                <text:p>NaN</text:p>
              </table:table-cell>
              <table:table-cell office:value-type="float" office:value="37516.9202749662">
                <text:p>37516.9202749662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NaN">
                <text:p>NaN</text:p>
              </table:table-cell>
              <table:table-cell office:value-type="float" office:value="40380.91472933">
                <text:p>40380.91472933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NaN">
                <text:p>NaN</text:p>
              </table:table-cell>
              <table:table-cell office:value-type="float" office:value="42546.9442839055">
                <text:p>42546.9442839055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NaN">
                <text:p>NaN</text:p>
              </table:table-cell>
              <table:table-cell office:value-type="float" office:value="44500.9174660929">
                <text:p>44500.9174660929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NaN">
                <text:p>NaN</text:p>
              </table:table-cell>
              <table:table-cell office:value-type="float" office:value="46250.8476322078">
                <text:p>46250.8476322078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47808.2978727443">
                <text:p>47808.2978727443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49187.0335235815">
                <text:p>49187.033523581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0401.9600632936">
                <text:p>50401.9600632936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1468.3205966592">
                <text:p>51468.3205966592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2401.1157659787">
                <text:p>52401.115765978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3214.7058092829">
                <text:p>53214.7058092829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3922.5562861595">
                <text:p>53922.5562861595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4537.093360057">
                <text:p>54537.093360057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55069.6399065655">
                <text:p>55069.6399065655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55530.4091660794">
                <text:p>55530.4091660794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55928.5376604029">
                <text:p>55928.5376604029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56272.1434114678">
                <text:p>56272.1434114678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56568.3990738069">
                <text:p>56568.399073806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56823.6124549734">
                <text:p>56823.612454973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57043.3091313773">
                <text:p>57043.3091313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